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0.035cm solid #ffffff" style:rotation-align="none" fo:border-top="0.035cm solid #ffffff"/>
    </style:style>
    <style:style style:name="ce5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8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11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15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1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2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1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2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3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4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5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6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7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9" style:family="table-cell" style:parent-style-name="Normal_5f_GalenHos">
      <style:table-cell-properties style:glyph-orientation-vertical="0"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</style:style>
    <style:style style:name="ce40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1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ajaParteDiario" table:style-name="ta1" table:print-ranges="CajaParteDiario.D2:CajaParteDiario.BT999">
        <office:forms form:automatic-focus="false" form:apply-design-mode="false"/>
        <table:table-column table:style-name="co1" table:number-columns-repeated="84" table:default-cell-style-name="Normal_5f_GalenHos"/>
        <table:table-column table:style-name="co2" table:number-columns-repeated="172" table:default-cell-style-name="Normal_5f_GalenHos"/>
        <table:table-row table:style-name="ro1">
          <table:table-cell table:style-name="ce1" table:number-columns-repeated="66"/>
          <table:table-cell table:number-columns-repeated="190"/>
        </table:table-row>
        <table:table-header-rows>
          <table:table-row table:style-name="ro2">
            <table:table-cell table:style-name="ce2" table:number-columns-repeated="15"/>
            <table:table-cell/>
            <table:table-cell table:style-name="ce2" table:number-columns-repeated="5"/>
            <table:table-cell/>
            <table:table-cell table:style-name="ce25" office:value-type="string">
              <text:p>PARTE DIARIO DE RECAUDACIÓN</text:p>
            </table:table-cell>
            <table:table-cell table:number-columns-repeated="2"/>
            <table:table-cell table:style-name="ce2" table:number-columns-repeated="35"/>
            <table:table-cell table:style-name="ce38" table:number-columns-spanned="4" table:number-rows-spanned="1"/>
            <table:covered-table-cell table:number-columns-repeated="2" table:style-name="ce10"/>
            <table:covered-table-cell table:style-name="ce38"/>
            <table:table-cell table:style-name="ce2" table:number-columns-repeated="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table-cell table:style-name="ce17" office:value-type="string" table:number-columns-spanned="54" table:number-rows-spanned="2">
              <text:p>sdfdf</text:p>
            </table:table-cell>
            <table:covered-table-cell table:number-columns-repeated="53" table:style-name="ce23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covered-table-cell table:style-name="ce18"/>
            <table:covered-table-cell table:number-columns-repeated="53" table:style-name="ce24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3"/>
            <table:table-cell table:style-name="ce4" table:number-columns-repeated="63"/>
            <table:table-cell table:number-columns-repeated="190"/>
          </table:table-row>
          <table:table-row table:style-name="ro1">
            <table:table-cell table:style-name="ce2" table:number-columns-repeated="2"/>
            <table:table-cell table:style-name="ce3"/>
            <table:table-cell table:style-name="ce5" office:value-type="string" table:number-columns-spanned="6" table:number-rows-spanned="1">
              <text:p>Código</text:p>
            </table:table-cell>
            <table:covered-table-cell table:number-columns-repeated="4" table:style-name="ce8"/>
            <table:covered-table-cell table:style-name="ce11"/>
            <table:table-cell table:style-name="ce5" office:value-type="string" table:number-columns-spanned="27" table:number-rows-spanned="1">
              <text:p>Descripción</text:p>
            </table:table-cell>
            <table:covered-table-cell table:number-columns-repeated="26" table:style-name="ce5"/>
            <table:table-cell table:style-name="ce5" office:value-type="string" table:number-columns-spanned="6" table:number-rows-spanned="1">
              <text:p>Sub Total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Anul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Exoner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Devolución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Pag.a.Cta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Total</text:p>
            </table:table-cell>
            <table:covered-table-cell table:number-columns-repeated="5" table:style-name="ce5"/>
            <table:table-cell table:number-columns-repeated="184"/>
          </table:table-row>
        </table:table-header-rows>
        <table:table-row table:style-name="ro1">
          <table:table-cell table:style-name="ce2" table:number-columns-repeated="2"/>
          <table:table-cell table:style-name="ce3"/>
          <table:table-cell table:style-name="ce6" table:number-columns-spanned="6" table:number-rows-spanned="1"/>
          <table:covered-table-cell table:number-columns-repeated="5" table:style-name="ce9"/>
          <table:table-cell table:style-name="ce13" table:number-columns-spanned="27" table:number-rows-spanned="1"/>
          <table:covered-table-cell table:number-columns-repeated="25" table:style-name="ce19"/>
          <table:covered-table-cell table:style-name="ce26"/>
          <table:table-cell table:style-name="ce30" table:number-columns-spanned="6" table:number-rows-spanned="1"/>
          <table:covered-table-cell table:number-columns-repeated="5" table:style-name="ce32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]-[.AK7]=0;&quot;&quot;;[.AQ7]-[.AK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4" table:number-columns-spanned="6" table:number-rows-spanned="1"/>
          <table:covered-table-cell table:number-columns-repeated="4" table:style-name="ce32"/>
          <table:covered-table-cell table:style-name="ce35"/>
          <table:table-cell table:style-name="ce30" table:formula="of:=IF(IF([.AW7]=&quot;&quot;;0;[.AW7])-[.BC7]=0;&quot;&quot;;IF([.AW7]=&quot;&quot;;0;[.AW7])-[.BC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]-[.AK8]=0;&quot;&quot;;[.AQ8]-[.AK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]=&quot;&quot;;0;[.AW8])-[.BC8]=0;&quot;&quot;;IF([.AW8]=&quot;&quot;;0;[.AW8])-[.BC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]-[.AK9]=0;&quot;&quot;;[.AQ9]-[.AK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]=&quot;&quot;;0;[.AW9])-[.BC9]=0;&quot;&quot;;IF([.AW9]=&quot;&quot;;0;[.AW9])-[.BC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]-[.AK10]=0;&quot;&quot;;[.AQ10]-[.AK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]=&quot;&quot;;0;[.AW10])-[.BC10]=0;&quot;&quot;;IF([.AW10]=&quot;&quot;;0;[.AW10])-[.BC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]-[.AK11]=0;&quot;&quot;;[.AQ11]-[.AK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]=&quot;&quot;;0;[.AW11])-[.BC11]=0;&quot;&quot;;IF([.AW11]=&quot;&quot;;0;[.AW11])-[.BC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]-[.AK12]=0;&quot;&quot;;[.AQ12]-[.AK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]=&quot;&quot;;0;[.AW12])-[.BC12]=0;&quot;&quot;;IF([.AW12]=&quot;&quot;;0;[.AW12])-[.BC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]-[.AK13]=0;&quot;&quot;;[.AQ13]-[.AK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]=&quot;&quot;;0;[.AW13])-[.BC13]=0;&quot;&quot;;IF([.AW13]=&quot;&quot;;0;[.AW13])-[.BC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]-[.AK14]=0;&quot;&quot;;[.AQ14]-[.AK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]=&quot;&quot;;0;[.AW14])-[.BC14]=0;&quot;&quot;;IF([.AW14]=&quot;&quot;;0;[.AW14])-[.BC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]-[.AK15]=0;&quot;&quot;;[.AQ15]-[.AK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]=&quot;&quot;;0;[.AW15])-[.BC15]=0;&quot;&quot;;IF([.AW15]=&quot;&quot;;0;[.AW15])-[.BC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]-[.AK16]=0;&quot;&quot;;[.AQ16]-[.AK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]=&quot;&quot;;0;[.AW16])-[.BC16]=0;&quot;&quot;;IF([.AW16]=&quot;&quot;;0;[.AW16])-[.BC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]-[.AK17]=0;&quot;&quot;;[.AQ17]-[.AK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]=&quot;&quot;;0;[.AW17])-[.BC17]=0;&quot;&quot;;IF([.AW17]=&quot;&quot;;0;[.AW17])-[.BC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]-[.AK18]=0;&quot;&quot;;[.AQ18]-[.AK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]=&quot;&quot;;0;[.AW18])-[.BC18]=0;&quot;&quot;;IF([.AW18]=&quot;&quot;;0;[.AW18])-[.BC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]-[.AK19]=0;&quot;&quot;;[.AQ19]-[.AK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]=&quot;&quot;;0;[.AW19])-[.BC19]=0;&quot;&quot;;IF([.AW19]=&quot;&quot;;0;[.AW19])-[.BC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]-[.AK20]=0;&quot;&quot;;[.AQ20]-[.AK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]=&quot;&quot;;0;[.AW20])-[.BC20]=0;&quot;&quot;;IF([.AW20]=&quot;&quot;;0;[.AW20])-[.BC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]-[.AK21]=0;&quot;&quot;;[.AQ21]-[.AK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]=&quot;&quot;;0;[.AW21])-[.BC21]=0;&quot;&quot;;IF([.AW21]=&quot;&quot;;0;[.AW21])-[.BC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]-[.AK22]=0;&quot;&quot;;[.AQ22]-[.AK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]=&quot;&quot;;0;[.AW22])-[.BC22]=0;&quot;&quot;;IF([.AW22]=&quot;&quot;;0;[.AW22])-[.BC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]-[.AK23]=0;&quot;&quot;;[.AQ23]-[.AK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]=&quot;&quot;;0;[.AW23])-[.BC23]=0;&quot;&quot;;IF([.AW23]=&quot;&quot;;0;[.AW23])-[.BC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]-[.AK24]=0;&quot;&quot;;[.AQ24]-[.AK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]=&quot;&quot;;0;[.AW24])-[.BC24]=0;&quot;&quot;;IF([.AW24]=&quot;&quot;;0;[.AW24])-[.BC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]-[.AK25]=0;&quot;&quot;;[.AQ25]-[.AK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]=&quot;&quot;;0;[.AW25])-[.BC25]=0;&quot;&quot;;IF([.AW25]=&quot;&quot;;0;[.AW25])-[.BC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]-[.AK26]=0;&quot;&quot;;[.AQ26]-[.AK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]=&quot;&quot;;0;[.AW26])-[.BC26]=0;&quot;&quot;;IF([.AW26]=&quot;&quot;;0;[.AW26])-[.BC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]-[.AK27]=0;&quot;&quot;;[.AQ27]-[.AK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]=&quot;&quot;;0;[.AW27])-[.BC27]=0;&quot;&quot;;IF([.AW27]=&quot;&quot;;0;[.AW27])-[.BC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]-[.AK28]=0;&quot;&quot;;[.AQ28]-[.AK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]=&quot;&quot;;0;[.AW28])-[.BC28]=0;&quot;&quot;;IF([.AW28]=&quot;&quot;;0;[.AW28])-[.BC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]-[.AK29]=0;&quot;&quot;;[.AQ29]-[.AK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]=&quot;&quot;;0;[.AW29])-[.BC29]=0;&quot;&quot;;IF([.AW29]=&quot;&quot;;0;[.AW29])-[.BC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]-[.AK30]=0;&quot;&quot;;[.AQ30]-[.AK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]=&quot;&quot;;0;[.AW30])-[.BC30]=0;&quot;&quot;;IF([.AW30]=&quot;&quot;;0;[.AW30])-[.BC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]-[.AK31]=0;&quot;&quot;;[.AQ31]-[.AK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]=&quot;&quot;;0;[.AW31])-[.BC31]=0;&quot;&quot;;IF([.AW31]=&quot;&quot;;0;[.AW31])-[.BC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]-[.AK32]=0;&quot;&quot;;[.AQ32]-[.AK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]=&quot;&quot;;0;[.AW32])-[.BC32]=0;&quot;&quot;;IF([.AW32]=&quot;&quot;;0;[.AW32])-[.BC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]-[.AK33]=0;&quot;&quot;;[.AQ33]-[.AK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]=&quot;&quot;;0;[.AW33])-[.BC33]=0;&quot;&quot;;IF([.AW33]=&quot;&quot;;0;[.AW33])-[.BC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]-[.AK34]=0;&quot;&quot;;[.AQ34]-[.AK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]=&quot;&quot;;0;[.AW34])-[.BC34]=0;&quot;&quot;;IF([.AW34]=&quot;&quot;;0;[.AW34])-[.BC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]-[.AK35]=0;&quot;&quot;;[.AQ35]-[.AK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]=&quot;&quot;;0;[.AW35])-[.BC35]=0;&quot;&quot;;IF([.AW35]=&quot;&quot;;0;[.AW35])-[.BC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]-[.AK36]=0;&quot;&quot;;[.AQ36]-[.AK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]=&quot;&quot;;0;[.AW36])-[.BC36]=0;&quot;&quot;;IF([.AW36]=&quot;&quot;;0;[.AW36])-[.BC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]-[.AK37]=0;&quot;&quot;;[.AQ37]-[.AK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]=&quot;&quot;;0;[.AW37])-[.BC37]=0;&quot;&quot;;IF([.AW37]=&quot;&quot;;0;[.AW37])-[.BC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]-[.AK38]=0;&quot;&quot;;[.AQ38]-[.AK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]=&quot;&quot;;0;[.AW38])-[.BC38]=0;&quot;&quot;;IF([.AW38]=&quot;&quot;;0;[.AW38])-[.BC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]-[.AK39]=0;&quot;&quot;;[.AQ39]-[.AK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]=&quot;&quot;;0;[.AW39])-[.BC39]=0;&quot;&quot;;IF([.AW39]=&quot;&quot;;0;[.AW39])-[.BC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]-[.AK40]=0;&quot;&quot;;[.AQ40]-[.AK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]=&quot;&quot;;0;[.AW40])-[.BC40]=0;&quot;&quot;;IF([.AW40]=&quot;&quot;;0;[.AW40])-[.BC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]-[.AK41]=0;&quot;&quot;;[.AQ41]-[.AK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]=&quot;&quot;;0;[.AW41])-[.BC41]=0;&quot;&quot;;IF([.AW41]=&quot;&quot;;0;[.AW41])-[.BC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]-[.AK42]=0;&quot;&quot;;[.AQ42]-[.AK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]=&quot;&quot;;0;[.AW42])-[.BC42]=0;&quot;&quot;;IF([.AW42]=&quot;&quot;;0;[.AW42])-[.BC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]-[.AK43]=0;&quot;&quot;;[.AQ43]-[.AK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]=&quot;&quot;;0;[.AW43])-[.BC43]=0;&quot;&quot;;IF([.AW43]=&quot;&quot;;0;[.AW43])-[.BC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]-[.AK44]=0;&quot;&quot;;[.AQ44]-[.AK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]=&quot;&quot;;0;[.AW44])-[.BC44]=0;&quot;&quot;;IF([.AW44]=&quot;&quot;;0;[.AW44])-[.BC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]-[.AK45]=0;&quot;&quot;;[.AQ45]-[.AK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]=&quot;&quot;;0;[.AW45])-[.BC45]=0;&quot;&quot;;IF([.AW45]=&quot;&quot;;0;[.AW45])-[.BC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]-[.AK46]=0;&quot;&quot;;[.AQ46]-[.AK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]=&quot;&quot;;0;[.AW46])-[.BC46]=0;&quot;&quot;;IF([.AW46]=&quot;&quot;;0;[.AW46])-[.BC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]-[.AK47]=0;&quot;&quot;;[.AQ47]-[.AK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]=&quot;&quot;;0;[.AW47])-[.BC47]=0;&quot;&quot;;IF([.AW47]=&quot;&quot;;0;[.AW47])-[.BC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]-[.AK48]=0;&quot;&quot;;[.AQ48]-[.AK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]=&quot;&quot;;0;[.AW48])-[.BC48]=0;&quot;&quot;;IF([.AW48]=&quot;&quot;;0;[.AW48])-[.BC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]-[.AK49]=0;&quot;&quot;;[.AQ49]-[.AK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]=&quot;&quot;;0;[.AW49])-[.BC49]=0;&quot;&quot;;IF([.AW49]=&quot;&quot;;0;[.AW49])-[.BC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]-[.AK50]=0;&quot;&quot;;[.AQ50]-[.AK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]=&quot;&quot;;0;[.AW50])-[.BC50]=0;&quot;&quot;;IF([.AW50]=&quot;&quot;;0;[.AW50])-[.BC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]-[.AK51]=0;&quot;&quot;;[.AQ51]-[.AK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]=&quot;&quot;;0;[.AW51])-[.BC51]=0;&quot;&quot;;IF([.AW51]=&quot;&quot;;0;[.AW51])-[.BC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]-[.AK52]=0;&quot;&quot;;[.AQ52]-[.AK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]=&quot;&quot;;0;[.AW52])-[.BC52]=0;&quot;&quot;;IF([.AW52]=&quot;&quot;;0;[.AW52])-[.BC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]-[.AK53]=0;&quot;&quot;;[.AQ53]-[.AK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]=&quot;&quot;;0;[.AW53])-[.BC53]=0;&quot;&quot;;IF([.AW53]=&quot;&quot;;0;[.AW53])-[.BC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]-[.AK54]=0;&quot;&quot;;[.AQ54]-[.AK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]=&quot;&quot;;0;[.AW54])-[.BC54]=0;&quot;&quot;;IF([.AW54]=&quot;&quot;;0;[.AW54])-[.BC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]-[.AK55]=0;&quot;&quot;;[.AQ55]-[.AK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]=&quot;&quot;;0;[.AW55])-[.BC55]=0;&quot;&quot;;IF([.AW55]=&quot;&quot;;0;[.AW55])-[.BC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]-[.AK56]=0;&quot;&quot;;[.AQ56]-[.AK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]=&quot;&quot;;0;[.AW56])-[.BC56]=0;&quot;&quot;;IF([.AW56]=&quot;&quot;;0;[.AW56])-[.BC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]-[.AK57]=0;&quot;&quot;;[.AQ57]-[.AK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]=&quot;&quot;;0;[.AW57])-[.BC57]=0;&quot;&quot;;IF([.AW57]=&quot;&quot;;0;[.AW57])-[.BC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]-[.AK58]=0;&quot;&quot;;[.AQ58]-[.AK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]=&quot;&quot;;0;[.AW58])-[.BC58]=0;&quot;&quot;;IF([.AW58]=&quot;&quot;;0;[.AW58])-[.BC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]-[.AK59]=0;&quot;&quot;;[.AQ59]-[.AK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]=&quot;&quot;;0;[.AW59])-[.BC59]=0;&quot;&quot;;IF([.AW59]=&quot;&quot;;0;[.AW59])-[.BC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]-[.AK60]=0;&quot;&quot;;[.AQ60]-[.AK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]=&quot;&quot;;0;[.AW60])-[.BC60]=0;&quot;&quot;;IF([.AW60]=&quot;&quot;;0;[.AW60])-[.BC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]-[.AK61]=0;&quot;&quot;;[.AQ61]-[.AK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]=&quot;&quot;;0;[.AW61])-[.BC61]=0;&quot;&quot;;IF([.AW61]=&quot;&quot;;0;[.AW61])-[.BC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]-[.AK62]=0;&quot;&quot;;[.AQ62]-[.AK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]=&quot;&quot;;0;[.AW62])-[.BC62]=0;&quot;&quot;;IF([.AW62]=&quot;&quot;;0;[.AW62])-[.BC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]-[.AK63]=0;&quot;&quot;;[.AQ63]-[.AK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]=&quot;&quot;;0;[.AW63])-[.BC63]=0;&quot;&quot;;IF([.AW63]=&quot;&quot;;0;[.AW63])-[.BC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]-[.AK64]=0;&quot;&quot;;[.AQ64]-[.AK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]=&quot;&quot;;0;[.AW64])-[.BC64]=0;&quot;&quot;;IF([.AW64]=&quot;&quot;;0;[.AW64])-[.BC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]-[.AK65]=0;&quot;&quot;;[.AQ65]-[.AK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]=&quot;&quot;;0;[.AW65])-[.BC65]=0;&quot;&quot;;IF([.AW65]=&quot;&quot;;0;[.AW65])-[.BC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]-[.AK66]=0;&quot;&quot;;[.AQ66]-[.AK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]=&quot;&quot;;0;[.AW66])-[.BC66]=0;&quot;&quot;;IF([.AW66]=&quot;&quot;;0;[.AW66])-[.BC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]-[.AK67]=0;&quot;&quot;;[.AQ67]-[.AK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]=&quot;&quot;;0;[.AW67])-[.BC67]=0;&quot;&quot;;IF([.AW67]=&quot;&quot;;0;[.AW67])-[.BC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]-[.AK68]=0;&quot;&quot;;[.AQ68]-[.AK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]=&quot;&quot;;0;[.AW68])-[.BC68]=0;&quot;&quot;;IF([.AW68]=&quot;&quot;;0;[.AW68])-[.BC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]-[.AK69]=0;&quot;&quot;;[.AQ69]-[.AK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]=&quot;&quot;;0;[.AW69])-[.BC69]=0;&quot;&quot;;IF([.AW69]=&quot;&quot;;0;[.AW69])-[.BC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]-[.AK70]=0;&quot;&quot;;[.AQ70]-[.AK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]=&quot;&quot;;0;[.AW70])-[.BC70]=0;&quot;&quot;;IF([.AW70]=&quot;&quot;;0;[.AW70])-[.BC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]-[.AK71]=0;&quot;&quot;;[.AQ71]-[.AK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]=&quot;&quot;;0;[.AW71])-[.BC71]=0;&quot;&quot;;IF([.AW71]=&quot;&quot;;0;[.AW71])-[.BC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]-[.AK72]=0;&quot;&quot;;[.AQ72]-[.AK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]=&quot;&quot;;0;[.AW72])-[.BC72]=0;&quot;&quot;;IF([.AW72]=&quot;&quot;;0;[.AW72])-[.BC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]-[.AK73]=0;&quot;&quot;;[.AQ73]-[.AK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]=&quot;&quot;;0;[.AW73])-[.BC73]=0;&quot;&quot;;IF([.AW73]=&quot;&quot;;0;[.AW73])-[.BC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]-[.AK74]=0;&quot;&quot;;[.AQ74]-[.AK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]=&quot;&quot;;0;[.AW74])-[.BC74]=0;&quot;&quot;;IF([.AW74]=&quot;&quot;;0;[.AW74])-[.BC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]-[.AK75]=0;&quot;&quot;;[.AQ75]-[.AK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]=&quot;&quot;;0;[.AW75])-[.BC75]=0;&quot;&quot;;IF([.AW75]=&quot;&quot;;0;[.AW75])-[.BC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]-[.AK76]=0;&quot;&quot;;[.AQ76]-[.AK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]=&quot;&quot;;0;[.AW76])-[.BC76]=0;&quot;&quot;;IF([.AW76]=&quot;&quot;;0;[.AW76])-[.BC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]-[.AK77]=0;&quot;&quot;;[.AQ77]-[.AK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]=&quot;&quot;;0;[.AW77])-[.BC77]=0;&quot;&quot;;IF([.AW77]=&quot;&quot;;0;[.AW77])-[.BC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]-[.AK78]=0;&quot;&quot;;[.AQ78]-[.AK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]=&quot;&quot;;0;[.AW78])-[.BC78]=0;&quot;&quot;;IF([.AW78]=&quot;&quot;;0;[.AW78])-[.BC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]-[.AK79]=0;&quot;&quot;;[.AQ79]-[.AK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]=&quot;&quot;;0;[.AW79])-[.BC79]=0;&quot;&quot;;IF([.AW79]=&quot;&quot;;0;[.AW79])-[.BC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]-[.AK80]=0;&quot;&quot;;[.AQ80]-[.AK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]=&quot;&quot;;0;[.AW80])-[.BC80]=0;&quot;&quot;;IF([.AW80]=&quot;&quot;;0;[.AW80])-[.BC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]-[.AK81]=0;&quot;&quot;;[.AQ81]-[.AK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]=&quot;&quot;;0;[.AW81])-[.BC81]=0;&quot;&quot;;IF([.AW81]=&quot;&quot;;0;[.AW81])-[.BC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]-[.AK82]=0;&quot;&quot;;[.AQ82]-[.AK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]=&quot;&quot;;0;[.AW82])-[.BC82]=0;&quot;&quot;;IF([.AW82]=&quot;&quot;;0;[.AW82])-[.BC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]-[.AK83]=0;&quot;&quot;;[.AQ83]-[.AK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]=&quot;&quot;;0;[.AW83])-[.BC83]=0;&quot;&quot;;IF([.AW83]=&quot;&quot;;0;[.AW83])-[.BC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]-[.AK84]=0;&quot;&quot;;[.AQ84]-[.AK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]=&quot;&quot;;0;[.AW84])-[.BC84]=0;&quot;&quot;;IF([.AW84]=&quot;&quot;;0;[.AW84])-[.BC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]-[.AK85]=0;&quot;&quot;;[.AQ85]-[.AK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]=&quot;&quot;;0;[.AW85])-[.BC85]=0;&quot;&quot;;IF([.AW85]=&quot;&quot;;0;[.AW85])-[.BC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]-[.AK86]=0;&quot;&quot;;[.AQ86]-[.AK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]=&quot;&quot;;0;[.AW86])-[.BC86]=0;&quot;&quot;;IF([.AW86]=&quot;&quot;;0;[.AW86])-[.BC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]-[.AK87]=0;&quot;&quot;;[.AQ87]-[.AK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]=&quot;&quot;;0;[.AW87])-[.BC87]=0;&quot;&quot;;IF([.AW87]=&quot;&quot;;0;[.AW87])-[.BC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]-[.AK88]=0;&quot;&quot;;[.AQ88]-[.AK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]=&quot;&quot;;0;[.AW88])-[.BC88]=0;&quot;&quot;;IF([.AW88]=&quot;&quot;;0;[.AW88])-[.BC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]-[.AK89]=0;&quot;&quot;;[.AQ89]-[.AK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]=&quot;&quot;;0;[.AW89])-[.BC89]=0;&quot;&quot;;IF([.AW89]=&quot;&quot;;0;[.AW89])-[.BC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]-[.AK90]=0;&quot;&quot;;[.AQ90]-[.AK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]=&quot;&quot;;0;[.AW90])-[.BC90]=0;&quot;&quot;;IF([.AW90]=&quot;&quot;;0;[.AW90])-[.BC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]-[.AK91]=0;&quot;&quot;;[.AQ91]-[.AK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]=&quot;&quot;;0;[.AW91])-[.BC91]=0;&quot;&quot;;IF([.AW91]=&quot;&quot;;0;[.AW91])-[.BC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]-[.AK92]=0;&quot;&quot;;[.AQ92]-[.AK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]=&quot;&quot;;0;[.AW92])-[.BC92]=0;&quot;&quot;;IF([.AW92]=&quot;&quot;;0;[.AW92])-[.BC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]-[.AK93]=0;&quot;&quot;;[.AQ93]-[.AK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]=&quot;&quot;;0;[.AW93])-[.BC93]=0;&quot;&quot;;IF([.AW93]=&quot;&quot;;0;[.AW93])-[.BC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]-[.AK94]=0;&quot;&quot;;[.AQ94]-[.AK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]=&quot;&quot;;0;[.AW94])-[.BC94]=0;&quot;&quot;;IF([.AW94]=&quot;&quot;;0;[.AW94])-[.BC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]-[.AK95]=0;&quot;&quot;;[.AQ95]-[.AK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]=&quot;&quot;;0;[.AW95])-[.BC95]=0;&quot;&quot;;IF([.AW95]=&quot;&quot;;0;[.AW95])-[.BC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]-[.AK96]=0;&quot;&quot;;[.AQ96]-[.AK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]=&quot;&quot;;0;[.AW96])-[.BC96]=0;&quot;&quot;;IF([.AW96]=&quot;&quot;;0;[.AW96])-[.BC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]-[.AK97]=0;&quot;&quot;;[.AQ97]-[.AK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]=&quot;&quot;;0;[.AW97])-[.BC97]=0;&quot;&quot;;IF([.AW97]=&quot;&quot;;0;[.AW97])-[.BC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]-[.AK98]=0;&quot;&quot;;[.AQ98]-[.AK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]=&quot;&quot;;0;[.AW98])-[.BC98]=0;&quot;&quot;;IF([.AW98]=&quot;&quot;;0;[.AW98])-[.BC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]-[.AK99]=0;&quot;&quot;;[.AQ99]-[.AK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]=&quot;&quot;;0;[.AW99])-[.BC99]=0;&quot;&quot;;IF([.AW99]=&quot;&quot;;0;[.AW99])-[.BC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]-[.AK100]=0;&quot;&quot;;[.AQ100]-[.AK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]=&quot;&quot;;0;[.AW100])-[.BC100]=0;&quot;&quot;;IF([.AW100]=&quot;&quot;;0;[.AW100])-[.BC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]-[.AK101]=0;&quot;&quot;;[.AQ101]-[.AK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]=&quot;&quot;;0;[.AW101])-[.BC101]=0;&quot;&quot;;IF([.AW101]=&quot;&quot;;0;[.AW101])-[.BC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]-[.AK102]=0;&quot;&quot;;[.AQ102]-[.AK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]=&quot;&quot;;0;[.AW102])-[.BC102]=0;&quot;&quot;;IF([.AW102]=&quot;&quot;;0;[.AW102])-[.BC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]-[.AK103]=0;&quot;&quot;;[.AQ103]-[.AK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]=&quot;&quot;;0;[.AW103])-[.BC103]=0;&quot;&quot;;IF([.AW103]=&quot;&quot;;0;[.AW103])-[.BC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]-[.AK104]=0;&quot;&quot;;[.AQ104]-[.AK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]=&quot;&quot;;0;[.AW104])-[.BC104]=0;&quot;&quot;;IF([.AW104]=&quot;&quot;;0;[.AW104])-[.BC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]-[.AK105]=0;&quot;&quot;;[.AQ105]-[.AK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]=&quot;&quot;;0;[.AW105])-[.BC105]=0;&quot;&quot;;IF([.AW105]=&quot;&quot;;0;[.AW105])-[.BC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]-[.AK106]=0;&quot;&quot;;[.AQ106]-[.AK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]=&quot;&quot;;0;[.AW106])-[.BC106]=0;&quot;&quot;;IF([.AW106]=&quot;&quot;;0;[.AW106])-[.BC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]-[.AK107]=0;&quot;&quot;;[.AQ107]-[.AK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]=&quot;&quot;;0;[.AW107])-[.BC107]=0;&quot;&quot;;IF([.AW107]=&quot;&quot;;0;[.AW107])-[.BC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]-[.AK108]=0;&quot;&quot;;[.AQ108]-[.AK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]=&quot;&quot;;0;[.AW108])-[.BC108]=0;&quot;&quot;;IF([.AW108]=&quot;&quot;;0;[.AW108])-[.BC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]-[.AK109]=0;&quot;&quot;;[.AQ109]-[.AK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]=&quot;&quot;;0;[.AW109])-[.BC109]=0;&quot;&quot;;IF([.AW109]=&quot;&quot;;0;[.AW109])-[.BC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]-[.AK110]=0;&quot;&quot;;[.AQ110]-[.AK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]=&quot;&quot;;0;[.AW110])-[.BC110]=0;&quot;&quot;;IF([.AW110]=&quot;&quot;;0;[.AW110])-[.BC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]-[.AK111]=0;&quot;&quot;;[.AQ111]-[.AK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]=&quot;&quot;;0;[.AW111])-[.BC111]=0;&quot;&quot;;IF([.AW111]=&quot;&quot;;0;[.AW111])-[.BC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]-[.AK112]=0;&quot;&quot;;[.AQ112]-[.AK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]=&quot;&quot;;0;[.AW112])-[.BC112]=0;&quot;&quot;;IF([.AW112]=&quot;&quot;;0;[.AW112])-[.BC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]-[.AK113]=0;&quot;&quot;;[.AQ113]-[.AK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]=&quot;&quot;;0;[.AW113])-[.BC113]=0;&quot;&quot;;IF([.AW113]=&quot;&quot;;0;[.AW113])-[.BC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]-[.AK114]=0;&quot;&quot;;[.AQ114]-[.AK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]=&quot;&quot;;0;[.AW114])-[.BC114]=0;&quot;&quot;;IF([.AW114]=&quot;&quot;;0;[.AW114])-[.BC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]-[.AK115]=0;&quot;&quot;;[.AQ115]-[.AK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]=&quot;&quot;;0;[.AW115])-[.BC115]=0;&quot;&quot;;IF([.AW115]=&quot;&quot;;0;[.AW115])-[.BC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]-[.AK116]=0;&quot;&quot;;[.AQ116]-[.AK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]=&quot;&quot;;0;[.AW116])-[.BC116]=0;&quot;&quot;;IF([.AW116]=&quot;&quot;;0;[.AW116])-[.BC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]-[.AK117]=0;&quot;&quot;;[.AQ117]-[.AK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]=&quot;&quot;;0;[.AW117])-[.BC117]=0;&quot;&quot;;IF([.AW117]=&quot;&quot;;0;[.AW117])-[.BC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]-[.AK118]=0;&quot;&quot;;[.AQ118]-[.AK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]=&quot;&quot;;0;[.AW118])-[.BC118]=0;&quot;&quot;;IF([.AW118]=&quot;&quot;;0;[.AW118])-[.BC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]-[.AK119]=0;&quot;&quot;;[.AQ119]-[.AK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]=&quot;&quot;;0;[.AW119])-[.BC119]=0;&quot;&quot;;IF([.AW119]=&quot;&quot;;0;[.AW119])-[.BC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]-[.AK120]=0;&quot;&quot;;[.AQ120]-[.AK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]=&quot;&quot;;0;[.AW120])-[.BC120]=0;&quot;&quot;;IF([.AW120]=&quot;&quot;;0;[.AW120])-[.BC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]-[.AK121]=0;&quot;&quot;;[.AQ121]-[.AK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]=&quot;&quot;;0;[.AW121])-[.BC121]=0;&quot;&quot;;IF([.AW121]=&quot;&quot;;0;[.AW121])-[.BC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]-[.AK122]=0;&quot;&quot;;[.AQ122]-[.AK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]=&quot;&quot;;0;[.AW122])-[.BC122]=0;&quot;&quot;;IF([.AW122]=&quot;&quot;;0;[.AW122])-[.BC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]-[.AK123]=0;&quot;&quot;;[.AQ123]-[.AK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]=&quot;&quot;;0;[.AW123])-[.BC123]=0;&quot;&quot;;IF([.AW123]=&quot;&quot;;0;[.AW123])-[.BC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]-[.AK124]=0;&quot;&quot;;[.AQ124]-[.AK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]=&quot;&quot;;0;[.AW124])-[.BC124]=0;&quot;&quot;;IF([.AW124]=&quot;&quot;;0;[.AW124])-[.BC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]-[.AK125]=0;&quot;&quot;;[.AQ125]-[.AK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]=&quot;&quot;;0;[.AW125])-[.BC125]=0;&quot;&quot;;IF([.AW125]=&quot;&quot;;0;[.AW125])-[.BC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]-[.AK126]=0;&quot;&quot;;[.AQ126]-[.AK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]=&quot;&quot;;0;[.AW126])-[.BC126]=0;&quot;&quot;;IF([.AW126]=&quot;&quot;;0;[.AW126])-[.BC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]-[.AK127]=0;&quot;&quot;;[.AQ127]-[.AK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]=&quot;&quot;;0;[.AW127])-[.BC127]=0;&quot;&quot;;IF([.AW127]=&quot;&quot;;0;[.AW127])-[.BC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8]-[.AK128]=0;&quot;&quot;;[.AQ128]-[.AK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8]=&quot;&quot;;0;[.AW128])-[.BC128]=0;&quot;&quot;;IF([.AW128]=&quot;&quot;;0;[.AW128])-[.BC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9]-[.AK129]=0;&quot;&quot;;[.AQ129]-[.AK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9]=&quot;&quot;;0;[.AW129])-[.BC129]=0;&quot;&quot;;IF([.AW129]=&quot;&quot;;0;[.AW129])-[.BC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0]-[.AK130]=0;&quot;&quot;;[.AQ130]-[.AK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0]=&quot;&quot;;0;[.AW130])-[.BC130]=0;&quot;&quot;;IF([.AW130]=&quot;&quot;;0;[.AW130])-[.BC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1]-[.AK131]=0;&quot;&quot;;[.AQ131]-[.AK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1]=&quot;&quot;;0;[.AW131])-[.BC131]=0;&quot;&quot;;IF([.AW131]=&quot;&quot;;0;[.AW131])-[.BC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2]-[.AK132]=0;&quot;&quot;;[.AQ132]-[.AK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2]=&quot;&quot;;0;[.AW132])-[.BC132]=0;&quot;&quot;;IF([.AW132]=&quot;&quot;;0;[.AW132])-[.BC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3]-[.AK133]=0;&quot;&quot;;[.AQ133]-[.AK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3]=&quot;&quot;;0;[.AW133])-[.BC133]=0;&quot;&quot;;IF([.AW133]=&quot;&quot;;0;[.AW133])-[.BC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4]-[.AK134]=0;&quot;&quot;;[.AQ134]-[.AK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4]=&quot;&quot;;0;[.AW134])-[.BC134]=0;&quot;&quot;;IF([.AW134]=&quot;&quot;;0;[.AW134])-[.BC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5]-[.AK135]=0;&quot;&quot;;[.AQ135]-[.AK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5]=&quot;&quot;;0;[.AW135])-[.BC135]=0;&quot;&quot;;IF([.AW135]=&quot;&quot;;0;[.AW135])-[.BC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6]-[.AK136]=0;&quot;&quot;;[.AQ136]-[.AK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6]=&quot;&quot;;0;[.AW136])-[.BC136]=0;&quot;&quot;;IF([.AW136]=&quot;&quot;;0;[.AW136])-[.BC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7]-[.AK137]=0;&quot;&quot;;[.AQ137]-[.AK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7]=&quot;&quot;;0;[.AW137])-[.BC137]=0;&quot;&quot;;IF([.AW137]=&quot;&quot;;0;[.AW137])-[.BC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8]-[.AK138]=0;&quot;&quot;;[.AQ138]-[.AK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8]=&quot;&quot;;0;[.AW138])-[.BC138]=0;&quot;&quot;;IF([.AW138]=&quot;&quot;;0;[.AW138])-[.BC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9]-[.AK139]=0;&quot;&quot;;[.AQ139]-[.AK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9]=&quot;&quot;;0;[.AW139])-[.BC139]=0;&quot;&quot;;IF([.AW139]=&quot;&quot;;0;[.AW139])-[.BC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0]-[.AK140]=0;&quot;&quot;;[.AQ140]-[.AK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0]=&quot;&quot;;0;[.AW140])-[.BC140]=0;&quot;&quot;;IF([.AW140]=&quot;&quot;;0;[.AW140])-[.BC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1]-[.AK141]=0;&quot;&quot;;[.AQ141]-[.AK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1]=&quot;&quot;;0;[.AW141])-[.BC141]=0;&quot;&quot;;IF([.AW141]=&quot;&quot;;0;[.AW141])-[.BC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2]-[.AK142]=0;&quot;&quot;;[.AQ142]-[.AK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2]=&quot;&quot;;0;[.AW142])-[.BC142]=0;&quot;&quot;;IF([.AW142]=&quot;&quot;;0;[.AW142])-[.BC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3]-[.AK143]=0;&quot;&quot;;[.AQ143]-[.AK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3]=&quot;&quot;;0;[.AW143])-[.BC143]=0;&quot;&quot;;IF([.AW143]=&quot;&quot;;0;[.AW143])-[.BC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4]-[.AK144]=0;&quot;&quot;;[.AQ144]-[.AK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4]=&quot;&quot;;0;[.AW144])-[.BC144]=0;&quot;&quot;;IF([.AW144]=&quot;&quot;;0;[.AW144])-[.BC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5]-[.AK145]=0;&quot;&quot;;[.AQ145]-[.AK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5]=&quot;&quot;;0;[.AW145])-[.BC145]=0;&quot;&quot;;IF([.AW145]=&quot;&quot;;0;[.AW145])-[.BC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6]-[.AK146]=0;&quot;&quot;;[.AQ146]-[.AK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6]=&quot;&quot;;0;[.AW146])-[.BC146]=0;&quot;&quot;;IF([.AW146]=&quot;&quot;;0;[.AW146])-[.BC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7]-[.AK147]=0;&quot;&quot;;[.AQ147]-[.AK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7]=&quot;&quot;;0;[.AW147])-[.BC147]=0;&quot;&quot;;IF([.AW147]=&quot;&quot;;0;[.AW147])-[.BC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8]-[.AK148]=0;&quot;&quot;;[.AQ148]-[.AK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8]=&quot;&quot;;0;[.AW148])-[.BC148]=0;&quot;&quot;;IF([.AW148]=&quot;&quot;;0;[.AW148])-[.BC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9]-[.AK149]=0;&quot;&quot;;[.AQ149]-[.AK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9]=&quot;&quot;;0;[.AW149])-[.BC149]=0;&quot;&quot;;IF([.AW149]=&quot;&quot;;0;[.AW149])-[.BC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0]-[.AK150]=0;&quot;&quot;;[.AQ150]-[.AK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0]=&quot;&quot;;0;[.AW150])-[.BC150]=0;&quot;&quot;;IF([.AW150]=&quot;&quot;;0;[.AW150])-[.BC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1]-[.AK151]=0;&quot;&quot;;[.AQ151]-[.AK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1]=&quot;&quot;;0;[.AW151])-[.BC151]=0;&quot;&quot;;IF([.AW151]=&quot;&quot;;0;[.AW151])-[.BC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2]-[.AK152]=0;&quot;&quot;;[.AQ152]-[.AK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2]=&quot;&quot;;0;[.AW152])-[.BC152]=0;&quot;&quot;;IF([.AW152]=&quot;&quot;;0;[.AW152])-[.BC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3]-[.AK153]=0;&quot;&quot;;[.AQ153]-[.AK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3]=&quot;&quot;;0;[.AW153])-[.BC153]=0;&quot;&quot;;IF([.AW153]=&quot;&quot;;0;[.AW153])-[.BC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4]-[.AK154]=0;&quot;&quot;;[.AQ154]-[.AK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4]=&quot;&quot;;0;[.AW154])-[.BC154]=0;&quot;&quot;;IF([.AW154]=&quot;&quot;;0;[.AW154])-[.BC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5]-[.AK155]=0;&quot;&quot;;[.AQ155]-[.AK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5]=&quot;&quot;;0;[.AW155])-[.BC155]=0;&quot;&quot;;IF([.AW155]=&quot;&quot;;0;[.AW155])-[.BC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6]-[.AK156]=0;&quot;&quot;;[.AQ156]-[.AK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6]=&quot;&quot;;0;[.AW156])-[.BC156]=0;&quot;&quot;;IF([.AW156]=&quot;&quot;;0;[.AW156])-[.BC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7]-[.AK157]=0;&quot;&quot;;[.AQ157]-[.AK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7]=&quot;&quot;;0;[.AW157])-[.BC157]=0;&quot;&quot;;IF([.AW157]=&quot;&quot;;0;[.AW157])-[.BC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8]-[.AK158]=0;&quot;&quot;;[.AQ158]-[.AK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8]=&quot;&quot;;0;[.AW158])-[.BC158]=0;&quot;&quot;;IF([.AW158]=&quot;&quot;;0;[.AW158])-[.BC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9]-[.AK159]=0;&quot;&quot;;[.AQ159]-[.AK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9]=&quot;&quot;;0;[.AW159])-[.BC159]=0;&quot;&quot;;IF([.AW159]=&quot;&quot;;0;[.AW159])-[.BC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0]-[.AK160]=0;&quot;&quot;;[.AQ160]-[.AK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0]=&quot;&quot;;0;[.AW160])-[.BC160]=0;&quot;&quot;;IF([.AW160]=&quot;&quot;;0;[.AW160])-[.BC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1]-[.AK161]=0;&quot;&quot;;[.AQ161]-[.AK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1]=&quot;&quot;;0;[.AW161])-[.BC161]=0;&quot;&quot;;IF([.AW161]=&quot;&quot;;0;[.AW161])-[.BC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2]-[.AK162]=0;&quot;&quot;;[.AQ162]-[.AK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2]=&quot;&quot;;0;[.AW162])-[.BC162]=0;&quot;&quot;;IF([.AW162]=&quot;&quot;;0;[.AW162])-[.BC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3]-[.AK163]=0;&quot;&quot;;[.AQ163]-[.AK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3]=&quot;&quot;;0;[.AW163])-[.BC163]=0;&quot;&quot;;IF([.AW163]=&quot;&quot;;0;[.AW163])-[.BC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4]-[.AK164]=0;&quot;&quot;;[.AQ164]-[.AK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4]=&quot;&quot;;0;[.AW164])-[.BC164]=0;&quot;&quot;;IF([.AW164]=&quot;&quot;;0;[.AW164])-[.BC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5]-[.AK165]=0;&quot;&quot;;[.AQ165]-[.AK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5]=&quot;&quot;;0;[.AW165])-[.BC165]=0;&quot;&quot;;IF([.AW165]=&quot;&quot;;0;[.AW165])-[.BC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6]-[.AK166]=0;&quot;&quot;;[.AQ166]-[.AK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6]=&quot;&quot;;0;[.AW166])-[.BC166]=0;&quot;&quot;;IF([.AW166]=&quot;&quot;;0;[.AW166])-[.BC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7]-[.AK167]=0;&quot;&quot;;[.AQ167]-[.AK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7]=&quot;&quot;;0;[.AW167])-[.BC167]=0;&quot;&quot;;IF([.AW167]=&quot;&quot;;0;[.AW167])-[.BC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8]-[.AK168]=0;&quot;&quot;;[.AQ168]-[.AK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8]=&quot;&quot;;0;[.AW168])-[.BC168]=0;&quot;&quot;;IF([.AW168]=&quot;&quot;;0;[.AW168])-[.BC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9]-[.AK169]=0;&quot;&quot;;[.AQ169]-[.AK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9]=&quot;&quot;;0;[.AW169])-[.BC169]=0;&quot;&quot;;IF([.AW169]=&quot;&quot;;0;[.AW169])-[.BC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0]-[.AK170]=0;&quot;&quot;;[.AQ170]-[.AK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0]=&quot;&quot;;0;[.AW170])-[.BC170]=0;&quot;&quot;;IF([.AW170]=&quot;&quot;;0;[.AW170])-[.BC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1]-[.AK171]=0;&quot;&quot;;[.AQ171]-[.AK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1]=&quot;&quot;;0;[.AW171])-[.BC171]=0;&quot;&quot;;IF([.AW171]=&quot;&quot;;0;[.AW171])-[.BC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2]-[.AK172]=0;&quot;&quot;;[.AQ172]-[.AK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2]=&quot;&quot;;0;[.AW172])-[.BC172]=0;&quot;&quot;;IF([.AW172]=&quot;&quot;;0;[.AW172])-[.BC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3]-[.AK173]=0;&quot;&quot;;[.AQ173]-[.AK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3]=&quot;&quot;;0;[.AW173])-[.BC173]=0;&quot;&quot;;IF([.AW173]=&quot;&quot;;0;[.AW173])-[.BC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4]-[.AK174]=0;&quot;&quot;;[.AQ174]-[.AK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4]=&quot;&quot;;0;[.AW174])-[.BC174]=0;&quot;&quot;;IF([.AW174]=&quot;&quot;;0;[.AW174])-[.BC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5]-[.AK175]=0;&quot;&quot;;[.AQ175]-[.AK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5]=&quot;&quot;;0;[.AW175])-[.BC175]=0;&quot;&quot;;IF([.AW175]=&quot;&quot;;0;[.AW175])-[.BC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6]-[.AK176]=0;&quot;&quot;;[.AQ176]-[.AK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6]=&quot;&quot;;0;[.AW176])-[.BC176]=0;&quot;&quot;;IF([.AW176]=&quot;&quot;;0;[.AW176])-[.BC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7]-[.AK177]=0;&quot;&quot;;[.AQ177]-[.AK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7]=&quot;&quot;;0;[.AW177])-[.BC177]=0;&quot;&quot;;IF([.AW177]=&quot;&quot;;0;[.AW177])-[.BC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8]-[.AK178]=0;&quot;&quot;;[.AQ178]-[.AK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8]=&quot;&quot;;0;[.AW178])-[.BC178]=0;&quot;&quot;;IF([.AW178]=&quot;&quot;;0;[.AW178])-[.BC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9]-[.AK179]=0;&quot;&quot;;[.AQ179]-[.AK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9]=&quot;&quot;;0;[.AW179])-[.BC179]=0;&quot;&quot;;IF([.AW179]=&quot;&quot;;0;[.AW179])-[.BC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0]-[.AK180]=0;&quot;&quot;;[.AQ180]-[.AK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0]=&quot;&quot;;0;[.AW180])-[.BC180]=0;&quot;&quot;;IF([.AW180]=&quot;&quot;;0;[.AW180])-[.BC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1]-[.AK181]=0;&quot;&quot;;[.AQ181]-[.AK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1]=&quot;&quot;;0;[.AW181])-[.BC181]=0;&quot;&quot;;IF([.AW181]=&quot;&quot;;0;[.AW181])-[.BC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2]-[.AK182]=0;&quot;&quot;;[.AQ182]-[.AK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2]=&quot;&quot;;0;[.AW182])-[.BC182]=0;&quot;&quot;;IF([.AW182]=&quot;&quot;;0;[.AW182])-[.BC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3]-[.AK183]=0;&quot;&quot;;[.AQ183]-[.AK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3]=&quot;&quot;;0;[.AW183])-[.BC183]=0;&quot;&quot;;IF([.AW183]=&quot;&quot;;0;[.AW183])-[.BC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4]-[.AK184]=0;&quot;&quot;;[.AQ184]-[.AK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4]=&quot;&quot;;0;[.AW184])-[.BC184]=0;&quot;&quot;;IF([.AW184]=&quot;&quot;;0;[.AW184])-[.BC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5]-[.AK185]=0;&quot;&quot;;[.AQ185]-[.AK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5]=&quot;&quot;;0;[.AW185])-[.BC185]=0;&quot;&quot;;IF([.AW185]=&quot;&quot;;0;[.AW185])-[.BC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6]-[.AK186]=0;&quot;&quot;;[.AQ186]-[.AK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6]=&quot;&quot;;0;[.AW186])-[.BC186]=0;&quot;&quot;;IF([.AW186]=&quot;&quot;;0;[.AW186])-[.BC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7]-[.AK187]=0;&quot;&quot;;[.AQ187]-[.AK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7]=&quot;&quot;;0;[.AW187])-[.BC187]=0;&quot;&quot;;IF([.AW187]=&quot;&quot;;0;[.AW187])-[.BC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8]-[.AK188]=0;&quot;&quot;;[.AQ188]-[.AK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8]=&quot;&quot;;0;[.AW188])-[.BC188]=0;&quot;&quot;;IF([.AW188]=&quot;&quot;;0;[.AW188])-[.BC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9]-[.AK189]=0;&quot;&quot;;[.AQ189]-[.AK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9]=&quot;&quot;;0;[.AW189])-[.BC189]=0;&quot;&quot;;IF([.AW189]=&quot;&quot;;0;[.AW189])-[.BC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0]-[.AK190]=0;&quot;&quot;;[.AQ190]-[.AK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0]=&quot;&quot;;0;[.AW190])-[.BC190]=0;&quot;&quot;;IF([.AW190]=&quot;&quot;;0;[.AW190])-[.BC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1]-[.AK191]=0;&quot;&quot;;[.AQ191]-[.AK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1]=&quot;&quot;;0;[.AW191])-[.BC191]=0;&quot;&quot;;IF([.AW191]=&quot;&quot;;0;[.AW191])-[.BC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2]-[.AK192]=0;&quot;&quot;;[.AQ192]-[.AK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2]=&quot;&quot;;0;[.AW192])-[.BC192]=0;&quot;&quot;;IF([.AW192]=&quot;&quot;;0;[.AW192])-[.BC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3]-[.AK193]=0;&quot;&quot;;[.AQ193]-[.AK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3]=&quot;&quot;;0;[.AW193])-[.BC193]=0;&quot;&quot;;IF([.AW193]=&quot;&quot;;0;[.AW193])-[.BC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4]-[.AK194]=0;&quot;&quot;;[.AQ194]-[.AK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4]=&quot;&quot;;0;[.AW194])-[.BC194]=0;&quot;&quot;;IF([.AW194]=&quot;&quot;;0;[.AW194])-[.BC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5]-[.AK195]=0;&quot;&quot;;[.AQ195]-[.AK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5]=&quot;&quot;;0;[.AW195])-[.BC195]=0;&quot;&quot;;IF([.AW195]=&quot;&quot;;0;[.AW195])-[.BC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6]-[.AK196]=0;&quot;&quot;;[.AQ196]-[.AK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6]=&quot;&quot;;0;[.AW196])-[.BC196]=0;&quot;&quot;;IF([.AW196]=&quot;&quot;;0;[.AW196])-[.BC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7]-[.AK197]=0;&quot;&quot;;[.AQ197]-[.AK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7]=&quot;&quot;;0;[.AW197])-[.BC197]=0;&quot;&quot;;IF([.AW197]=&quot;&quot;;0;[.AW197])-[.BC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8]-[.AK198]=0;&quot;&quot;;[.AQ198]-[.AK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8]=&quot;&quot;;0;[.AW198])-[.BC198]=0;&quot;&quot;;IF([.AW198]=&quot;&quot;;0;[.AW198])-[.BC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9]-[.AK199]=0;&quot;&quot;;[.AQ199]-[.AK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9]=&quot;&quot;;0;[.AW199])-[.BC199]=0;&quot;&quot;;IF([.AW199]=&quot;&quot;;0;[.AW199])-[.BC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0]-[.AK200]=0;&quot;&quot;;[.AQ200]-[.AK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0]=&quot;&quot;;0;[.AW200])-[.BC200]=0;&quot;&quot;;IF([.AW200]=&quot;&quot;;0;[.AW200])-[.BC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1]-[.AK201]=0;&quot;&quot;;[.AQ201]-[.AK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1]=&quot;&quot;;0;[.AW201])-[.BC201]=0;&quot;&quot;;IF([.AW201]=&quot;&quot;;0;[.AW201])-[.BC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2]-[.AK202]=0;&quot;&quot;;[.AQ202]-[.AK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2]=&quot;&quot;;0;[.AW202])-[.BC202]=0;&quot;&quot;;IF([.AW202]=&quot;&quot;;0;[.AW202])-[.BC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3]-[.AK203]=0;&quot;&quot;;[.AQ203]-[.AK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3]=&quot;&quot;;0;[.AW203])-[.BC203]=0;&quot;&quot;;IF([.AW203]=&quot;&quot;;0;[.AW203])-[.BC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4]-[.AK204]=0;&quot;&quot;;[.AQ204]-[.AK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4]=&quot;&quot;;0;[.AW204])-[.BC204]=0;&quot;&quot;;IF([.AW204]=&quot;&quot;;0;[.AW204])-[.BC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5]-[.AK205]=0;&quot;&quot;;[.AQ205]-[.AK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5]=&quot;&quot;;0;[.AW205])-[.BC205]=0;&quot;&quot;;IF([.AW205]=&quot;&quot;;0;[.AW205])-[.BC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6]-[.AK206]=0;&quot;&quot;;[.AQ206]-[.AK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6]=&quot;&quot;;0;[.AW206])-[.BC206]=0;&quot;&quot;;IF([.AW206]=&quot;&quot;;0;[.AW206])-[.BC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7]-[.AK207]=0;&quot;&quot;;[.AQ207]-[.AK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7]=&quot;&quot;;0;[.AW207])-[.BC207]=0;&quot;&quot;;IF([.AW207]=&quot;&quot;;0;[.AW207])-[.BC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8]-[.AK208]=0;&quot;&quot;;[.AQ208]-[.AK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8]=&quot;&quot;;0;[.AW208])-[.BC208]=0;&quot;&quot;;IF([.AW208]=&quot;&quot;;0;[.AW208])-[.BC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9]-[.AK209]=0;&quot;&quot;;[.AQ209]-[.AK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9]=&quot;&quot;;0;[.AW209])-[.BC209]=0;&quot;&quot;;IF([.AW209]=&quot;&quot;;0;[.AW209])-[.BC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0]-[.AK210]=0;&quot;&quot;;[.AQ210]-[.AK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0]=&quot;&quot;;0;[.AW210])-[.BC210]=0;&quot;&quot;;IF([.AW210]=&quot;&quot;;0;[.AW210])-[.BC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1]-[.AK211]=0;&quot;&quot;;[.AQ211]-[.AK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1]=&quot;&quot;;0;[.AW211])-[.BC211]=0;&quot;&quot;;IF([.AW211]=&quot;&quot;;0;[.AW211])-[.BC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2]-[.AK212]=0;&quot;&quot;;[.AQ212]-[.AK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2]=&quot;&quot;;0;[.AW212])-[.BC212]=0;&quot;&quot;;IF([.AW212]=&quot;&quot;;0;[.AW212])-[.BC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3]-[.AK213]=0;&quot;&quot;;[.AQ213]-[.AK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3]=&quot;&quot;;0;[.AW213])-[.BC213]=0;&quot;&quot;;IF([.AW213]=&quot;&quot;;0;[.AW213])-[.BC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4]-[.AK214]=0;&quot;&quot;;[.AQ214]-[.AK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4]=&quot;&quot;;0;[.AW214])-[.BC214]=0;&quot;&quot;;IF([.AW214]=&quot;&quot;;0;[.AW214])-[.BC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5]-[.AK215]=0;&quot;&quot;;[.AQ215]-[.AK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5]=&quot;&quot;;0;[.AW215])-[.BC215]=0;&quot;&quot;;IF([.AW215]=&quot;&quot;;0;[.AW215])-[.BC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6]-[.AK216]=0;&quot;&quot;;[.AQ216]-[.AK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6]=&quot;&quot;;0;[.AW216])-[.BC216]=0;&quot;&quot;;IF([.AW216]=&quot;&quot;;0;[.AW216])-[.BC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7]-[.AK217]=0;&quot;&quot;;[.AQ217]-[.AK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7]=&quot;&quot;;0;[.AW217])-[.BC217]=0;&quot;&quot;;IF([.AW217]=&quot;&quot;;0;[.AW217])-[.BC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8]-[.AK218]=0;&quot;&quot;;[.AQ218]-[.AK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8]=&quot;&quot;;0;[.AW218])-[.BC218]=0;&quot;&quot;;IF([.AW218]=&quot;&quot;;0;[.AW218])-[.BC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9]-[.AK219]=0;&quot;&quot;;[.AQ219]-[.AK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9]=&quot;&quot;;0;[.AW219])-[.BC219]=0;&quot;&quot;;IF([.AW219]=&quot;&quot;;0;[.AW219])-[.BC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0]-[.AK220]=0;&quot;&quot;;[.AQ220]-[.AK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0]=&quot;&quot;;0;[.AW220])-[.BC220]=0;&quot;&quot;;IF([.AW220]=&quot;&quot;;0;[.AW220])-[.BC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1]-[.AK221]=0;&quot;&quot;;[.AQ221]-[.AK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1]=&quot;&quot;;0;[.AW221])-[.BC221]=0;&quot;&quot;;IF([.AW221]=&quot;&quot;;0;[.AW221])-[.BC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2]-[.AK222]=0;&quot;&quot;;[.AQ222]-[.AK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2]=&quot;&quot;;0;[.AW222])-[.BC222]=0;&quot;&quot;;IF([.AW222]=&quot;&quot;;0;[.AW222])-[.BC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3]-[.AK223]=0;&quot;&quot;;[.AQ223]-[.AK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3]=&quot;&quot;;0;[.AW223])-[.BC223]=0;&quot;&quot;;IF([.AW223]=&quot;&quot;;0;[.AW223])-[.BC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4]-[.AK224]=0;&quot;&quot;;[.AQ224]-[.AK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4]=&quot;&quot;;0;[.AW224])-[.BC224]=0;&quot;&quot;;IF([.AW224]=&quot;&quot;;0;[.AW224])-[.BC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5]-[.AK225]=0;&quot;&quot;;[.AQ225]-[.AK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5]=&quot;&quot;;0;[.AW225])-[.BC225]=0;&quot;&quot;;IF([.AW225]=&quot;&quot;;0;[.AW225])-[.BC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6]-[.AK226]=0;&quot;&quot;;[.AQ226]-[.AK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6]=&quot;&quot;;0;[.AW226])-[.BC226]=0;&quot;&quot;;IF([.AW226]=&quot;&quot;;0;[.AW226])-[.BC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7]-[.AK227]=0;&quot;&quot;;[.AQ227]-[.AK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7]=&quot;&quot;;0;[.AW227])-[.BC227]=0;&quot;&quot;;IF([.AW227]=&quot;&quot;;0;[.AW227])-[.BC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8]-[.AK228]=0;&quot;&quot;;[.AQ228]-[.AK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8]=&quot;&quot;;0;[.AW228])-[.BC228]=0;&quot;&quot;;IF([.AW228]=&quot;&quot;;0;[.AW228])-[.BC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9]-[.AK229]=0;&quot;&quot;;[.AQ229]-[.AK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9]=&quot;&quot;;0;[.AW229])-[.BC229]=0;&quot;&quot;;IF([.AW229]=&quot;&quot;;0;[.AW229])-[.BC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0]-[.AK230]=0;&quot;&quot;;[.AQ230]-[.AK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0]=&quot;&quot;;0;[.AW230])-[.BC230]=0;&quot;&quot;;IF([.AW230]=&quot;&quot;;0;[.AW230])-[.BC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1]-[.AK231]=0;&quot;&quot;;[.AQ231]-[.AK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1]=&quot;&quot;;0;[.AW231])-[.BC231]=0;&quot;&quot;;IF([.AW231]=&quot;&quot;;0;[.AW231])-[.BC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2]-[.AK232]=0;&quot;&quot;;[.AQ232]-[.AK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2]=&quot;&quot;;0;[.AW232])-[.BC232]=0;&quot;&quot;;IF([.AW232]=&quot;&quot;;0;[.AW232])-[.BC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3]-[.AK233]=0;&quot;&quot;;[.AQ233]-[.AK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3]=&quot;&quot;;0;[.AW233])-[.BC233]=0;&quot;&quot;;IF([.AW233]=&quot;&quot;;0;[.AW233])-[.BC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4]-[.AK234]=0;&quot;&quot;;[.AQ234]-[.AK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4]=&quot;&quot;;0;[.AW234])-[.BC234]=0;&quot;&quot;;IF([.AW234]=&quot;&quot;;0;[.AW234])-[.BC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5]-[.AK235]=0;&quot;&quot;;[.AQ235]-[.AK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5]=&quot;&quot;;0;[.AW235])-[.BC235]=0;&quot;&quot;;IF([.AW235]=&quot;&quot;;0;[.AW235])-[.BC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6]-[.AK236]=0;&quot;&quot;;[.AQ236]-[.AK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6]=&quot;&quot;;0;[.AW236])-[.BC236]=0;&quot;&quot;;IF([.AW236]=&quot;&quot;;0;[.AW236])-[.BC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7]-[.AK237]=0;&quot;&quot;;[.AQ237]-[.AK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7]=&quot;&quot;;0;[.AW237])-[.BC237]=0;&quot;&quot;;IF([.AW237]=&quot;&quot;;0;[.AW237])-[.BC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8]-[.AK238]=0;&quot;&quot;;[.AQ238]-[.AK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8]=&quot;&quot;;0;[.AW238])-[.BC238]=0;&quot;&quot;;IF([.AW238]=&quot;&quot;;0;[.AW238])-[.BC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9]-[.AK239]=0;&quot;&quot;;[.AQ239]-[.AK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9]=&quot;&quot;;0;[.AW239])-[.BC239]=0;&quot;&quot;;IF([.AW239]=&quot;&quot;;0;[.AW239])-[.BC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0]-[.AK240]=0;&quot;&quot;;[.AQ240]-[.AK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0]=&quot;&quot;;0;[.AW240])-[.BC240]=0;&quot;&quot;;IF([.AW240]=&quot;&quot;;0;[.AW240])-[.BC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1]-[.AK241]=0;&quot;&quot;;[.AQ241]-[.AK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1]=&quot;&quot;;0;[.AW241])-[.BC241]=0;&quot;&quot;;IF([.AW241]=&quot;&quot;;0;[.AW241])-[.BC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2]-[.AK242]=0;&quot;&quot;;[.AQ242]-[.AK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2]=&quot;&quot;;0;[.AW242])-[.BC242]=0;&quot;&quot;;IF([.AW242]=&quot;&quot;;0;[.AW242])-[.BC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3]-[.AK243]=0;&quot;&quot;;[.AQ243]-[.AK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3]=&quot;&quot;;0;[.AW243])-[.BC243]=0;&quot;&quot;;IF([.AW243]=&quot;&quot;;0;[.AW243])-[.BC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4]-[.AK244]=0;&quot;&quot;;[.AQ244]-[.AK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4]=&quot;&quot;;0;[.AW244])-[.BC244]=0;&quot;&quot;;IF([.AW244]=&quot;&quot;;0;[.AW244])-[.BC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5]-[.AK245]=0;&quot;&quot;;[.AQ245]-[.AK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5]=&quot;&quot;;0;[.AW245])-[.BC245]=0;&quot;&quot;;IF([.AW245]=&quot;&quot;;0;[.AW245])-[.BC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6]-[.AK246]=0;&quot;&quot;;[.AQ246]-[.AK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6]=&quot;&quot;;0;[.AW246])-[.BC246]=0;&quot;&quot;;IF([.AW246]=&quot;&quot;;0;[.AW246])-[.BC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7]-[.AK247]=0;&quot;&quot;;[.AQ247]-[.AK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7]=&quot;&quot;;0;[.AW247])-[.BC247]=0;&quot;&quot;;IF([.AW247]=&quot;&quot;;0;[.AW247])-[.BC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8]-[.AK248]=0;&quot;&quot;;[.AQ248]-[.AK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8]=&quot;&quot;;0;[.AW248])-[.BC248]=0;&quot;&quot;;IF([.AW248]=&quot;&quot;;0;[.AW248])-[.BC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9]-[.AK249]=0;&quot;&quot;;[.AQ249]-[.AK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9]=&quot;&quot;;0;[.AW249])-[.BC249]=0;&quot;&quot;;IF([.AW249]=&quot;&quot;;0;[.AW249])-[.BC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0]-[.AK250]=0;&quot;&quot;;[.AQ250]-[.AK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0]=&quot;&quot;;0;[.AW250])-[.BC250]=0;&quot;&quot;;IF([.AW250]=&quot;&quot;;0;[.AW250])-[.BC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1]-[.AK251]=0;&quot;&quot;;[.AQ251]-[.AK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1]=&quot;&quot;;0;[.AW251])-[.BC251]=0;&quot;&quot;;IF([.AW251]=&quot;&quot;;0;[.AW251])-[.BC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2]-[.AK252]=0;&quot;&quot;;[.AQ252]-[.AK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2]=&quot;&quot;;0;[.AW252])-[.BC252]=0;&quot;&quot;;IF([.AW252]=&quot;&quot;;0;[.AW252])-[.BC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3]-[.AK253]=0;&quot;&quot;;[.AQ253]-[.AK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3]=&quot;&quot;;0;[.AW253])-[.BC253]=0;&quot;&quot;;IF([.AW253]=&quot;&quot;;0;[.AW253])-[.BC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4]-[.AK254]=0;&quot;&quot;;[.AQ254]-[.AK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4]=&quot;&quot;;0;[.AW254])-[.BC254]=0;&quot;&quot;;IF([.AW254]=&quot;&quot;;0;[.AW254])-[.BC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5]-[.AK255]=0;&quot;&quot;;[.AQ255]-[.AK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5]=&quot;&quot;;0;[.AW255])-[.BC255]=0;&quot;&quot;;IF([.AW255]=&quot;&quot;;0;[.AW255])-[.BC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6]-[.AK256]=0;&quot;&quot;;[.AQ256]-[.AK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6]=&quot;&quot;;0;[.AW256])-[.BC256]=0;&quot;&quot;;IF([.AW256]=&quot;&quot;;0;[.AW256])-[.BC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7]-[.AK257]=0;&quot;&quot;;[.AQ257]-[.AK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7]=&quot;&quot;;0;[.AW257])-[.BC257]=0;&quot;&quot;;IF([.AW257]=&quot;&quot;;0;[.AW257])-[.BC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8]-[.AK258]=0;&quot;&quot;;[.AQ258]-[.AK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8]=&quot;&quot;;0;[.AW258])-[.BC258]=0;&quot;&quot;;IF([.AW258]=&quot;&quot;;0;[.AW258])-[.BC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9]-[.AK259]=0;&quot;&quot;;[.AQ259]-[.AK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9]=&quot;&quot;;0;[.AW259])-[.BC259]=0;&quot;&quot;;IF([.AW259]=&quot;&quot;;0;[.AW259])-[.BC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0]-[.AK260]=0;&quot;&quot;;[.AQ260]-[.AK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0]=&quot;&quot;;0;[.AW260])-[.BC260]=0;&quot;&quot;;IF([.AW260]=&quot;&quot;;0;[.AW260])-[.BC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1]-[.AK261]=0;&quot;&quot;;[.AQ261]-[.AK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1]=&quot;&quot;;0;[.AW261])-[.BC261]=0;&quot;&quot;;IF([.AW261]=&quot;&quot;;0;[.AW261])-[.BC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2]-[.AK262]=0;&quot;&quot;;[.AQ262]-[.AK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2]=&quot;&quot;;0;[.AW262])-[.BC262]=0;&quot;&quot;;IF([.AW262]=&quot;&quot;;0;[.AW262])-[.BC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3]-[.AK263]=0;&quot;&quot;;[.AQ263]-[.AK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3]=&quot;&quot;;0;[.AW263])-[.BC263]=0;&quot;&quot;;IF([.AW263]=&quot;&quot;;0;[.AW263])-[.BC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4]-[.AK264]=0;&quot;&quot;;[.AQ264]-[.AK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4]=&quot;&quot;;0;[.AW264])-[.BC264]=0;&quot;&quot;;IF([.AW264]=&quot;&quot;;0;[.AW264])-[.BC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5]-[.AK265]=0;&quot;&quot;;[.AQ265]-[.AK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5]=&quot;&quot;;0;[.AW265])-[.BC265]=0;&quot;&quot;;IF([.AW265]=&quot;&quot;;0;[.AW265])-[.BC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6]-[.AK266]=0;&quot;&quot;;[.AQ266]-[.AK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6]=&quot;&quot;;0;[.AW266])-[.BC266]=0;&quot;&quot;;IF([.AW266]=&quot;&quot;;0;[.AW266])-[.BC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7]-[.AK267]=0;&quot;&quot;;[.AQ267]-[.AK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7]=&quot;&quot;;0;[.AW267])-[.BC267]=0;&quot;&quot;;IF([.AW267]=&quot;&quot;;0;[.AW267])-[.BC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8]-[.AK268]=0;&quot;&quot;;[.AQ268]-[.AK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8]=&quot;&quot;;0;[.AW268])-[.BC268]=0;&quot;&quot;;IF([.AW268]=&quot;&quot;;0;[.AW268])-[.BC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9]-[.AK269]=0;&quot;&quot;;[.AQ269]-[.AK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9]=&quot;&quot;;0;[.AW269])-[.BC269]=0;&quot;&quot;;IF([.AW269]=&quot;&quot;;0;[.AW269])-[.BC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0]-[.AK270]=0;&quot;&quot;;[.AQ270]-[.AK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0]=&quot;&quot;;0;[.AW270])-[.BC270]=0;&quot;&quot;;IF([.AW270]=&quot;&quot;;0;[.AW270])-[.BC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1]-[.AK271]=0;&quot;&quot;;[.AQ271]-[.AK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1]=&quot;&quot;;0;[.AW271])-[.BC271]=0;&quot;&quot;;IF([.AW271]=&quot;&quot;;0;[.AW271])-[.BC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2]-[.AK272]=0;&quot;&quot;;[.AQ272]-[.AK2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2]=&quot;&quot;;0;[.AW272])-[.BC272]=0;&quot;&quot;;IF([.AW272]=&quot;&quot;;0;[.AW272])-[.BC2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3]-[.AK273]=0;&quot;&quot;;[.AQ273]-[.AK2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3]=&quot;&quot;;0;[.AW273])-[.BC273]=0;&quot;&quot;;IF([.AW273]=&quot;&quot;;0;[.AW273])-[.BC2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4]-[.AK274]=0;&quot;&quot;;[.AQ274]-[.AK2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4]=&quot;&quot;;0;[.AW274])-[.BC274]=0;&quot;&quot;;IF([.AW274]=&quot;&quot;;0;[.AW274])-[.BC2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5]-[.AK275]=0;&quot;&quot;;[.AQ275]-[.AK2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5]=&quot;&quot;;0;[.AW275])-[.BC275]=0;&quot;&quot;;IF([.AW275]=&quot;&quot;;0;[.AW275])-[.BC2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6]-[.AK276]=0;&quot;&quot;;[.AQ276]-[.AK2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6]=&quot;&quot;;0;[.AW276])-[.BC276]=0;&quot;&quot;;IF([.AW276]=&quot;&quot;;0;[.AW276])-[.BC2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7]-[.AK277]=0;&quot;&quot;;[.AQ277]-[.AK2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7]=&quot;&quot;;0;[.AW277])-[.BC277]=0;&quot;&quot;;IF([.AW277]=&quot;&quot;;0;[.AW277])-[.BC2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8]-[.AK278]=0;&quot;&quot;;[.AQ278]-[.AK2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8]=&quot;&quot;;0;[.AW278])-[.BC278]=0;&quot;&quot;;IF([.AW278]=&quot;&quot;;0;[.AW278])-[.BC2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9]-[.AK279]=0;&quot;&quot;;[.AQ279]-[.AK2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9]=&quot;&quot;;0;[.AW279])-[.BC279]=0;&quot;&quot;;IF([.AW279]=&quot;&quot;;0;[.AW279])-[.BC2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0]-[.AK280]=0;&quot;&quot;;[.AQ280]-[.AK2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0]=&quot;&quot;;0;[.AW280])-[.BC280]=0;&quot;&quot;;IF([.AW280]=&quot;&quot;;0;[.AW280])-[.BC2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1]-[.AK281]=0;&quot;&quot;;[.AQ281]-[.AK2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1]=&quot;&quot;;0;[.AW281])-[.BC281]=0;&quot;&quot;;IF([.AW281]=&quot;&quot;;0;[.AW281])-[.BC2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2]-[.AK282]=0;&quot;&quot;;[.AQ282]-[.AK2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2]=&quot;&quot;;0;[.AW282])-[.BC282]=0;&quot;&quot;;IF([.AW282]=&quot;&quot;;0;[.AW282])-[.BC2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3]-[.AK283]=0;&quot;&quot;;[.AQ283]-[.AK2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3]=&quot;&quot;;0;[.AW283])-[.BC283]=0;&quot;&quot;;IF([.AW283]=&quot;&quot;;0;[.AW283])-[.BC2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4]-[.AK284]=0;&quot;&quot;;[.AQ284]-[.AK2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4]=&quot;&quot;;0;[.AW284])-[.BC284]=0;&quot;&quot;;IF([.AW284]=&quot;&quot;;0;[.AW284])-[.BC2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5]-[.AK285]=0;&quot;&quot;;[.AQ285]-[.AK2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5]=&quot;&quot;;0;[.AW285])-[.BC285]=0;&quot;&quot;;IF([.AW285]=&quot;&quot;;0;[.AW285])-[.BC2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6]-[.AK286]=0;&quot;&quot;;[.AQ286]-[.AK2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6]=&quot;&quot;;0;[.AW286])-[.BC286]=0;&quot;&quot;;IF([.AW286]=&quot;&quot;;0;[.AW286])-[.BC2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7]-[.AK287]=0;&quot;&quot;;[.AQ287]-[.AK2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7]=&quot;&quot;;0;[.AW287])-[.BC287]=0;&quot;&quot;;IF([.AW287]=&quot;&quot;;0;[.AW287])-[.BC2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8]-[.AK288]=0;&quot;&quot;;[.AQ288]-[.AK2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8]=&quot;&quot;;0;[.AW288])-[.BC288]=0;&quot;&quot;;IF([.AW288]=&quot;&quot;;0;[.AW288])-[.BC2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9]-[.AK289]=0;&quot;&quot;;[.AQ289]-[.AK2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9]=&quot;&quot;;0;[.AW289])-[.BC289]=0;&quot;&quot;;IF([.AW289]=&quot;&quot;;0;[.AW289])-[.BC2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0]-[.AK290]=0;&quot;&quot;;[.AQ290]-[.AK2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0]=&quot;&quot;;0;[.AW290])-[.BC290]=0;&quot;&quot;;IF([.AW290]=&quot;&quot;;0;[.AW290])-[.BC2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1]-[.AK291]=0;&quot;&quot;;[.AQ291]-[.AK2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1]=&quot;&quot;;0;[.AW291])-[.BC291]=0;&quot;&quot;;IF([.AW291]=&quot;&quot;;0;[.AW291])-[.BC2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2]-[.AK292]=0;&quot;&quot;;[.AQ292]-[.AK2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2]=&quot;&quot;;0;[.AW292])-[.BC292]=0;&quot;&quot;;IF([.AW292]=&quot;&quot;;0;[.AW292])-[.BC2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3]-[.AK293]=0;&quot;&quot;;[.AQ293]-[.AK2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3]=&quot;&quot;;0;[.AW293])-[.BC293]=0;&quot;&quot;;IF([.AW293]=&quot;&quot;;0;[.AW293])-[.BC2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4]-[.AK294]=0;&quot;&quot;;[.AQ294]-[.AK2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4]=&quot;&quot;;0;[.AW294])-[.BC294]=0;&quot;&quot;;IF([.AW294]=&quot;&quot;;0;[.AW294])-[.BC2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5]-[.AK295]=0;&quot;&quot;;[.AQ295]-[.AK2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5]=&quot;&quot;;0;[.AW295])-[.BC295]=0;&quot;&quot;;IF([.AW295]=&quot;&quot;;0;[.AW295])-[.BC2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6]-[.AK296]=0;&quot;&quot;;[.AQ296]-[.AK2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6]=&quot;&quot;;0;[.AW296])-[.BC296]=0;&quot;&quot;;IF([.AW296]=&quot;&quot;;0;[.AW296])-[.BC2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7]-[.AK297]=0;&quot;&quot;;[.AQ297]-[.AK2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7]=&quot;&quot;;0;[.AW297])-[.BC297]=0;&quot;&quot;;IF([.AW297]=&quot;&quot;;0;[.AW297])-[.BC2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8]-[.AK298]=0;&quot;&quot;;[.AQ298]-[.AK2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8]=&quot;&quot;;0;[.AW298])-[.BC298]=0;&quot;&quot;;IF([.AW298]=&quot;&quot;;0;[.AW298])-[.BC2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9]-[.AK299]=0;&quot;&quot;;[.AQ299]-[.AK2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9]=&quot;&quot;;0;[.AW299])-[.BC299]=0;&quot;&quot;;IF([.AW299]=&quot;&quot;;0;[.AW299])-[.BC2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0]-[.AK300]=0;&quot;&quot;;[.AQ300]-[.AK3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0]=&quot;&quot;;0;[.AW300])-[.BC300]=0;&quot;&quot;;IF([.AW300]=&quot;&quot;;0;[.AW300])-[.BC3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1]-[.AK301]=0;&quot;&quot;;[.AQ301]-[.AK3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1]=&quot;&quot;;0;[.AW301])-[.BC301]=0;&quot;&quot;;IF([.AW301]=&quot;&quot;;0;[.AW301])-[.BC3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2]-[.AK302]=0;&quot;&quot;;[.AQ302]-[.AK3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2]=&quot;&quot;;0;[.AW302])-[.BC302]=0;&quot;&quot;;IF([.AW302]=&quot;&quot;;0;[.AW302])-[.BC3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3]-[.AK303]=0;&quot;&quot;;[.AQ303]-[.AK3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3]=&quot;&quot;;0;[.AW303])-[.BC303]=0;&quot;&quot;;IF([.AW303]=&quot;&quot;;0;[.AW303])-[.BC3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4]-[.AK304]=0;&quot;&quot;;[.AQ304]-[.AK3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4]=&quot;&quot;;0;[.AW304])-[.BC304]=0;&quot;&quot;;IF([.AW304]=&quot;&quot;;0;[.AW304])-[.BC3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5]-[.AK305]=0;&quot;&quot;;[.AQ305]-[.AK3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5]=&quot;&quot;;0;[.AW305])-[.BC305]=0;&quot;&quot;;IF([.AW305]=&quot;&quot;;0;[.AW305])-[.BC3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6]-[.AK306]=0;&quot;&quot;;[.AQ306]-[.AK3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6]=&quot;&quot;;0;[.AW306])-[.BC306]=0;&quot;&quot;;IF([.AW306]=&quot;&quot;;0;[.AW306])-[.BC3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7]-[.AK307]=0;&quot;&quot;;[.AQ307]-[.AK3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7]=&quot;&quot;;0;[.AW307])-[.BC307]=0;&quot;&quot;;IF([.AW307]=&quot;&quot;;0;[.AW307])-[.BC3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8]-[.AK308]=0;&quot;&quot;;[.AQ308]-[.AK3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8]=&quot;&quot;;0;[.AW308])-[.BC308]=0;&quot;&quot;;IF([.AW308]=&quot;&quot;;0;[.AW308])-[.BC3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9]-[.AK309]=0;&quot;&quot;;[.AQ309]-[.AK3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9]=&quot;&quot;;0;[.AW309])-[.BC309]=0;&quot;&quot;;IF([.AW309]=&quot;&quot;;0;[.AW309])-[.BC3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0]-[.AK310]=0;&quot;&quot;;[.AQ310]-[.AK3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0]=&quot;&quot;;0;[.AW310])-[.BC310]=0;&quot;&quot;;IF([.AW310]=&quot;&quot;;0;[.AW310])-[.BC3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1]-[.AK311]=0;&quot;&quot;;[.AQ311]-[.AK3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1]=&quot;&quot;;0;[.AW311])-[.BC311]=0;&quot;&quot;;IF([.AW311]=&quot;&quot;;0;[.AW311])-[.BC3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2]-[.AK312]=0;&quot;&quot;;[.AQ312]-[.AK3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2]=&quot;&quot;;0;[.AW312])-[.BC312]=0;&quot;&quot;;IF([.AW312]=&quot;&quot;;0;[.AW312])-[.BC3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3]-[.AK313]=0;&quot;&quot;;[.AQ313]-[.AK3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3]=&quot;&quot;;0;[.AW313])-[.BC313]=0;&quot;&quot;;IF([.AW313]=&quot;&quot;;0;[.AW313])-[.BC3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4]-[.AK314]=0;&quot;&quot;;[.AQ314]-[.AK3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4]=&quot;&quot;;0;[.AW314])-[.BC314]=0;&quot;&quot;;IF([.AW314]=&quot;&quot;;0;[.AW314])-[.BC3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5]-[.AK315]=0;&quot;&quot;;[.AQ315]-[.AK3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5]=&quot;&quot;;0;[.AW315])-[.BC315]=0;&quot;&quot;;IF([.AW315]=&quot;&quot;;0;[.AW315])-[.BC3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6]-[.AK316]=0;&quot;&quot;;[.AQ316]-[.AK3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6]=&quot;&quot;;0;[.AW316])-[.BC316]=0;&quot;&quot;;IF([.AW316]=&quot;&quot;;0;[.AW316])-[.BC3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7]-[.AK317]=0;&quot;&quot;;[.AQ317]-[.AK3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7]=&quot;&quot;;0;[.AW317])-[.BC317]=0;&quot;&quot;;IF([.AW317]=&quot;&quot;;0;[.AW317])-[.BC3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8]-[.AK318]=0;&quot;&quot;;[.AQ318]-[.AK3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8]=&quot;&quot;;0;[.AW318])-[.BC318]=0;&quot;&quot;;IF([.AW318]=&quot;&quot;;0;[.AW318])-[.BC3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9]-[.AK319]=0;&quot;&quot;;[.AQ319]-[.AK3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9]=&quot;&quot;;0;[.AW319])-[.BC319]=0;&quot;&quot;;IF([.AW319]=&quot;&quot;;0;[.AW319])-[.BC3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0]-[.AK320]=0;&quot;&quot;;[.AQ320]-[.AK3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0]=&quot;&quot;;0;[.AW320])-[.BC320]=0;&quot;&quot;;IF([.AW320]=&quot;&quot;;0;[.AW320])-[.BC3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1]-[.AK321]=0;&quot;&quot;;[.AQ321]-[.AK3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1]=&quot;&quot;;0;[.AW321])-[.BC321]=0;&quot;&quot;;IF([.AW321]=&quot;&quot;;0;[.AW321])-[.BC3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2]-[.AK322]=0;&quot;&quot;;[.AQ322]-[.AK3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2]=&quot;&quot;;0;[.AW322])-[.BC322]=0;&quot;&quot;;IF([.AW322]=&quot;&quot;;0;[.AW322])-[.BC3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3]-[.AK323]=0;&quot;&quot;;[.AQ323]-[.AK3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3]=&quot;&quot;;0;[.AW323])-[.BC323]=0;&quot;&quot;;IF([.AW323]=&quot;&quot;;0;[.AW323])-[.BC3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4]-[.AK324]=0;&quot;&quot;;[.AQ324]-[.AK3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4]=&quot;&quot;;0;[.AW324])-[.BC324]=0;&quot;&quot;;IF([.AW324]=&quot;&quot;;0;[.AW324])-[.BC3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5]-[.AK325]=0;&quot;&quot;;[.AQ325]-[.AK3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5]=&quot;&quot;;0;[.AW325])-[.BC325]=0;&quot;&quot;;IF([.AW325]=&quot;&quot;;0;[.AW325])-[.BC3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6]-[.AK326]=0;&quot;&quot;;[.AQ326]-[.AK3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6]=&quot;&quot;;0;[.AW326])-[.BC326]=0;&quot;&quot;;IF([.AW326]=&quot;&quot;;0;[.AW326])-[.BC3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7]-[.AK327]=0;&quot;&quot;;[.AQ327]-[.AK3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7]=&quot;&quot;;0;[.AW327])-[.BC327]=0;&quot;&quot;;IF([.AW327]=&quot;&quot;;0;[.AW327])-[.BC3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8]-[.AK328]=0;&quot;&quot;;[.AQ328]-[.AK3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8]=&quot;&quot;;0;[.AW328])-[.BC328]=0;&quot;&quot;;IF([.AW328]=&quot;&quot;;0;[.AW328])-[.BC3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9]-[.AK329]=0;&quot;&quot;;[.AQ329]-[.AK3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9]=&quot;&quot;;0;[.AW329])-[.BC329]=0;&quot;&quot;;IF([.AW329]=&quot;&quot;;0;[.AW329])-[.BC3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0]-[.AK330]=0;&quot;&quot;;[.AQ330]-[.AK3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0]=&quot;&quot;;0;[.AW330])-[.BC330]=0;&quot;&quot;;IF([.AW330]=&quot;&quot;;0;[.AW330])-[.BC3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1]-[.AK331]=0;&quot;&quot;;[.AQ331]-[.AK3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1]=&quot;&quot;;0;[.AW331])-[.BC331]=0;&quot;&quot;;IF([.AW331]=&quot;&quot;;0;[.AW331])-[.BC3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2]-[.AK332]=0;&quot;&quot;;[.AQ332]-[.AK3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2]=&quot;&quot;;0;[.AW332])-[.BC332]=0;&quot;&quot;;IF([.AW332]=&quot;&quot;;0;[.AW332])-[.BC3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3]-[.AK333]=0;&quot;&quot;;[.AQ333]-[.AK3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3]=&quot;&quot;;0;[.AW333])-[.BC333]=0;&quot;&quot;;IF([.AW333]=&quot;&quot;;0;[.AW333])-[.BC3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4]-[.AK334]=0;&quot;&quot;;[.AQ334]-[.AK3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4]=&quot;&quot;;0;[.AW334])-[.BC334]=0;&quot;&quot;;IF([.AW334]=&quot;&quot;;0;[.AW334])-[.BC3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5]-[.AK335]=0;&quot;&quot;;[.AQ335]-[.AK3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5]=&quot;&quot;;0;[.AW335])-[.BC335]=0;&quot;&quot;;IF([.AW335]=&quot;&quot;;0;[.AW335])-[.BC3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6]-[.AK336]=0;&quot;&quot;;[.AQ336]-[.AK3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6]=&quot;&quot;;0;[.AW336])-[.BC336]=0;&quot;&quot;;IF([.AW336]=&quot;&quot;;0;[.AW336])-[.BC3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7]-[.AK337]=0;&quot;&quot;;[.AQ337]-[.AK3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7]=&quot;&quot;;0;[.AW337])-[.BC337]=0;&quot;&quot;;IF([.AW337]=&quot;&quot;;0;[.AW337])-[.BC3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8]-[.AK338]=0;&quot;&quot;;[.AQ338]-[.AK3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8]=&quot;&quot;;0;[.AW338])-[.BC338]=0;&quot;&quot;;IF([.AW338]=&quot;&quot;;0;[.AW338])-[.BC3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9]-[.AK339]=0;&quot;&quot;;[.AQ339]-[.AK3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9]=&quot;&quot;;0;[.AW339])-[.BC339]=0;&quot;&quot;;IF([.AW339]=&quot;&quot;;0;[.AW339])-[.BC3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0]-[.AK340]=0;&quot;&quot;;[.AQ340]-[.AK3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0]=&quot;&quot;;0;[.AW340])-[.BC340]=0;&quot;&quot;;IF([.AW340]=&quot;&quot;;0;[.AW340])-[.BC3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1]-[.AK341]=0;&quot;&quot;;[.AQ341]-[.AK3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1]=&quot;&quot;;0;[.AW341])-[.BC341]=0;&quot;&quot;;IF([.AW341]=&quot;&quot;;0;[.AW341])-[.BC3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2]-[.AK342]=0;&quot;&quot;;[.AQ342]-[.AK3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2]=&quot;&quot;;0;[.AW342])-[.BC342]=0;&quot;&quot;;IF([.AW342]=&quot;&quot;;0;[.AW342])-[.BC3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3]-[.AK343]=0;&quot;&quot;;[.AQ343]-[.AK3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3]=&quot;&quot;;0;[.AW343])-[.BC343]=0;&quot;&quot;;IF([.AW343]=&quot;&quot;;0;[.AW343])-[.BC3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4]-[.AK344]=0;&quot;&quot;;[.AQ344]-[.AK3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4]=&quot;&quot;;0;[.AW344])-[.BC344]=0;&quot;&quot;;IF([.AW344]=&quot;&quot;;0;[.AW344])-[.BC3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5]-[.AK345]=0;&quot;&quot;;[.AQ345]-[.AK3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5]=&quot;&quot;;0;[.AW345])-[.BC345]=0;&quot;&quot;;IF([.AW345]=&quot;&quot;;0;[.AW345])-[.BC3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6]-[.AK346]=0;&quot;&quot;;[.AQ346]-[.AK3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6]=&quot;&quot;;0;[.AW346])-[.BC346]=0;&quot;&quot;;IF([.AW346]=&quot;&quot;;0;[.AW346])-[.BC3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7]-[.AK347]=0;&quot;&quot;;[.AQ347]-[.AK3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7]=&quot;&quot;;0;[.AW347])-[.BC347]=0;&quot;&quot;;IF([.AW347]=&quot;&quot;;0;[.AW347])-[.BC3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8]-[.AK348]=0;&quot;&quot;;[.AQ348]-[.AK3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8]=&quot;&quot;;0;[.AW348])-[.BC348]=0;&quot;&quot;;IF([.AW348]=&quot;&quot;;0;[.AW348])-[.BC3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9]-[.AK349]=0;&quot;&quot;;[.AQ349]-[.AK3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9]=&quot;&quot;;0;[.AW349])-[.BC349]=0;&quot;&quot;;IF([.AW349]=&quot;&quot;;0;[.AW349])-[.BC3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0]-[.AK350]=0;&quot;&quot;;[.AQ350]-[.AK3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0]=&quot;&quot;;0;[.AW350])-[.BC350]=0;&quot;&quot;;IF([.AW350]=&quot;&quot;;0;[.AW350])-[.BC3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1]-[.AK351]=0;&quot;&quot;;[.AQ351]-[.AK3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1]=&quot;&quot;;0;[.AW351])-[.BC351]=0;&quot;&quot;;IF([.AW351]=&quot;&quot;;0;[.AW351])-[.BC3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2]-[.AK352]=0;&quot;&quot;;[.AQ352]-[.AK3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2]=&quot;&quot;;0;[.AW352])-[.BC352]=0;&quot;&quot;;IF([.AW352]=&quot;&quot;;0;[.AW352])-[.BC3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3]-[.AK353]=0;&quot;&quot;;[.AQ353]-[.AK3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3]=&quot;&quot;;0;[.AW353])-[.BC353]=0;&quot;&quot;;IF([.AW353]=&quot;&quot;;0;[.AW353])-[.BC3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4]-[.AK354]=0;&quot;&quot;;[.AQ354]-[.AK3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4]=&quot;&quot;;0;[.AW354])-[.BC354]=0;&quot;&quot;;IF([.AW354]=&quot;&quot;;0;[.AW354])-[.BC3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5]-[.AK355]=0;&quot;&quot;;[.AQ355]-[.AK3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5]=&quot;&quot;;0;[.AW355])-[.BC355]=0;&quot;&quot;;IF([.AW355]=&quot;&quot;;0;[.AW355])-[.BC3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6]-[.AK356]=0;&quot;&quot;;[.AQ356]-[.AK3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6]=&quot;&quot;;0;[.AW356])-[.BC356]=0;&quot;&quot;;IF([.AW356]=&quot;&quot;;0;[.AW356])-[.BC3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7]-[.AK357]=0;&quot;&quot;;[.AQ357]-[.AK3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7]=&quot;&quot;;0;[.AW357])-[.BC357]=0;&quot;&quot;;IF([.AW357]=&quot;&quot;;0;[.AW357])-[.BC3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8]-[.AK358]=0;&quot;&quot;;[.AQ358]-[.AK3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8]=&quot;&quot;;0;[.AW358])-[.BC358]=0;&quot;&quot;;IF([.AW358]=&quot;&quot;;0;[.AW358])-[.BC3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9]-[.AK359]=0;&quot;&quot;;[.AQ359]-[.AK3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9]=&quot;&quot;;0;[.AW359])-[.BC359]=0;&quot;&quot;;IF([.AW359]=&quot;&quot;;0;[.AW359])-[.BC3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0]-[.AK360]=0;&quot;&quot;;[.AQ360]-[.AK3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0]=&quot;&quot;;0;[.AW360])-[.BC360]=0;&quot;&quot;;IF([.AW360]=&quot;&quot;;0;[.AW360])-[.BC3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1]-[.AK361]=0;&quot;&quot;;[.AQ361]-[.AK3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1]=&quot;&quot;;0;[.AW361])-[.BC361]=0;&quot;&quot;;IF([.AW361]=&quot;&quot;;0;[.AW361])-[.BC3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2]-[.AK362]=0;&quot;&quot;;[.AQ362]-[.AK3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2]=&quot;&quot;;0;[.AW362])-[.BC362]=0;&quot;&quot;;IF([.AW362]=&quot;&quot;;0;[.AW362])-[.BC3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3]-[.AK363]=0;&quot;&quot;;[.AQ363]-[.AK3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3]=&quot;&quot;;0;[.AW363])-[.BC363]=0;&quot;&quot;;IF([.AW363]=&quot;&quot;;0;[.AW363])-[.BC3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4]-[.AK364]=0;&quot;&quot;;[.AQ364]-[.AK3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4]=&quot;&quot;;0;[.AW364])-[.BC364]=0;&quot;&quot;;IF([.AW364]=&quot;&quot;;0;[.AW364])-[.BC3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5]-[.AK365]=0;&quot;&quot;;[.AQ365]-[.AK3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5]=&quot;&quot;;0;[.AW365])-[.BC365]=0;&quot;&quot;;IF([.AW365]=&quot;&quot;;0;[.AW365])-[.BC3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6]-[.AK366]=0;&quot;&quot;;[.AQ366]-[.AK3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6]=&quot;&quot;;0;[.AW366])-[.BC366]=0;&quot;&quot;;IF([.AW366]=&quot;&quot;;0;[.AW366])-[.BC3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7]-[.AK367]=0;&quot;&quot;;[.AQ367]-[.AK3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7]=&quot;&quot;;0;[.AW367])-[.BC367]=0;&quot;&quot;;IF([.AW367]=&quot;&quot;;0;[.AW367])-[.BC3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8]-[.AK368]=0;&quot;&quot;;[.AQ368]-[.AK3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8]=&quot;&quot;;0;[.AW368])-[.BC368]=0;&quot;&quot;;IF([.AW368]=&quot;&quot;;0;[.AW368])-[.BC3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9]-[.AK369]=0;&quot;&quot;;[.AQ369]-[.AK3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9]=&quot;&quot;;0;[.AW369])-[.BC369]=0;&quot;&quot;;IF([.AW369]=&quot;&quot;;0;[.AW369])-[.BC3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0]-[.AK370]=0;&quot;&quot;;[.AQ370]-[.AK3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0]=&quot;&quot;;0;[.AW370])-[.BC370]=0;&quot;&quot;;IF([.AW370]=&quot;&quot;;0;[.AW370])-[.BC3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1]-[.AK371]=0;&quot;&quot;;[.AQ371]-[.AK3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1]=&quot;&quot;;0;[.AW371])-[.BC371]=0;&quot;&quot;;IF([.AW371]=&quot;&quot;;0;[.AW371])-[.BC3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2]-[.AK372]=0;&quot;&quot;;[.AQ372]-[.AK3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2]=&quot;&quot;;0;[.AW372])-[.BC372]=0;&quot;&quot;;IF([.AW372]=&quot;&quot;;0;[.AW372])-[.BC3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3]-[.AK373]=0;&quot;&quot;;[.AQ373]-[.AK3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3]=&quot;&quot;;0;[.AW373])-[.BC373]=0;&quot;&quot;;IF([.AW373]=&quot;&quot;;0;[.AW373])-[.BC3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4]-[.AK374]=0;&quot;&quot;;[.AQ374]-[.AK3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4]=&quot;&quot;;0;[.AW374])-[.BC374]=0;&quot;&quot;;IF([.AW374]=&quot;&quot;;0;[.AW374])-[.BC3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5]-[.AK375]=0;&quot;&quot;;[.AQ375]-[.AK3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5]=&quot;&quot;;0;[.AW375])-[.BC375]=0;&quot;&quot;;IF([.AW375]=&quot;&quot;;0;[.AW375])-[.BC3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6]-[.AK376]=0;&quot;&quot;;[.AQ376]-[.AK3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6]=&quot;&quot;;0;[.AW376])-[.BC376]=0;&quot;&quot;;IF([.AW376]=&quot;&quot;;0;[.AW376])-[.BC3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7]-[.AK377]=0;&quot;&quot;;[.AQ377]-[.AK3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7]=&quot;&quot;;0;[.AW377])-[.BC377]=0;&quot;&quot;;IF([.AW377]=&quot;&quot;;0;[.AW377])-[.BC3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8]-[.AK378]=0;&quot;&quot;;[.AQ378]-[.AK3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8]=&quot;&quot;;0;[.AW378])-[.BC378]=0;&quot;&quot;;IF([.AW378]=&quot;&quot;;0;[.AW378])-[.BC3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9]-[.AK379]=0;&quot;&quot;;[.AQ379]-[.AK3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9]=&quot;&quot;;0;[.AW379])-[.BC379]=0;&quot;&quot;;IF([.AW379]=&quot;&quot;;0;[.AW379])-[.BC3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0]-[.AK380]=0;&quot;&quot;;[.AQ380]-[.AK3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0]=&quot;&quot;;0;[.AW380])-[.BC380]=0;&quot;&quot;;IF([.AW380]=&quot;&quot;;0;[.AW380])-[.BC3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1]-[.AK381]=0;&quot;&quot;;[.AQ381]-[.AK3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1]=&quot;&quot;;0;[.AW381])-[.BC381]=0;&quot;&quot;;IF([.AW381]=&quot;&quot;;0;[.AW381])-[.BC3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2]-[.AK382]=0;&quot;&quot;;[.AQ382]-[.AK3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2]=&quot;&quot;;0;[.AW382])-[.BC382]=0;&quot;&quot;;IF([.AW382]=&quot;&quot;;0;[.AW382])-[.BC3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3]-[.AK383]=0;&quot;&quot;;[.AQ383]-[.AK3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3]=&quot;&quot;;0;[.AW383])-[.BC383]=0;&quot;&quot;;IF([.AW383]=&quot;&quot;;0;[.AW383])-[.BC3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4]-[.AK384]=0;&quot;&quot;;[.AQ384]-[.AK3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4]=&quot;&quot;;0;[.AW384])-[.BC384]=0;&quot;&quot;;IF([.AW384]=&quot;&quot;;0;[.AW384])-[.BC3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5]-[.AK385]=0;&quot;&quot;;[.AQ385]-[.AK3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5]=&quot;&quot;;0;[.AW385])-[.BC385]=0;&quot;&quot;;IF([.AW385]=&quot;&quot;;0;[.AW385])-[.BC3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6]-[.AK386]=0;&quot;&quot;;[.AQ386]-[.AK3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6]=&quot;&quot;;0;[.AW386])-[.BC386]=0;&quot;&quot;;IF([.AW386]=&quot;&quot;;0;[.AW386])-[.BC3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7]-[.AK387]=0;&quot;&quot;;[.AQ387]-[.AK3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7]=&quot;&quot;;0;[.AW387])-[.BC387]=0;&quot;&quot;;IF([.AW387]=&quot;&quot;;0;[.AW387])-[.BC3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8]-[.AK388]=0;&quot;&quot;;[.AQ388]-[.AK3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8]=&quot;&quot;;0;[.AW388])-[.BC388]=0;&quot;&quot;;IF([.AW388]=&quot;&quot;;0;[.AW388])-[.BC3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9]-[.AK389]=0;&quot;&quot;;[.AQ389]-[.AK3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9]=&quot;&quot;;0;[.AW389])-[.BC389]=0;&quot;&quot;;IF([.AW389]=&quot;&quot;;0;[.AW389])-[.BC3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0]-[.AK390]=0;&quot;&quot;;[.AQ390]-[.AK3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0]=&quot;&quot;;0;[.AW390])-[.BC390]=0;&quot;&quot;;IF([.AW390]=&quot;&quot;;0;[.AW390])-[.BC3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1]-[.AK391]=0;&quot;&quot;;[.AQ391]-[.AK3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1]=&quot;&quot;;0;[.AW391])-[.BC391]=0;&quot;&quot;;IF([.AW391]=&quot;&quot;;0;[.AW391])-[.BC3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2]-[.AK392]=0;&quot;&quot;;[.AQ392]-[.AK3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2]=&quot;&quot;;0;[.AW392])-[.BC392]=0;&quot;&quot;;IF([.AW392]=&quot;&quot;;0;[.AW392])-[.BC3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3]-[.AK393]=0;&quot;&quot;;[.AQ393]-[.AK3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3]=&quot;&quot;;0;[.AW393])-[.BC393]=0;&quot;&quot;;IF([.AW393]=&quot;&quot;;0;[.AW393])-[.BC3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4]-[.AK394]=0;&quot;&quot;;[.AQ394]-[.AK3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4]=&quot;&quot;;0;[.AW394])-[.BC394]=0;&quot;&quot;;IF([.AW394]=&quot;&quot;;0;[.AW394])-[.BC3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5]-[.AK395]=0;&quot;&quot;;[.AQ395]-[.AK3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5]=&quot;&quot;;0;[.AW395])-[.BC395]=0;&quot;&quot;;IF([.AW395]=&quot;&quot;;0;[.AW395])-[.BC3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6]-[.AK396]=0;&quot;&quot;;[.AQ396]-[.AK3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6]=&quot;&quot;;0;[.AW396])-[.BC396]=0;&quot;&quot;;IF([.AW396]=&quot;&quot;;0;[.AW396])-[.BC3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7]-[.AK397]=0;&quot;&quot;;[.AQ397]-[.AK3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7]=&quot;&quot;;0;[.AW397])-[.BC397]=0;&quot;&quot;;IF([.AW397]=&quot;&quot;;0;[.AW397])-[.BC3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8]-[.AK398]=0;&quot;&quot;;[.AQ398]-[.AK3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8]=&quot;&quot;;0;[.AW398])-[.BC398]=0;&quot;&quot;;IF([.AW398]=&quot;&quot;;0;[.AW398])-[.BC3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9]-[.AK399]=0;&quot;&quot;;[.AQ399]-[.AK3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9]=&quot;&quot;;0;[.AW399])-[.BC399]=0;&quot;&quot;;IF([.AW399]=&quot;&quot;;0;[.AW399])-[.BC3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0]-[.AK400]=0;&quot;&quot;;[.AQ400]-[.AK4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0]=&quot;&quot;;0;[.AW400])-[.BC400]=0;&quot;&quot;;IF([.AW400]=&quot;&quot;;0;[.AW400])-[.BC4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1]-[.AK401]=0;&quot;&quot;;[.AQ401]-[.AK4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1]=&quot;&quot;;0;[.AW401])-[.BC401]=0;&quot;&quot;;IF([.AW401]=&quot;&quot;;0;[.AW401])-[.BC4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2]-[.AK402]=0;&quot;&quot;;[.AQ402]-[.AK4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2]=&quot;&quot;;0;[.AW402])-[.BC402]=0;&quot;&quot;;IF([.AW402]=&quot;&quot;;0;[.AW402])-[.BC4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3]-[.AK403]=0;&quot;&quot;;[.AQ403]-[.AK4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3]=&quot;&quot;;0;[.AW403])-[.BC403]=0;&quot;&quot;;IF([.AW403]=&quot;&quot;;0;[.AW403])-[.BC4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4]-[.AK404]=0;&quot;&quot;;[.AQ404]-[.AK4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4]=&quot;&quot;;0;[.AW404])-[.BC404]=0;&quot;&quot;;IF([.AW404]=&quot;&quot;;0;[.AW404])-[.BC4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5]-[.AK405]=0;&quot;&quot;;[.AQ405]-[.AK4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5]=&quot;&quot;;0;[.AW405])-[.BC405]=0;&quot;&quot;;IF([.AW405]=&quot;&quot;;0;[.AW405])-[.BC4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6]-[.AK406]=0;&quot;&quot;;[.AQ406]-[.AK4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6]=&quot;&quot;;0;[.AW406])-[.BC406]=0;&quot;&quot;;IF([.AW406]=&quot;&quot;;0;[.AW406])-[.BC4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7]-[.AK407]=0;&quot;&quot;;[.AQ407]-[.AK4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7]=&quot;&quot;;0;[.AW407])-[.BC407]=0;&quot;&quot;;IF([.AW407]=&quot;&quot;;0;[.AW407])-[.BC4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8]-[.AK408]=0;&quot;&quot;;[.AQ408]-[.AK4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8]=&quot;&quot;;0;[.AW408])-[.BC408]=0;&quot;&quot;;IF([.AW408]=&quot;&quot;;0;[.AW408])-[.BC4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9]-[.AK409]=0;&quot;&quot;;[.AQ409]-[.AK4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9]=&quot;&quot;;0;[.AW409])-[.BC409]=0;&quot;&quot;;IF([.AW409]=&quot;&quot;;0;[.AW409])-[.BC4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0]-[.AK410]=0;&quot;&quot;;[.AQ410]-[.AK4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0]=&quot;&quot;;0;[.AW410])-[.BC410]=0;&quot;&quot;;IF([.AW410]=&quot;&quot;;0;[.AW410])-[.BC4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1]-[.AK411]=0;&quot;&quot;;[.AQ411]-[.AK4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1]=&quot;&quot;;0;[.AW411])-[.BC411]=0;&quot;&quot;;IF([.AW411]=&quot;&quot;;0;[.AW411])-[.BC4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2]-[.AK412]=0;&quot;&quot;;[.AQ412]-[.AK4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2]=&quot;&quot;;0;[.AW412])-[.BC412]=0;&quot;&quot;;IF([.AW412]=&quot;&quot;;0;[.AW412])-[.BC4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3]-[.AK413]=0;&quot;&quot;;[.AQ413]-[.AK4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3]=&quot;&quot;;0;[.AW413])-[.BC413]=0;&quot;&quot;;IF([.AW413]=&quot;&quot;;0;[.AW413])-[.BC4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4]-[.AK414]=0;&quot;&quot;;[.AQ414]-[.AK4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4]=&quot;&quot;;0;[.AW414])-[.BC414]=0;&quot;&quot;;IF([.AW414]=&quot;&quot;;0;[.AW414])-[.BC4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5]-[.AK415]=0;&quot;&quot;;[.AQ415]-[.AK4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5]=&quot;&quot;;0;[.AW415])-[.BC415]=0;&quot;&quot;;IF([.AW415]=&quot;&quot;;0;[.AW415])-[.BC4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6]-[.AK416]=0;&quot;&quot;;[.AQ416]-[.AK4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6]=&quot;&quot;;0;[.AW416])-[.BC416]=0;&quot;&quot;;IF([.AW416]=&quot;&quot;;0;[.AW416])-[.BC4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7]-[.AK417]=0;&quot;&quot;;[.AQ417]-[.AK4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7]=&quot;&quot;;0;[.AW417])-[.BC417]=0;&quot;&quot;;IF([.AW417]=&quot;&quot;;0;[.AW417])-[.BC4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8]-[.AK418]=0;&quot;&quot;;[.AQ418]-[.AK4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8]=&quot;&quot;;0;[.AW418])-[.BC418]=0;&quot;&quot;;IF([.AW418]=&quot;&quot;;0;[.AW418])-[.BC4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9]-[.AK419]=0;&quot;&quot;;[.AQ419]-[.AK4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9]=&quot;&quot;;0;[.AW419])-[.BC419]=0;&quot;&quot;;IF([.AW419]=&quot;&quot;;0;[.AW419])-[.BC4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0]-[.AK420]=0;&quot;&quot;;[.AQ420]-[.AK4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0]=&quot;&quot;;0;[.AW420])-[.BC420]=0;&quot;&quot;;IF([.AW420]=&quot;&quot;;0;[.AW420])-[.BC4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1]-[.AK421]=0;&quot;&quot;;[.AQ421]-[.AK4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1]=&quot;&quot;;0;[.AW421])-[.BC421]=0;&quot;&quot;;IF([.AW421]=&quot;&quot;;0;[.AW421])-[.BC4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2]-[.AK422]=0;&quot;&quot;;[.AQ422]-[.AK4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2]=&quot;&quot;;0;[.AW422])-[.BC422]=0;&quot;&quot;;IF([.AW422]=&quot;&quot;;0;[.AW422])-[.BC4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3]-[.AK423]=0;&quot;&quot;;[.AQ423]-[.AK4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3]=&quot;&quot;;0;[.AW423])-[.BC423]=0;&quot;&quot;;IF([.AW423]=&quot;&quot;;0;[.AW423])-[.BC4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4]-[.AK424]=0;&quot;&quot;;[.AQ424]-[.AK4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4]=&quot;&quot;;0;[.AW424])-[.BC424]=0;&quot;&quot;;IF([.AW424]=&quot;&quot;;0;[.AW424])-[.BC4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5]-[.AK425]=0;&quot;&quot;;[.AQ425]-[.AK4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5]=&quot;&quot;;0;[.AW425])-[.BC425]=0;&quot;&quot;;IF([.AW425]=&quot;&quot;;0;[.AW425])-[.BC4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6]-[.AK426]=0;&quot;&quot;;[.AQ426]-[.AK4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6]=&quot;&quot;;0;[.AW426])-[.BC426]=0;&quot;&quot;;IF([.AW426]=&quot;&quot;;0;[.AW426])-[.BC4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7]-[.AK427]=0;&quot;&quot;;[.AQ427]-[.AK4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7]=&quot;&quot;;0;[.AW427])-[.BC427]=0;&quot;&quot;;IF([.AW427]=&quot;&quot;;0;[.AW427])-[.BC4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8]-[.AK428]=0;&quot;&quot;;[.AQ428]-[.AK4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8]=&quot;&quot;;0;[.AW428])-[.BC428]=0;&quot;&quot;;IF([.AW428]=&quot;&quot;;0;[.AW428])-[.BC4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9]-[.AK429]=0;&quot;&quot;;[.AQ429]-[.AK4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9]=&quot;&quot;;0;[.AW429])-[.BC429]=0;&quot;&quot;;IF([.AW429]=&quot;&quot;;0;[.AW429])-[.BC4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0]-[.AK430]=0;&quot;&quot;;[.AQ430]-[.AK4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0]=&quot;&quot;;0;[.AW430])-[.BC430]=0;&quot;&quot;;IF([.AW430]=&quot;&quot;;0;[.AW430])-[.BC4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1]-[.AK431]=0;&quot;&quot;;[.AQ431]-[.AK4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1]=&quot;&quot;;0;[.AW431])-[.BC431]=0;&quot;&quot;;IF([.AW431]=&quot;&quot;;0;[.AW431])-[.BC4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2]-[.AK432]=0;&quot;&quot;;[.AQ432]-[.AK4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2]=&quot;&quot;;0;[.AW432])-[.BC432]=0;&quot;&quot;;IF([.AW432]=&quot;&quot;;0;[.AW432])-[.BC4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3]-[.AK433]=0;&quot;&quot;;[.AQ433]-[.AK4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3]=&quot;&quot;;0;[.AW433])-[.BC433]=0;&quot;&quot;;IF([.AW433]=&quot;&quot;;0;[.AW433])-[.BC4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4]-[.AK434]=0;&quot;&quot;;[.AQ434]-[.AK4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4]=&quot;&quot;;0;[.AW434])-[.BC434]=0;&quot;&quot;;IF([.AW434]=&quot;&quot;;0;[.AW434])-[.BC4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5]-[.AK435]=0;&quot;&quot;;[.AQ435]-[.AK4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5]=&quot;&quot;;0;[.AW435])-[.BC435]=0;&quot;&quot;;IF([.AW435]=&quot;&quot;;0;[.AW435])-[.BC4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6]-[.AK436]=0;&quot;&quot;;[.AQ436]-[.AK4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6]=&quot;&quot;;0;[.AW436])-[.BC436]=0;&quot;&quot;;IF([.AW436]=&quot;&quot;;0;[.AW436])-[.BC4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7]-[.AK437]=0;&quot;&quot;;[.AQ437]-[.AK4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7]=&quot;&quot;;0;[.AW437])-[.BC437]=0;&quot;&quot;;IF([.AW437]=&quot;&quot;;0;[.AW437])-[.BC4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8]-[.AK438]=0;&quot;&quot;;[.AQ438]-[.AK4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8]=&quot;&quot;;0;[.AW438])-[.BC438]=0;&quot;&quot;;IF([.AW438]=&quot;&quot;;0;[.AW438])-[.BC4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9]-[.AK439]=0;&quot;&quot;;[.AQ439]-[.AK4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9]=&quot;&quot;;0;[.AW439])-[.BC439]=0;&quot;&quot;;IF([.AW439]=&quot;&quot;;0;[.AW439])-[.BC4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0]-[.AK440]=0;&quot;&quot;;[.AQ440]-[.AK4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0]=&quot;&quot;;0;[.AW440])-[.BC440]=0;&quot;&quot;;IF([.AW440]=&quot;&quot;;0;[.AW440])-[.BC4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1]-[.AK441]=0;&quot;&quot;;[.AQ441]-[.AK4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1]=&quot;&quot;;0;[.AW441])-[.BC441]=0;&quot;&quot;;IF([.AW441]=&quot;&quot;;0;[.AW441])-[.BC4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2]-[.AK442]=0;&quot;&quot;;[.AQ442]-[.AK4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2]=&quot;&quot;;0;[.AW442])-[.BC442]=0;&quot;&quot;;IF([.AW442]=&quot;&quot;;0;[.AW442])-[.BC4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3]-[.AK443]=0;&quot;&quot;;[.AQ443]-[.AK4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3]=&quot;&quot;;0;[.AW443])-[.BC443]=0;&quot;&quot;;IF([.AW443]=&quot;&quot;;0;[.AW443])-[.BC4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4]-[.AK444]=0;&quot;&quot;;[.AQ444]-[.AK4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4]=&quot;&quot;;0;[.AW444])-[.BC444]=0;&quot;&quot;;IF([.AW444]=&quot;&quot;;0;[.AW444])-[.BC4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5]-[.AK445]=0;&quot;&quot;;[.AQ445]-[.AK4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5]=&quot;&quot;;0;[.AW445])-[.BC445]=0;&quot;&quot;;IF([.AW445]=&quot;&quot;;0;[.AW445])-[.BC4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6]-[.AK446]=0;&quot;&quot;;[.AQ446]-[.AK4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6]=&quot;&quot;;0;[.AW446])-[.BC446]=0;&quot;&quot;;IF([.AW446]=&quot;&quot;;0;[.AW446])-[.BC4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7]-[.AK447]=0;&quot;&quot;;[.AQ447]-[.AK4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7]=&quot;&quot;;0;[.AW447])-[.BC447]=0;&quot;&quot;;IF([.AW447]=&quot;&quot;;0;[.AW447])-[.BC4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8]-[.AK448]=0;&quot;&quot;;[.AQ448]-[.AK4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8]=&quot;&quot;;0;[.AW448])-[.BC448]=0;&quot;&quot;;IF([.AW448]=&quot;&quot;;0;[.AW448])-[.BC4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9]-[.AK449]=0;&quot;&quot;;[.AQ449]-[.AK4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9]=&quot;&quot;;0;[.AW449])-[.BC449]=0;&quot;&quot;;IF([.AW449]=&quot;&quot;;0;[.AW449])-[.BC4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0]-[.AK450]=0;&quot;&quot;;[.AQ450]-[.AK4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0]=&quot;&quot;;0;[.AW450])-[.BC450]=0;&quot;&quot;;IF([.AW450]=&quot;&quot;;0;[.AW450])-[.BC4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1]-[.AK451]=0;&quot;&quot;;[.AQ451]-[.AK4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1]=&quot;&quot;;0;[.AW451])-[.BC451]=0;&quot;&quot;;IF([.AW451]=&quot;&quot;;0;[.AW451])-[.BC4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2]-[.AK452]=0;&quot;&quot;;[.AQ452]-[.AK4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2]=&quot;&quot;;0;[.AW452])-[.BC452]=0;&quot;&quot;;IF([.AW452]=&quot;&quot;;0;[.AW452])-[.BC4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3]-[.AK453]=0;&quot;&quot;;[.AQ453]-[.AK4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3]=&quot;&quot;;0;[.AW453])-[.BC453]=0;&quot;&quot;;IF([.AW453]=&quot;&quot;;0;[.AW453])-[.BC4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4]-[.AK454]=0;&quot;&quot;;[.AQ454]-[.AK4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4]=&quot;&quot;;0;[.AW454])-[.BC454]=0;&quot;&quot;;IF([.AW454]=&quot;&quot;;0;[.AW454])-[.BC4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5]-[.AK455]=0;&quot;&quot;;[.AQ455]-[.AK4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5]=&quot;&quot;;0;[.AW455])-[.BC455]=0;&quot;&quot;;IF([.AW455]=&quot;&quot;;0;[.AW455])-[.BC4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6]-[.AK456]=0;&quot;&quot;;[.AQ456]-[.AK4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6]=&quot;&quot;;0;[.AW456])-[.BC456]=0;&quot;&quot;;IF([.AW456]=&quot;&quot;;0;[.AW456])-[.BC4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7]-[.AK457]=0;&quot;&quot;;[.AQ457]-[.AK4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7]=&quot;&quot;;0;[.AW457])-[.BC457]=0;&quot;&quot;;IF([.AW457]=&quot;&quot;;0;[.AW457])-[.BC4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8]-[.AK458]=0;&quot;&quot;;[.AQ458]-[.AK4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8]=&quot;&quot;;0;[.AW458])-[.BC458]=0;&quot;&quot;;IF([.AW458]=&quot;&quot;;0;[.AW458])-[.BC4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9]-[.AK459]=0;&quot;&quot;;[.AQ459]-[.AK4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9]=&quot;&quot;;0;[.AW459])-[.BC459]=0;&quot;&quot;;IF([.AW459]=&quot;&quot;;0;[.AW459])-[.BC4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0]-[.AK460]=0;&quot;&quot;;[.AQ460]-[.AK4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0]=&quot;&quot;;0;[.AW460])-[.BC460]=0;&quot;&quot;;IF([.AW460]=&quot;&quot;;0;[.AW460])-[.BC4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1]-[.AK461]=0;&quot;&quot;;[.AQ461]-[.AK4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1]=&quot;&quot;;0;[.AW461])-[.BC461]=0;&quot;&quot;;IF([.AW461]=&quot;&quot;;0;[.AW461])-[.BC4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2]-[.AK462]=0;&quot;&quot;;[.AQ462]-[.AK4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2]=&quot;&quot;;0;[.AW462])-[.BC462]=0;&quot;&quot;;IF([.AW462]=&quot;&quot;;0;[.AW462])-[.BC4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3]-[.AK463]=0;&quot;&quot;;[.AQ463]-[.AK4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3]=&quot;&quot;;0;[.AW463])-[.BC463]=0;&quot;&quot;;IF([.AW463]=&quot;&quot;;0;[.AW463])-[.BC4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4]-[.AK464]=0;&quot;&quot;;[.AQ464]-[.AK4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4]=&quot;&quot;;0;[.AW464])-[.BC464]=0;&quot;&quot;;IF([.AW464]=&quot;&quot;;0;[.AW464])-[.BC4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5]-[.AK465]=0;&quot;&quot;;[.AQ465]-[.AK4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5]=&quot;&quot;;0;[.AW465])-[.BC465]=0;&quot;&quot;;IF([.AW465]=&quot;&quot;;0;[.AW465])-[.BC4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6]-[.AK466]=0;&quot;&quot;;[.AQ466]-[.AK4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6]=&quot;&quot;;0;[.AW466])-[.BC466]=0;&quot;&quot;;IF([.AW466]=&quot;&quot;;0;[.AW466])-[.BC4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7]-[.AK467]=0;&quot;&quot;;[.AQ467]-[.AK4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7]=&quot;&quot;;0;[.AW467])-[.BC467]=0;&quot;&quot;;IF([.AW467]=&quot;&quot;;0;[.AW467])-[.BC4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8]-[.AK468]=0;&quot;&quot;;[.AQ468]-[.AK4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8]=&quot;&quot;;0;[.AW468])-[.BC468]=0;&quot;&quot;;IF([.AW468]=&quot;&quot;;0;[.AW468])-[.BC4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9]-[.AK469]=0;&quot;&quot;;[.AQ469]-[.AK4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9]=&quot;&quot;;0;[.AW469])-[.BC469]=0;&quot;&quot;;IF([.AW469]=&quot;&quot;;0;[.AW469])-[.BC4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0]-[.AK470]=0;&quot;&quot;;[.AQ470]-[.AK4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0]=&quot;&quot;;0;[.AW470])-[.BC470]=0;&quot;&quot;;IF([.AW470]=&quot;&quot;;0;[.AW470])-[.BC4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1]-[.AK471]=0;&quot;&quot;;[.AQ471]-[.AK4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1]=&quot;&quot;;0;[.AW471])-[.BC471]=0;&quot;&quot;;IF([.AW471]=&quot;&quot;;0;[.AW471])-[.BC4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2]-[.AK472]=0;&quot;&quot;;[.AQ472]-[.AK4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2]=&quot;&quot;;0;[.AW472])-[.BC472]=0;&quot;&quot;;IF([.AW472]=&quot;&quot;;0;[.AW472])-[.BC4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3]-[.AK473]=0;&quot;&quot;;[.AQ473]-[.AK4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3]=&quot;&quot;;0;[.AW473])-[.BC473]=0;&quot;&quot;;IF([.AW473]=&quot;&quot;;0;[.AW473])-[.BC4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4]-[.AK474]=0;&quot;&quot;;[.AQ474]-[.AK4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4]=&quot;&quot;;0;[.AW474])-[.BC474]=0;&quot;&quot;;IF([.AW474]=&quot;&quot;;0;[.AW474])-[.BC4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5]-[.AK475]=0;&quot;&quot;;[.AQ475]-[.AK4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5]=&quot;&quot;;0;[.AW475])-[.BC475]=0;&quot;&quot;;IF([.AW475]=&quot;&quot;;0;[.AW475])-[.BC4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6]-[.AK476]=0;&quot;&quot;;[.AQ476]-[.AK4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6]=&quot;&quot;;0;[.AW476])-[.BC476]=0;&quot;&quot;;IF([.AW476]=&quot;&quot;;0;[.AW476])-[.BC4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7]-[.AK477]=0;&quot;&quot;;[.AQ477]-[.AK4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7]=&quot;&quot;;0;[.AW477])-[.BC477]=0;&quot;&quot;;IF([.AW477]=&quot;&quot;;0;[.AW477])-[.BC4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8]-[.AK478]=0;&quot;&quot;;[.AQ478]-[.AK4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8]=&quot;&quot;;0;[.AW478])-[.BC478]=0;&quot;&quot;;IF([.AW478]=&quot;&quot;;0;[.AW478])-[.BC4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9]-[.AK479]=0;&quot;&quot;;[.AQ479]-[.AK4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9]=&quot;&quot;;0;[.AW479])-[.BC479]=0;&quot;&quot;;IF([.AW479]=&quot;&quot;;0;[.AW479])-[.BC4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0]-[.AK480]=0;&quot;&quot;;[.AQ480]-[.AK4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0]=&quot;&quot;;0;[.AW480])-[.BC480]=0;&quot;&quot;;IF([.AW480]=&quot;&quot;;0;[.AW480])-[.BC4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1]-[.AK481]=0;&quot;&quot;;[.AQ481]-[.AK4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1]=&quot;&quot;;0;[.AW481])-[.BC481]=0;&quot;&quot;;IF([.AW481]=&quot;&quot;;0;[.AW481])-[.BC4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2]-[.AK482]=0;&quot;&quot;;[.AQ482]-[.AK4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2]=&quot;&quot;;0;[.AW482])-[.BC482]=0;&quot;&quot;;IF([.AW482]=&quot;&quot;;0;[.AW482])-[.BC4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3]-[.AK483]=0;&quot;&quot;;[.AQ483]-[.AK4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3]=&quot;&quot;;0;[.AW483])-[.BC483]=0;&quot;&quot;;IF([.AW483]=&quot;&quot;;0;[.AW483])-[.BC4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4]-[.AK484]=0;&quot;&quot;;[.AQ484]-[.AK4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4]=&quot;&quot;;0;[.AW484])-[.BC484]=0;&quot;&quot;;IF([.AW484]=&quot;&quot;;0;[.AW484])-[.BC4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5]-[.AK485]=0;&quot;&quot;;[.AQ485]-[.AK4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5]=&quot;&quot;;0;[.AW485])-[.BC485]=0;&quot;&quot;;IF([.AW485]=&quot;&quot;;0;[.AW485])-[.BC4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6]-[.AK486]=0;&quot;&quot;;[.AQ486]-[.AK4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6]=&quot;&quot;;0;[.AW486])-[.BC486]=0;&quot;&quot;;IF([.AW486]=&quot;&quot;;0;[.AW486])-[.BC4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7]-[.AK487]=0;&quot;&quot;;[.AQ487]-[.AK4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7]=&quot;&quot;;0;[.AW487])-[.BC487]=0;&quot;&quot;;IF([.AW487]=&quot;&quot;;0;[.AW487])-[.BC4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8]-[.AK488]=0;&quot;&quot;;[.AQ488]-[.AK4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8]=&quot;&quot;;0;[.AW488])-[.BC488]=0;&quot;&quot;;IF([.AW488]=&quot;&quot;;0;[.AW488])-[.BC4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9]-[.AK489]=0;&quot;&quot;;[.AQ489]-[.AK4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9]=&quot;&quot;;0;[.AW489])-[.BC489]=0;&quot;&quot;;IF([.AW489]=&quot;&quot;;0;[.AW489])-[.BC4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0]-[.AK490]=0;&quot;&quot;;[.AQ490]-[.AK4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0]=&quot;&quot;;0;[.AW490])-[.BC490]=0;&quot;&quot;;IF([.AW490]=&quot;&quot;;0;[.AW490])-[.BC4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1]-[.AK491]=0;&quot;&quot;;[.AQ491]-[.AK4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1]=&quot;&quot;;0;[.AW491])-[.BC491]=0;&quot;&quot;;IF([.AW491]=&quot;&quot;;0;[.AW491])-[.BC4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2]-[.AK492]=0;&quot;&quot;;[.AQ492]-[.AK4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2]=&quot;&quot;;0;[.AW492])-[.BC492]=0;&quot;&quot;;IF([.AW492]=&quot;&quot;;0;[.AW492])-[.BC4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3]-[.AK493]=0;&quot;&quot;;[.AQ493]-[.AK4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3]=&quot;&quot;;0;[.AW493])-[.BC493]=0;&quot;&quot;;IF([.AW493]=&quot;&quot;;0;[.AW493])-[.BC4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4]-[.AK494]=0;&quot;&quot;;[.AQ494]-[.AK4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4]=&quot;&quot;;0;[.AW494])-[.BC494]=0;&quot;&quot;;IF([.AW494]=&quot;&quot;;0;[.AW494])-[.BC4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5]-[.AK495]=0;&quot;&quot;;[.AQ495]-[.AK4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5]=&quot;&quot;;0;[.AW495])-[.BC495]=0;&quot;&quot;;IF([.AW495]=&quot;&quot;;0;[.AW495])-[.BC4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6]-[.AK496]=0;&quot;&quot;;[.AQ496]-[.AK4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6]=&quot;&quot;;0;[.AW496])-[.BC496]=0;&quot;&quot;;IF([.AW496]=&quot;&quot;;0;[.AW496])-[.BC4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7]-[.AK497]=0;&quot;&quot;;[.AQ497]-[.AK4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7]=&quot;&quot;;0;[.AW497])-[.BC497]=0;&quot;&quot;;IF([.AW497]=&quot;&quot;;0;[.AW497])-[.BC4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8]-[.AK498]=0;&quot;&quot;;[.AQ498]-[.AK4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8]=&quot;&quot;;0;[.AW498])-[.BC498]=0;&quot;&quot;;IF([.AW498]=&quot;&quot;;0;[.AW498])-[.BC4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9]-[.AK499]=0;&quot;&quot;;[.AQ499]-[.AK4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9]=&quot;&quot;;0;[.AW499])-[.BC499]=0;&quot;&quot;;IF([.AW499]=&quot;&quot;;0;[.AW499])-[.BC4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0]-[.AK500]=0;&quot;&quot;;[.AQ500]-[.AK5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0]=&quot;&quot;;0;[.AW500])-[.BC500]=0;&quot;&quot;;IF([.AW500]=&quot;&quot;;0;[.AW500])-[.BC5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1]-[.AK501]=0;&quot;&quot;;[.AQ501]-[.AK5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1]=&quot;&quot;;0;[.AW501])-[.BC501]=0;&quot;&quot;;IF([.AW501]=&quot;&quot;;0;[.AW501])-[.BC5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2]-[.AK502]=0;&quot;&quot;;[.AQ502]-[.AK5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2]=&quot;&quot;;0;[.AW502])-[.BC502]=0;&quot;&quot;;IF([.AW502]=&quot;&quot;;0;[.AW502])-[.BC5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3]-[.AK503]=0;&quot;&quot;;[.AQ503]-[.AK5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3]=&quot;&quot;;0;[.AW503])-[.BC503]=0;&quot;&quot;;IF([.AW503]=&quot;&quot;;0;[.AW503])-[.BC5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4]-[.AK504]=0;&quot;&quot;;[.AQ504]-[.AK5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4]=&quot;&quot;;0;[.AW504])-[.BC504]=0;&quot;&quot;;IF([.AW504]=&quot;&quot;;0;[.AW504])-[.BC5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5]-[.AK505]=0;&quot;&quot;;[.AQ505]-[.AK5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5]=&quot;&quot;;0;[.AW505])-[.BC505]=0;&quot;&quot;;IF([.AW505]=&quot;&quot;;0;[.AW505])-[.BC5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6]-[.AK506]=0;&quot;&quot;;[.AQ506]-[.AK5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6]=&quot;&quot;;0;[.AW506])-[.BC506]=0;&quot;&quot;;IF([.AW506]=&quot;&quot;;0;[.AW506])-[.BC5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7]-[.AK507]=0;&quot;&quot;;[.AQ507]-[.AK5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7]=&quot;&quot;;0;[.AW507])-[.BC507]=0;&quot;&quot;;IF([.AW507]=&quot;&quot;;0;[.AW507])-[.BC5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8]-[.AK508]=0;&quot;&quot;;[.AQ508]-[.AK5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8]=&quot;&quot;;0;[.AW508])-[.BC508]=0;&quot;&quot;;IF([.AW508]=&quot;&quot;;0;[.AW508])-[.BC5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9]-[.AK509]=0;&quot;&quot;;[.AQ509]-[.AK5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9]=&quot;&quot;;0;[.AW509])-[.BC509]=0;&quot;&quot;;IF([.AW509]=&quot;&quot;;0;[.AW509])-[.BC5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0]-[.AK510]=0;&quot;&quot;;[.AQ510]-[.AK5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0]=&quot;&quot;;0;[.AW510])-[.BC510]=0;&quot;&quot;;IF([.AW510]=&quot;&quot;;0;[.AW510])-[.BC5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1]-[.AK511]=0;&quot;&quot;;[.AQ511]-[.AK5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1]=&quot;&quot;;0;[.AW511])-[.BC511]=0;&quot;&quot;;IF([.AW511]=&quot;&quot;;0;[.AW511])-[.BC5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2]-[.AK512]=0;&quot;&quot;;[.AQ512]-[.AK5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2]=&quot;&quot;;0;[.AW512])-[.BC512]=0;&quot;&quot;;IF([.AW512]=&quot;&quot;;0;[.AW512])-[.BC5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3]-[.AK513]=0;&quot;&quot;;[.AQ513]-[.AK5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3]=&quot;&quot;;0;[.AW513])-[.BC513]=0;&quot;&quot;;IF([.AW513]=&quot;&quot;;0;[.AW513])-[.BC5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4]-[.AK514]=0;&quot;&quot;;[.AQ514]-[.AK5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4]=&quot;&quot;;0;[.AW514])-[.BC514]=0;&quot;&quot;;IF([.AW514]=&quot;&quot;;0;[.AW514])-[.BC5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5]-[.AK515]=0;&quot;&quot;;[.AQ515]-[.AK5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5]=&quot;&quot;;0;[.AW515])-[.BC515]=0;&quot;&quot;;IF([.AW515]=&quot;&quot;;0;[.AW515])-[.BC5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6]-[.AK516]=0;&quot;&quot;;[.AQ516]-[.AK5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6]=&quot;&quot;;0;[.AW516])-[.BC516]=0;&quot;&quot;;IF([.AW516]=&quot;&quot;;0;[.AW516])-[.BC5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7]-[.AK517]=0;&quot;&quot;;[.AQ517]-[.AK5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7]=&quot;&quot;;0;[.AW517])-[.BC517]=0;&quot;&quot;;IF([.AW517]=&quot;&quot;;0;[.AW517])-[.BC5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8]-[.AK518]=0;&quot;&quot;;[.AQ518]-[.AK5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8]=&quot;&quot;;0;[.AW518])-[.BC518]=0;&quot;&quot;;IF([.AW518]=&quot;&quot;;0;[.AW518])-[.BC5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9]-[.AK519]=0;&quot;&quot;;[.AQ519]-[.AK5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9]=&quot;&quot;;0;[.AW519])-[.BC519]=0;&quot;&quot;;IF([.AW519]=&quot;&quot;;0;[.AW519])-[.BC5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0]-[.AK520]=0;&quot;&quot;;[.AQ520]-[.AK5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0]=&quot;&quot;;0;[.AW520])-[.BC520]=0;&quot;&quot;;IF([.AW520]=&quot;&quot;;0;[.AW520])-[.BC5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1]-[.AK521]=0;&quot;&quot;;[.AQ521]-[.AK5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1]=&quot;&quot;;0;[.AW521])-[.BC521]=0;&quot;&quot;;IF([.AW521]=&quot;&quot;;0;[.AW521])-[.BC5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2]-[.AK522]=0;&quot;&quot;;[.AQ522]-[.AK5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2]=&quot;&quot;;0;[.AW522])-[.BC522]=0;&quot;&quot;;IF([.AW522]=&quot;&quot;;0;[.AW522])-[.BC5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3]-[.AK523]=0;&quot;&quot;;[.AQ523]-[.AK5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3]=&quot;&quot;;0;[.AW523])-[.BC523]=0;&quot;&quot;;IF([.AW523]=&quot;&quot;;0;[.AW523])-[.BC5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4]-[.AK524]=0;&quot;&quot;;[.AQ524]-[.AK5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4]=&quot;&quot;;0;[.AW524])-[.BC524]=0;&quot;&quot;;IF([.AW524]=&quot;&quot;;0;[.AW524])-[.BC5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5]-[.AK525]=0;&quot;&quot;;[.AQ525]-[.AK5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5]=&quot;&quot;;0;[.AW525])-[.BC525]=0;&quot;&quot;;IF([.AW525]=&quot;&quot;;0;[.AW525])-[.BC5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6]-[.AK526]=0;&quot;&quot;;[.AQ526]-[.AK5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6]=&quot;&quot;;0;[.AW526])-[.BC526]=0;&quot;&quot;;IF([.AW526]=&quot;&quot;;0;[.AW526])-[.BC5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7]-[.AK527]=0;&quot;&quot;;[.AQ527]-[.AK5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7]=&quot;&quot;;0;[.AW527])-[.BC527]=0;&quot;&quot;;IF([.AW527]=&quot;&quot;;0;[.AW527])-[.BC5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8]-[.AK528]=0;&quot;&quot;;[.AQ528]-[.AK5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8]=&quot;&quot;;0;[.AW528])-[.BC528]=0;&quot;&quot;;IF([.AW528]=&quot;&quot;;0;[.AW528])-[.BC5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9]-[.AK529]=0;&quot;&quot;;[.AQ529]-[.AK5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9]=&quot;&quot;;0;[.AW529])-[.BC529]=0;&quot;&quot;;IF([.AW529]=&quot;&quot;;0;[.AW529])-[.BC5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0]-[.AK530]=0;&quot;&quot;;[.AQ530]-[.AK5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0]=&quot;&quot;;0;[.AW530])-[.BC530]=0;&quot;&quot;;IF([.AW530]=&quot;&quot;;0;[.AW530])-[.BC5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1]-[.AK531]=0;&quot;&quot;;[.AQ531]-[.AK5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1]=&quot;&quot;;0;[.AW531])-[.BC531]=0;&quot;&quot;;IF([.AW531]=&quot;&quot;;0;[.AW531])-[.BC5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2]-[.AK532]=0;&quot;&quot;;[.AQ532]-[.AK5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2]=&quot;&quot;;0;[.AW532])-[.BC532]=0;&quot;&quot;;IF([.AW532]=&quot;&quot;;0;[.AW532])-[.BC5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3]-[.AK533]=0;&quot;&quot;;[.AQ533]-[.AK5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3]=&quot;&quot;;0;[.AW533])-[.BC533]=0;&quot;&quot;;IF([.AW533]=&quot;&quot;;0;[.AW533])-[.BC5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4]-[.AK534]=0;&quot;&quot;;[.AQ534]-[.AK5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4]=&quot;&quot;;0;[.AW534])-[.BC534]=0;&quot;&quot;;IF([.AW534]=&quot;&quot;;0;[.AW534])-[.BC5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5]-[.AK535]=0;&quot;&quot;;[.AQ535]-[.AK5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5]=&quot;&quot;;0;[.AW535])-[.BC535]=0;&quot;&quot;;IF([.AW535]=&quot;&quot;;0;[.AW535])-[.BC5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6]-[.AK536]=0;&quot;&quot;;[.AQ536]-[.AK5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6]=&quot;&quot;;0;[.AW536])-[.BC536]=0;&quot;&quot;;IF([.AW536]=&quot;&quot;;0;[.AW536])-[.BC5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7]-[.AK537]=0;&quot;&quot;;[.AQ537]-[.AK5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7]=&quot;&quot;;0;[.AW537])-[.BC537]=0;&quot;&quot;;IF([.AW537]=&quot;&quot;;0;[.AW537])-[.BC5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8]-[.AK538]=0;&quot;&quot;;[.AQ538]-[.AK5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8]=&quot;&quot;;0;[.AW538])-[.BC538]=0;&quot;&quot;;IF([.AW538]=&quot;&quot;;0;[.AW538])-[.BC5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9]-[.AK539]=0;&quot;&quot;;[.AQ539]-[.AK5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9]=&quot;&quot;;0;[.AW539])-[.BC539]=0;&quot;&quot;;IF([.AW539]=&quot;&quot;;0;[.AW539])-[.BC5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0]-[.AK540]=0;&quot;&quot;;[.AQ540]-[.AK5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0]=&quot;&quot;;0;[.AW540])-[.BC540]=0;&quot;&quot;;IF([.AW540]=&quot;&quot;;0;[.AW540])-[.BC5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1]-[.AK541]=0;&quot;&quot;;[.AQ541]-[.AK5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1]=&quot;&quot;;0;[.AW541])-[.BC541]=0;&quot;&quot;;IF([.AW541]=&quot;&quot;;0;[.AW541])-[.BC5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2]-[.AK542]=0;&quot;&quot;;[.AQ542]-[.AK5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2]=&quot;&quot;;0;[.AW542])-[.BC542]=0;&quot;&quot;;IF([.AW542]=&quot;&quot;;0;[.AW542])-[.BC5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3]-[.AK543]=0;&quot;&quot;;[.AQ543]-[.AK5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3]=&quot;&quot;;0;[.AW543])-[.BC543]=0;&quot;&quot;;IF([.AW543]=&quot;&quot;;0;[.AW543])-[.BC5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4]-[.AK544]=0;&quot;&quot;;[.AQ544]-[.AK5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4]=&quot;&quot;;0;[.AW544])-[.BC544]=0;&quot;&quot;;IF([.AW544]=&quot;&quot;;0;[.AW544])-[.BC5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5]-[.AK545]=0;&quot;&quot;;[.AQ545]-[.AK5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5]=&quot;&quot;;0;[.AW545])-[.BC545]=0;&quot;&quot;;IF([.AW545]=&quot;&quot;;0;[.AW545])-[.BC5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6]-[.AK546]=0;&quot;&quot;;[.AQ546]-[.AK5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6]=&quot;&quot;;0;[.AW546])-[.BC546]=0;&quot;&quot;;IF([.AW546]=&quot;&quot;;0;[.AW546])-[.BC5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7]-[.AK547]=0;&quot;&quot;;[.AQ547]-[.AK5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7]=&quot;&quot;;0;[.AW547])-[.BC547]=0;&quot;&quot;;IF([.AW547]=&quot;&quot;;0;[.AW547])-[.BC5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8]-[.AK548]=0;&quot;&quot;;[.AQ548]-[.AK5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8]=&quot;&quot;;0;[.AW548])-[.BC548]=0;&quot;&quot;;IF([.AW548]=&quot;&quot;;0;[.AW548])-[.BC5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9]-[.AK549]=0;&quot;&quot;;[.AQ549]-[.AK5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9]=&quot;&quot;;0;[.AW549])-[.BC549]=0;&quot;&quot;;IF([.AW549]=&quot;&quot;;0;[.AW549])-[.BC5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0]-[.AK550]=0;&quot;&quot;;[.AQ550]-[.AK5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0]=&quot;&quot;;0;[.AW550])-[.BC550]=0;&quot;&quot;;IF([.AW550]=&quot;&quot;;0;[.AW550])-[.BC5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1]-[.AK551]=0;&quot;&quot;;[.AQ551]-[.AK5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1]=&quot;&quot;;0;[.AW551])-[.BC551]=0;&quot;&quot;;IF([.AW551]=&quot;&quot;;0;[.AW551])-[.BC5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2]-[.AK552]=0;&quot;&quot;;[.AQ552]-[.AK5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2]=&quot;&quot;;0;[.AW552])-[.BC552]=0;&quot;&quot;;IF([.AW552]=&quot;&quot;;0;[.AW552])-[.BC5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3]-[.AK553]=0;&quot;&quot;;[.AQ553]-[.AK5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3]=&quot;&quot;;0;[.AW553])-[.BC553]=0;&quot;&quot;;IF([.AW553]=&quot;&quot;;0;[.AW553])-[.BC5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4]-[.AK554]=0;&quot;&quot;;[.AQ554]-[.AK5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4]=&quot;&quot;;0;[.AW554])-[.BC554]=0;&quot;&quot;;IF([.AW554]=&quot;&quot;;0;[.AW554])-[.BC5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5]-[.AK555]=0;&quot;&quot;;[.AQ555]-[.AK5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5]=&quot;&quot;;0;[.AW555])-[.BC555]=0;&quot;&quot;;IF([.AW555]=&quot;&quot;;0;[.AW555])-[.BC5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6]-[.AK556]=0;&quot;&quot;;[.AQ556]-[.AK5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6]=&quot;&quot;;0;[.AW556])-[.BC556]=0;&quot;&quot;;IF([.AW556]=&quot;&quot;;0;[.AW556])-[.BC5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7]-[.AK557]=0;&quot;&quot;;[.AQ557]-[.AK5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7]=&quot;&quot;;0;[.AW557])-[.BC557]=0;&quot;&quot;;IF([.AW557]=&quot;&quot;;0;[.AW557])-[.BC5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8]-[.AK558]=0;&quot;&quot;;[.AQ558]-[.AK5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8]=&quot;&quot;;0;[.AW558])-[.BC558]=0;&quot;&quot;;IF([.AW558]=&quot;&quot;;0;[.AW558])-[.BC5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9]-[.AK559]=0;&quot;&quot;;[.AQ559]-[.AK5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9]=&quot;&quot;;0;[.AW559])-[.BC559]=0;&quot;&quot;;IF([.AW559]=&quot;&quot;;0;[.AW559])-[.BC5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0]-[.AK560]=0;&quot;&quot;;[.AQ560]-[.AK5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0]=&quot;&quot;;0;[.AW560])-[.BC560]=0;&quot;&quot;;IF([.AW560]=&quot;&quot;;0;[.AW560])-[.BC5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1]-[.AK561]=0;&quot;&quot;;[.AQ561]-[.AK5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1]=&quot;&quot;;0;[.AW561])-[.BC561]=0;&quot;&quot;;IF([.AW561]=&quot;&quot;;0;[.AW561])-[.BC5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2]-[.AK562]=0;&quot;&quot;;[.AQ562]-[.AK5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2]=&quot;&quot;;0;[.AW562])-[.BC562]=0;&quot;&quot;;IF([.AW562]=&quot;&quot;;0;[.AW562])-[.BC5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3]-[.AK563]=0;&quot;&quot;;[.AQ563]-[.AK5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3]=&quot;&quot;;0;[.AW563])-[.BC563]=0;&quot;&quot;;IF([.AW563]=&quot;&quot;;0;[.AW563])-[.BC5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4]-[.AK564]=0;&quot;&quot;;[.AQ564]-[.AK5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4]=&quot;&quot;;0;[.AW564])-[.BC564]=0;&quot;&quot;;IF([.AW564]=&quot;&quot;;0;[.AW564])-[.BC5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5]-[.AK565]=0;&quot;&quot;;[.AQ565]-[.AK5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5]=&quot;&quot;;0;[.AW565])-[.BC565]=0;&quot;&quot;;IF([.AW565]=&quot;&quot;;0;[.AW565])-[.BC5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6]-[.AK566]=0;&quot;&quot;;[.AQ566]-[.AK5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6]=&quot;&quot;;0;[.AW566])-[.BC566]=0;&quot;&quot;;IF([.AW566]=&quot;&quot;;0;[.AW566])-[.BC5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7]-[.AK567]=0;&quot;&quot;;[.AQ567]-[.AK5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7]=&quot;&quot;;0;[.AW567])-[.BC567]=0;&quot;&quot;;IF([.AW567]=&quot;&quot;;0;[.AW567])-[.BC5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8]-[.AK568]=0;&quot;&quot;;[.AQ568]-[.AK5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8]=&quot;&quot;;0;[.AW568])-[.BC568]=0;&quot;&quot;;IF([.AW568]=&quot;&quot;;0;[.AW568])-[.BC5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9]-[.AK569]=0;&quot;&quot;;[.AQ569]-[.AK5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9]=&quot;&quot;;0;[.AW569])-[.BC569]=0;&quot;&quot;;IF([.AW569]=&quot;&quot;;0;[.AW569])-[.BC5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0]-[.AK570]=0;&quot;&quot;;[.AQ570]-[.AK5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0]=&quot;&quot;;0;[.AW570])-[.BC570]=0;&quot;&quot;;IF([.AW570]=&quot;&quot;;0;[.AW570])-[.BC5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1]-[.AK571]=0;&quot;&quot;;[.AQ571]-[.AK5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1]=&quot;&quot;;0;[.AW571])-[.BC571]=0;&quot;&quot;;IF([.AW571]=&quot;&quot;;0;[.AW571])-[.BC5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2]-[.AK572]=0;&quot;&quot;;[.AQ572]-[.AK5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2]=&quot;&quot;;0;[.AW572])-[.BC572]=0;&quot;&quot;;IF([.AW572]=&quot;&quot;;0;[.AW572])-[.BC5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3]-[.AK573]=0;&quot;&quot;;[.AQ573]-[.AK5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3]=&quot;&quot;;0;[.AW573])-[.BC573]=0;&quot;&quot;;IF([.AW573]=&quot;&quot;;0;[.AW573])-[.BC5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4]-[.AK574]=0;&quot;&quot;;[.AQ574]-[.AK5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4]=&quot;&quot;;0;[.AW574])-[.BC574]=0;&quot;&quot;;IF([.AW574]=&quot;&quot;;0;[.AW574])-[.BC5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5]-[.AK575]=0;&quot;&quot;;[.AQ575]-[.AK5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5]=&quot;&quot;;0;[.AW575])-[.BC575]=0;&quot;&quot;;IF([.AW575]=&quot;&quot;;0;[.AW575])-[.BC5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6]-[.AK576]=0;&quot;&quot;;[.AQ576]-[.AK5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6]=&quot;&quot;;0;[.AW576])-[.BC576]=0;&quot;&quot;;IF([.AW576]=&quot;&quot;;0;[.AW576])-[.BC5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7]-[.AK577]=0;&quot;&quot;;[.AQ577]-[.AK5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7]=&quot;&quot;;0;[.AW577])-[.BC577]=0;&quot;&quot;;IF([.AW577]=&quot;&quot;;0;[.AW577])-[.BC5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8]-[.AK578]=0;&quot;&quot;;[.AQ578]-[.AK5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8]=&quot;&quot;;0;[.AW578])-[.BC578]=0;&quot;&quot;;IF([.AW578]=&quot;&quot;;0;[.AW578])-[.BC5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9]-[.AK579]=0;&quot;&quot;;[.AQ579]-[.AK5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9]=&quot;&quot;;0;[.AW579])-[.BC579]=0;&quot;&quot;;IF([.AW579]=&quot;&quot;;0;[.AW579])-[.BC5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0]-[.AK580]=0;&quot;&quot;;[.AQ580]-[.AK5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0]=&quot;&quot;;0;[.AW580])-[.BC580]=0;&quot;&quot;;IF([.AW580]=&quot;&quot;;0;[.AW580])-[.BC5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1]-[.AK581]=0;&quot;&quot;;[.AQ581]-[.AK5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1]=&quot;&quot;;0;[.AW581])-[.BC581]=0;&quot;&quot;;IF([.AW581]=&quot;&quot;;0;[.AW581])-[.BC5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2]-[.AK582]=0;&quot;&quot;;[.AQ582]-[.AK5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2]=&quot;&quot;;0;[.AW582])-[.BC582]=0;&quot;&quot;;IF([.AW582]=&quot;&quot;;0;[.AW582])-[.BC5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3]-[.AK583]=0;&quot;&quot;;[.AQ583]-[.AK5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3]=&quot;&quot;;0;[.AW583])-[.BC583]=0;&quot;&quot;;IF([.AW583]=&quot;&quot;;0;[.AW583])-[.BC5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4]-[.AK584]=0;&quot;&quot;;[.AQ584]-[.AK5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4]=&quot;&quot;;0;[.AW584])-[.BC584]=0;&quot;&quot;;IF([.AW584]=&quot;&quot;;0;[.AW584])-[.BC5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5]-[.AK585]=0;&quot;&quot;;[.AQ585]-[.AK5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5]=&quot;&quot;;0;[.AW585])-[.BC585]=0;&quot;&quot;;IF([.AW585]=&quot;&quot;;0;[.AW585])-[.BC5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6]-[.AK586]=0;&quot;&quot;;[.AQ586]-[.AK5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6]=&quot;&quot;;0;[.AW586])-[.BC586]=0;&quot;&quot;;IF([.AW586]=&quot;&quot;;0;[.AW586])-[.BC5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7]-[.AK587]=0;&quot;&quot;;[.AQ587]-[.AK5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7]=&quot;&quot;;0;[.AW587])-[.BC587]=0;&quot;&quot;;IF([.AW587]=&quot;&quot;;0;[.AW587])-[.BC5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8]-[.AK588]=0;&quot;&quot;;[.AQ588]-[.AK5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8]=&quot;&quot;;0;[.AW588])-[.BC588]=0;&quot;&quot;;IF([.AW588]=&quot;&quot;;0;[.AW588])-[.BC5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9]-[.AK589]=0;&quot;&quot;;[.AQ589]-[.AK5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9]=&quot;&quot;;0;[.AW589])-[.BC589]=0;&quot;&quot;;IF([.AW589]=&quot;&quot;;0;[.AW589])-[.BC5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0]-[.AK590]=0;&quot;&quot;;[.AQ590]-[.AK5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0]=&quot;&quot;;0;[.AW590])-[.BC590]=0;&quot;&quot;;IF([.AW590]=&quot;&quot;;0;[.AW590])-[.BC5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1]-[.AK591]=0;&quot;&quot;;[.AQ591]-[.AK5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1]=&quot;&quot;;0;[.AW591])-[.BC591]=0;&quot;&quot;;IF([.AW591]=&quot;&quot;;0;[.AW591])-[.BC5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2]-[.AK592]=0;&quot;&quot;;[.AQ592]-[.AK5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2]=&quot;&quot;;0;[.AW592])-[.BC592]=0;&quot;&quot;;IF([.AW592]=&quot;&quot;;0;[.AW592])-[.BC5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3]-[.AK593]=0;&quot;&quot;;[.AQ593]-[.AK5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3]=&quot;&quot;;0;[.AW593])-[.BC593]=0;&quot;&quot;;IF([.AW593]=&quot;&quot;;0;[.AW593])-[.BC5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4]-[.AK594]=0;&quot;&quot;;[.AQ594]-[.AK5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4]=&quot;&quot;;0;[.AW594])-[.BC594]=0;&quot;&quot;;IF([.AW594]=&quot;&quot;;0;[.AW594])-[.BC5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5]-[.AK595]=0;&quot;&quot;;[.AQ595]-[.AK5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5]=&quot;&quot;;0;[.AW595])-[.BC595]=0;&quot;&quot;;IF([.AW595]=&quot;&quot;;0;[.AW595])-[.BC5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6]-[.AK596]=0;&quot;&quot;;[.AQ596]-[.AK5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6]=&quot;&quot;;0;[.AW596])-[.BC596]=0;&quot;&quot;;IF([.AW596]=&quot;&quot;;0;[.AW596])-[.BC5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7]-[.AK597]=0;&quot;&quot;;[.AQ597]-[.AK5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7]=&quot;&quot;;0;[.AW597])-[.BC597]=0;&quot;&quot;;IF([.AW597]=&quot;&quot;;0;[.AW597])-[.BC5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8]-[.AK598]=0;&quot;&quot;;[.AQ598]-[.AK5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8]=&quot;&quot;;0;[.AW598])-[.BC598]=0;&quot;&quot;;IF([.AW598]=&quot;&quot;;0;[.AW598])-[.BC5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9]-[.AK599]=0;&quot;&quot;;[.AQ599]-[.AK5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9]=&quot;&quot;;0;[.AW599])-[.BC599]=0;&quot;&quot;;IF([.AW599]=&quot;&quot;;0;[.AW599])-[.BC5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0]-[.AK600]=0;&quot;&quot;;[.AQ600]-[.AK6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0]=&quot;&quot;;0;[.AW600])-[.BC600]=0;&quot;&quot;;IF([.AW600]=&quot;&quot;;0;[.AW600])-[.BC6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1]-[.AK601]=0;&quot;&quot;;[.AQ601]-[.AK6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1]=&quot;&quot;;0;[.AW601])-[.BC601]=0;&quot;&quot;;IF([.AW601]=&quot;&quot;;0;[.AW601])-[.BC6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2]-[.AK602]=0;&quot;&quot;;[.AQ602]-[.AK6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2]=&quot;&quot;;0;[.AW602])-[.BC602]=0;&quot;&quot;;IF([.AW602]=&quot;&quot;;0;[.AW602])-[.BC6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3]-[.AK603]=0;&quot;&quot;;[.AQ603]-[.AK6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3]=&quot;&quot;;0;[.AW603])-[.BC603]=0;&quot;&quot;;IF([.AW603]=&quot;&quot;;0;[.AW603])-[.BC6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4]-[.AK604]=0;&quot;&quot;;[.AQ604]-[.AK6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4]=&quot;&quot;;0;[.AW604])-[.BC604]=0;&quot;&quot;;IF([.AW604]=&quot;&quot;;0;[.AW604])-[.BC6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5]-[.AK605]=0;&quot;&quot;;[.AQ605]-[.AK6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5]=&quot;&quot;;0;[.AW605])-[.BC605]=0;&quot;&quot;;IF([.AW605]=&quot;&quot;;0;[.AW605])-[.BC6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6]-[.AK606]=0;&quot;&quot;;[.AQ606]-[.AK6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6]=&quot;&quot;;0;[.AW606])-[.BC606]=0;&quot;&quot;;IF([.AW606]=&quot;&quot;;0;[.AW606])-[.BC6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7]-[.AK607]=0;&quot;&quot;;[.AQ607]-[.AK6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7]=&quot;&quot;;0;[.AW607])-[.BC607]=0;&quot;&quot;;IF([.AW607]=&quot;&quot;;0;[.AW607])-[.BC6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8]-[.AK608]=0;&quot;&quot;;[.AQ608]-[.AK6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8]=&quot;&quot;;0;[.AW608])-[.BC608]=0;&quot;&quot;;IF([.AW608]=&quot;&quot;;0;[.AW608])-[.BC6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9]-[.AK609]=0;&quot;&quot;;[.AQ609]-[.AK6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9]=&quot;&quot;;0;[.AW609])-[.BC609]=0;&quot;&quot;;IF([.AW609]=&quot;&quot;;0;[.AW609])-[.BC6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0]-[.AK610]=0;&quot;&quot;;[.AQ610]-[.AK6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0]=&quot;&quot;;0;[.AW610])-[.BC610]=0;&quot;&quot;;IF([.AW610]=&quot;&quot;;0;[.AW610])-[.BC6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1]-[.AK611]=0;&quot;&quot;;[.AQ611]-[.AK6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1]=&quot;&quot;;0;[.AW611])-[.BC611]=0;&quot;&quot;;IF([.AW611]=&quot;&quot;;0;[.AW611])-[.BC6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2]-[.AK612]=0;&quot;&quot;;[.AQ612]-[.AK6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2]=&quot;&quot;;0;[.AW612])-[.BC612]=0;&quot;&quot;;IF([.AW612]=&quot;&quot;;0;[.AW612])-[.BC6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3]-[.AK613]=0;&quot;&quot;;[.AQ613]-[.AK6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3]=&quot;&quot;;0;[.AW613])-[.BC613]=0;&quot;&quot;;IF([.AW613]=&quot;&quot;;0;[.AW613])-[.BC6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4]-[.AK614]=0;&quot;&quot;;[.AQ614]-[.AK6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4]=&quot;&quot;;0;[.AW614])-[.BC614]=0;&quot;&quot;;IF([.AW614]=&quot;&quot;;0;[.AW614])-[.BC6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5]-[.AK615]=0;&quot;&quot;;[.AQ615]-[.AK6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5]=&quot;&quot;;0;[.AW615])-[.BC615]=0;&quot;&quot;;IF([.AW615]=&quot;&quot;;0;[.AW615])-[.BC6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6]-[.AK616]=0;&quot;&quot;;[.AQ616]-[.AK6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6]=&quot;&quot;;0;[.AW616])-[.BC616]=0;&quot;&quot;;IF([.AW616]=&quot;&quot;;0;[.AW616])-[.BC6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7]-[.AK617]=0;&quot;&quot;;[.AQ617]-[.AK6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7]=&quot;&quot;;0;[.AW617])-[.BC617]=0;&quot;&quot;;IF([.AW617]=&quot;&quot;;0;[.AW617])-[.BC6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8]-[.AK618]=0;&quot;&quot;;[.AQ618]-[.AK6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8]=&quot;&quot;;0;[.AW618])-[.BC618]=0;&quot;&quot;;IF([.AW618]=&quot;&quot;;0;[.AW618])-[.BC6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9]-[.AK619]=0;&quot;&quot;;[.AQ619]-[.AK6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9]=&quot;&quot;;0;[.AW619])-[.BC619]=0;&quot;&quot;;IF([.AW619]=&quot;&quot;;0;[.AW619])-[.BC6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0]-[.AK620]=0;&quot;&quot;;[.AQ620]-[.AK6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0]=&quot;&quot;;0;[.AW620])-[.BC620]=0;&quot;&quot;;IF([.AW620]=&quot;&quot;;0;[.AW620])-[.BC6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1]-[.AK621]=0;&quot;&quot;;[.AQ621]-[.AK6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1]=&quot;&quot;;0;[.AW621])-[.BC621]=0;&quot;&quot;;IF([.AW621]=&quot;&quot;;0;[.AW621])-[.BC6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2]-[.AK622]=0;&quot;&quot;;[.AQ622]-[.AK6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2]=&quot;&quot;;0;[.AW622])-[.BC622]=0;&quot;&quot;;IF([.AW622]=&quot;&quot;;0;[.AW622])-[.BC6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3]-[.AK623]=0;&quot;&quot;;[.AQ623]-[.AK6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3]=&quot;&quot;;0;[.AW623])-[.BC623]=0;&quot;&quot;;IF([.AW623]=&quot;&quot;;0;[.AW623])-[.BC6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4]-[.AK624]=0;&quot;&quot;;[.AQ624]-[.AK6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4]=&quot;&quot;;0;[.AW624])-[.BC624]=0;&quot;&quot;;IF([.AW624]=&quot;&quot;;0;[.AW624])-[.BC6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5]-[.AK625]=0;&quot;&quot;;[.AQ625]-[.AK6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5]=&quot;&quot;;0;[.AW625])-[.BC625]=0;&quot;&quot;;IF([.AW625]=&quot;&quot;;0;[.AW625])-[.BC6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6]-[.AK626]=0;&quot;&quot;;[.AQ626]-[.AK6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6]=&quot;&quot;;0;[.AW626])-[.BC626]=0;&quot;&quot;;IF([.AW626]=&quot;&quot;;0;[.AW626])-[.BC6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7]-[.AK627]=0;&quot;&quot;;[.AQ627]-[.AK6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7]=&quot;&quot;;0;[.AW627])-[.BC627]=0;&quot;&quot;;IF([.AW627]=&quot;&quot;;0;[.AW627])-[.BC6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8]-[.AK628]=0;&quot;&quot;;[.AQ628]-[.AK6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8]=&quot;&quot;;0;[.AW628])-[.BC628]=0;&quot;&quot;;IF([.AW628]=&quot;&quot;;0;[.AW628])-[.BC6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9]-[.AK629]=0;&quot;&quot;;[.AQ629]-[.AK6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9]=&quot;&quot;;0;[.AW629])-[.BC629]=0;&quot;&quot;;IF([.AW629]=&quot;&quot;;0;[.AW629])-[.BC6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0]-[.AK630]=0;&quot;&quot;;[.AQ630]-[.AK6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0]=&quot;&quot;;0;[.AW630])-[.BC630]=0;&quot;&quot;;IF([.AW630]=&quot;&quot;;0;[.AW630])-[.BC6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1]-[.AK631]=0;&quot;&quot;;[.AQ631]-[.AK6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1]=&quot;&quot;;0;[.AW631])-[.BC631]=0;&quot;&quot;;IF([.AW631]=&quot;&quot;;0;[.AW631])-[.BC6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2]-[.AK632]=0;&quot;&quot;;[.AQ632]-[.AK6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2]=&quot;&quot;;0;[.AW632])-[.BC632]=0;&quot;&quot;;IF([.AW632]=&quot;&quot;;0;[.AW632])-[.BC6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3]-[.AK633]=0;&quot;&quot;;[.AQ633]-[.AK6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3]=&quot;&quot;;0;[.AW633])-[.BC633]=0;&quot;&quot;;IF([.AW633]=&quot;&quot;;0;[.AW633])-[.BC6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4]-[.AK634]=0;&quot;&quot;;[.AQ634]-[.AK6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4]=&quot;&quot;;0;[.AW634])-[.BC634]=0;&quot;&quot;;IF([.AW634]=&quot;&quot;;0;[.AW634])-[.BC6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5]-[.AK635]=0;&quot;&quot;;[.AQ635]-[.AK6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5]=&quot;&quot;;0;[.AW635])-[.BC635]=0;&quot;&quot;;IF([.AW635]=&quot;&quot;;0;[.AW635])-[.BC6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6]-[.AK636]=0;&quot;&quot;;[.AQ636]-[.AK6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6]=&quot;&quot;;0;[.AW636])-[.BC636]=0;&quot;&quot;;IF([.AW636]=&quot;&quot;;0;[.AW636])-[.BC6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7]-[.AK637]=0;&quot;&quot;;[.AQ637]-[.AK6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7]=&quot;&quot;;0;[.AW637])-[.BC637]=0;&quot;&quot;;IF([.AW637]=&quot;&quot;;0;[.AW637])-[.BC6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8]-[.AK638]=0;&quot;&quot;;[.AQ638]-[.AK6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8]=&quot;&quot;;0;[.AW638])-[.BC638]=0;&quot;&quot;;IF([.AW638]=&quot;&quot;;0;[.AW638])-[.BC6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9]-[.AK639]=0;&quot;&quot;;[.AQ639]-[.AK6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9]=&quot;&quot;;0;[.AW639])-[.BC639]=0;&quot;&quot;;IF([.AW639]=&quot;&quot;;0;[.AW639])-[.BC6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0]-[.AK640]=0;&quot;&quot;;[.AQ640]-[.AK6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0]=&quot;&quot;;0;[.AW640])-[.BC640]=0;&quot;&quot;;IF([.AW640]=&quot;&quot;;0;[.AW640])-[.BC6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1]-[.AK641]=0;&quot;&quot;;[.AQ641]-[.AK6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1]=&quot;&quot;;0;[.AW641])-[.BC641]=0;&quot;&quot;;IF([.AW641]=&quot;&quot;;0;[.AW641])-[.BC6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2]-[.AK642]=0;&quot;&quot;;[.AQ642]-[.AK6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2]=&quot;&quot;;0;[.AW642])-[.BC642]=0;&quot;&quot;;IF([.AW642]=&quot;&quot;;0;[.AW642])-[.BC6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3]-[.AK643]=0;&quot;&quot;;[.AQ643]-[.AK6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3]=&quot;&quot;;0;[.AW643])-[.BC643]=0;&quot;&quot;;IF([.AW643]=&quot;&quot;;0;[.AW643])-[.BC6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4]-[.AK644]=0;&quot;&quot;;[.AQ644]-[.AK6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4]=&quot;&quot;;0;[.AW644])-[.BC644]=0;&quot;&quot;;IF([.AW644]=&quot;&quot;;0;[.AW644])-[.BC6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5]-[.AK645]=0;&quot;&quot;;[.AQ645]-[.AK6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5]=&quot;&quot;;0;[.AW645])-[.BC645]=0;&quot;&quot;;IF([.AW645]=&quot;&quot;;0;[.AW645])-[.BC6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6]-[.AK646]=0;&quot;&quot;;[.AQ646]-[.AK6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6]=&quot;&quot;;0;[.AW646])-[.BC646]=0;&quot;&quot;;IF([.AW646]=&quot;&quot;;0;[.AW646])-[.BC6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7]-[.AK647]=0;&quot;&quot;;[.AQ647]-[.AK6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7]=&quot;&quot;;0;[.AW647])-[.BC647]=0;&quot;&quot;;IF([.AW647]=&quot;&quot;;0;[.AW647])-[.BC6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8]-[.AK648]=0;&quot;&quot;;[.AQ648]-[.AK6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8]=&quot;&quot;;0;[.AW648])-[.BC648]=0;&quot;&quot;;IF([.AW648]=&quot;&quot;;0;[.AW648])-[.BC6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9]-[.AK649]=0;&quot;&quot;;[.AQ649]-[.AK6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9]=&quot;&quot;;0;[.AW649])-[.BC649]=0;&quot;&quot;;IF([.AW649]=&quot;&quot;;0;[.AW649])-[.BC6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0]-[.AK650]=0;&quot;&quot;;[.AQ650]-[.AK6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0]=&quot;&quot;;0;[.AW650])-[.BC650]=0;&quot;&quot;;IF([.AW650]=&quot;&quot;;0;[.AW650])-[.BC6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1]-[.AK651]=0;&quot;&quot;;[.AQ651]-[.AK6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1]=&quot;&quot;;0;[.AW651])-[.BC651]=0;&quot;&quot;;IF([.AW651]=&quot;&quot;;0;[.AW651])-[.BC6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2]-[.AK652]=0;&quot;&quot;;[.AQ652]-[.AK6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2]=&quot;&quot;;0;[.AW652])-[.BC652]=0;&quot;&quot;;IF([.AW652]=&quot;&quot;;0;[.AW652])-[.BC6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3]-[.AK653]=0;&quot;&quot;;[.AQ653]-[.AK6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3]=&quot;&quot;;0;[.AW653])-[.BC653]=0;&quot;&quot;;IF([.AW653]=&quot;&quot;;0;[.AW653])-[.BC6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4]-[.AK654]=0;&quot;&quot;;[.AQ654]-[.AK6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4]=&quot;&quot;;0;[.AW654])-[.BC654]=0;&quot;&quot;;IF([.AW654]=&quot;&quot;;0;[.AW654])-[.BC6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5]-[.AK655]=0;&quot;&quot;;[.AQ655]-[.AK6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5]=&quot;&quot;;0;[.AW655])-[.BC655]=0;&quot;&quot;;IF([.AW655]=&quot;&quot;;0;[.AW655])-[.BC6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6]-[.AK656]=0;&quot;&quot;;[.AQ656]-[.AK6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6]=&quot;&quot;;0;[.AW656])-[.BC656]=0;&quot;&quot;;IF([.AW656]=&quot;&quot;;0;[.AW656])-[.BC6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7]-[.AK657]=0;&quot;&quot;;[.AQ657]-[.AK6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7]=&quot;&quot;;0;[.AW657])-[.BC657]=0;&quot;&quot;;IF([.AW657]=&quot;&quot;;0;[.AW657])-[.BC6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8]-[.AK658]=0;&quot;&quot;;[.AQ658]-[.AK6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8]=&quot;&quot;;0;[.AW658])-[.BC658]=0;&quot;&quot;;IF([.AW658]=&quot;&quot;;0;[.AW658])-[.BC6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9]-[.AK659]=0;&quot;&quot;;[.AQ659]-[.AK6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9]=&quot;&quot;;0;[.AW659])-[.BC659]=0;&quot;&quot;;IF([.AW659]=&quot;&quot;;0;[.AW659])-[.BC6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0]-[.AK660]=0;&quot;&quot;;[.AQ660]-[.AK6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0]=&quot;&quot;;0;[.AW660])-[.BC660]=0;&quot;&quot;;IF([.AW660]=&quot;&quot;;0;[.AW660])-[.BC6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1]-[.AK661]=0;&quot;&quot;;[.AQ661]-[.AK6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1]=&quot;&quot;;0;[.AW661])-[.BC661]=0;&quot;&quot;;IF([.AW661]=&quot;&quot;;0;[.AW661])-[.BC6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2]-[.AK662]=0;&quot;&quot;;[.AQ662]-[.AK6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2]=&quot;&quot;;0;[.AW662])-[.BC662]=0;&quot;&quot;;IF([.AW662]=&quot;&quot;;0;[.AW662])-[.BC6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3]-[.AK663]=0;&quot;&quot;;[.AQ663]-[.AK6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3]=&quot;&quot;;0;[.AW663])-[.BC663]=0;&quot;&quot;;IF([.AW663]=&quot;&quot;;0;[.AW663])-[.BC6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4]-[.AK664]=0;&quot;&quot;;[.AQ664]-[.AK6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4]=&quot;&quot;;0;[.AW664])-[.BC664]=0;&quot;&quot;;IF([.AW664]=&quot;&quot;;0;[.AW664])-[.BC6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5]-[.AK665]=0;&quot;&quot;;[.AQ665]-[.AK6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5]=&quot;&quot;;0;[.AW665])-[.BC665]=0;&quot;&quot;;IF([.AW665]=&quot;&quot;;0;[.AW665])-[.BC6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6]-[.AK666]=0;&quot;&quot;;[.AQ666]-[.AK6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6]=&quot;&quot;;0;[.AW666])-[.BC666]=0;&quot;&quot;;IF([.AW666]=&quot;&quot;;0;[.AW666])-[.BC6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7]-[.AK667]=0;&quot;&quot;;[.AQ667]-[.AK6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7]=&quot;&quot;;0;[.AW667])-[.BC667]=0;&quot;&quot;;IF([.AW667]=&quot;&quot;;0;[.AW667])-[.BC6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8]-[.AK668]=0;&quot;&quot;;[.AQ668]-[.AK6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8]=&quot;&quot;;0;[.AW668])-[.BC668]=0;&quot;&quot;;IF([.AW668]=&quot;&quot;;0;[.AW668])-[.BC6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9]-[.AK669]=0;&quot;&quot;;[.AQ669]-[.AK6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9]=&quot;&quot;;0;[.AW669])-[.BC669]=0;&quot;&quot;;IF([.AW669]=&quot;&quot;;0;[.AW669])-[.BC6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0]-[.AK670]=0;&quot;&quot;;[.AQ670]-[.AK6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0]=&quot;&quot;;0;[.AW670])-[.BC670]=0;&quot;&quot;;IF([.AW670]=&quot;&quot;;0;[.AW670])-[.BC6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1]-[.AK671]=0;&quot;&quot;;[.AQ671]-[.AK6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1]=&quot;&quot;;0;[.AW671])-[.BC671]=0;&quot;&quot;;IF([.AW671]=&quot;&quot;;0;[.AW671])-[.BC6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2]-[.AK672]=0;&quot;&quot;;[.AQ672]-[.AK6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2]=&quot;&quot;;0;[.AW672])-[.BC672]=0;&quot;&quot;;IF([.AW672]=&quot;&quot;;0;[.AW672])-[.BC6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3]-[.AK673]=0;&quot;&quot;;[.AQ673]-[.AK6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3]=&quot;&quot;;0;[.AW673])-[.BC673]=0;&quot;&quot;;IF([.AW673]=&quot;&quot;;0;[.AW673])-[.BC6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4]-[.AK674]=0;&quot;&quot;;[.AQ674]-[.AK6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4]=&quot;&quot;;0;[.AW674])-[.BC674]=0;&quot;&quot;;IF([.AW674]=&quot;&quot;;0;[.AW674])-[.BC6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5]-[.AK675]=0;&quot;&quot;;[.AQ675]-[.AK6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5]=&quot;&quot;;0;[.AW675])-[.BC675]=0;&quot;&quot;;IF([.AW675]=&quot;&quot;;0;[.AW675])-[.BC6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6]-[.AK676]=0;&quot;&quot;;[.AQ676]-[.AK6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6]=&quot;&quot;;0;[.AW676])-[.BC676]=0;&quot;&quot;;IF([.AW676]=&quot;&quot;;0;[.AW676])-[.BC6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7]-[.AK677]=0;&quot;&quot;;[.AQ677]-[.AK6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7]=&quot;&quot;;0;[.AW677])-[.BC677]=0;&quot;&quot;;IF([.AW677]=&quot;&quot;;0;[.AW677])-[.BC6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8]-[.AK678]=0;&quot;&quot;;[.AQ678]-[.AK6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8]=&quot;&quot;;0;[.AW678])-[.BC678]=0;&quot;&quot;;IF([.AW678]=&quot;&quot;;0;[.AW678])-[.BC6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9]-[.AK679]=0;&quot;&quot;;[.AQ679]-[.AK6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9]=&quot;&quot;;0;[.AW679])-[.BC679]=0;&quot;&quot;;IF([.AW679]=&quot;&quot;;0;[.AW679])-[.BC6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0]-[.AK680]=0;&quot;&quot;;[.AQ680]-[.AK6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0]=&quot;&quot;;0;[.AW680])-[.BC680]=0;&quot;&quot;;IF([.AW680]=&quot;&quot;;0;[.AW680])-[.BC6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1]-[.AK681]=0;&quot;&quot;;[.AQ681]-[.AK6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1]=&quot;&quot;;0;[.AW681])-[.BC681]=0;&quot;&quot;;IF([.AW681]=&quot;&quot;;0;[.AW681])-[.BC6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2]-[.AK682]=0;&quot;&quot;;[.AQ682]-[.AK6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2]=&quot;&quot;;0;[.AW682])-[.BC682]=0;&quot;&quot;;IF([.AW682]=&quot;&quot;;0;[.AW682])-[.BC6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3]-[.AK683]=0;&quot;&quot;;[.AQ683]-[.AK6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3]=&quot;&quot;;0;[.AW683])-[.BC683]=0;&quot;&quot;;IF([.AW683]=&quot;&quot;;0;[.AW683])-[.BC6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4]-[.AK684]=0;&quot;&quot;;[.AQ684]-[.AK6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4]=&quot;&quot;;0;[.AW684])-[.BC684]=0;&quot;&quot;;IF([.AW684]=&quot;&quot;;0;[.AW684])-[.BC6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5]-[.AK685]=0;&quot;&quot;;[.AQ685]-[.AK6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5]=&quot;&quot;;0;[.AW685])-[.BC685]=0;&quot;&quot;;IF([.AW685]=&quot;&quot;;0;[.AW685])-[.BC6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6]-[.AK686]=0;&quot;&quot;;[.AQ686]-[.AK6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6]=&quot;&quot;;0;[.AW686])-[.BC686]=0;&quot;&quot;;IF([.AW686]=&quot;&quot;;0;[.AW686])-[.BC6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7]-[.AK687]=0;&quot;&quot;;[.AQ687]-[.AK6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7]=&quot;&quot;;0;[.AW687])-[.BC687]=0;&quot;&quot;;IF([.AW687]=&quot;&quot;;0;[.AW687])-[.BC6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8]-[.AK688]=0;&quot;&quot;;[.AQ688]-[.AK6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8]=&quot;&quot;;0;[.AW688])-[.BC688]=0;&quot;&quot;;IF([.AW688]=&quot;&quot;;0;[.AW688])-[.BC6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9]-[.AK689]=0;&quot;&quot;;[.AQ689]-[.AK6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9]=&quot;&quot;;0;[.AW689])-[.BC689]=0;&quot;&quot;;IF([.AW689]=&quot;&quot;;0;[.AW689])-[.BC6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0]-[.AK690]=0;&quot;&quot;;[.AQ690]-[.AK6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0]=&quot;&quot;;0;[.AW690])-[.BC690]=0;&quot;&quot;;IF([.AW690]=&quot;&quot;;0;[.AW690])-[.BC6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1]-[.AK691]=0;&quot;&quot;;[.AQ691]-[.AK6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1]=&quot;&quot;;0;[.AW691])-[.BC691]=0;&quot;&quot;;IF([.AW691]=&quot;&quot;;0;[.AW691])-[.BC6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2]-[.AK692]=0;&quot;&quot;;[.AQ692]-[.AK6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2]=&quot;&quot;;0;[.AW692])-[.BC692]=0;&quot;&quot;;IF([.AW692]=&quot;&quot;;0;[.AW692])-[.BC6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3]-[.AK693]=0;&quot;&quot;;[.AQ693]-[.AK6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3]=&quot;&quot;;0;[.AW693])-[.BC693]=0;&quot;&quot;;IF([.AW693]=&quot;&quot;;0;[.AW693])-[.BC6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4]-[.AK694]=0;&quot;&quot;;[.AQ694]-[.AK6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4]=&quot;&quot;;0;[.AW694])-[.BC694]=0;&quot;&quot;;IF([.AW694]=&quot;&quot;;0;[.AW694])-[.BC6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5]-[.AK695]=0;&quot;&quot;;[.AQ695]-[.AK6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5]=&quot;&quot;;0;[.AW695])-[.BC695]=0;&quot;&quot;;IF([.AW695]=&quot;&quot;;0;[.AW695])-[.BC6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6]-[.AK696]=0;&quot;&quot;;[.AQ696]-[.AK6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6]=&quot;&quot;;0;[.AW696])-[.BC696]=0;&quot;&quot;;IF([.AW696]=&quot;&quot;;0;[.AW696])-[.BC6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7]-[.AK697]=0;&quot;&quot;;[.AQ697]-[.AK6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7]=&quot;&quot;;0;[.AW697])-[.BC697]=0;&quot;&quot;;IF([.AW697]=&quot;&quot;;0;[.AW697])-[.BC6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8]-[.AK698]=0;&quot;&quot;;[.AQ698]-[.AK6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8]=&quot;&quot;;0;[.AW698])-[.BC698]=0;&quot;&quot;;IF([.AW698]=&quot;&quot;;0;[.AW698])-[.BC6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9]-[.AK699]=0;&quot;&quot;;[.AQ699]-[.AK6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9]=&quot;&quot;;0;[.AW699])-[.BC699]=0;&quot;&quot;;IF([.AW699]=&quot;&quot;;0;[.AW699])-[.BC6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0]-[.AK700]=0;&quot;&quot;;[.AQ700]-[.AK7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0]=&quot;&quot;;0;[.AW700])-[.BC700]=0;&quot;&quot;;IF([.AW700]=&quot;&quot;;0;[.AW700])-[.BC7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1]-[.AK701]=0;&quot;&quot;;[.AQ701]-[.AK7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1]=&quot;&quot;;0;[.AW701])-[.BC701]=0;&quot;&quot;;IF([.AW701]=&quot;&quot;;0;[.AW701])-[.BC7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2]-[.AK702]=0;&quot;&quot;;[.AQ702]-[.AK7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2]=&quot;&quot;;0;[.AW702])-[.BC702]=0;&quot;&quot;;IF([.AW702]=&quot;&quot;;0;[.AW702])-[.BC7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3]-[.AK703]=0;&quot;&quot;;[.AQ703]-[.AK7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3]=&quot;&quot;;0;[.AW703])-[.BC703]=0;&quot;&quot;;IF([.AW703]=&quot;&quot;;0;[.AW703])-[.BC7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4]-[.AK704]=0;&quot;&quot;;[.AQ704]-[.AK7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4]=&quot;&quot;;0;[.AW704])-[.BC704]=0;&quot;&quot;;IF([.AW704]=&quot;&quot;;0;[.AW704])-[.BC7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5]-[.AK705]=0;&quot;&quot;;[.AQ705]-[.AK7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5]=&quot;&quot;;0;[.AW705])-[.BC705]=0;&quot;&quot;;IF([.AW705]=&quot;&quot;;0;[.AW705])-[.BC7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6]-[.AK706]=0;&quot;&quot;;[.AQ706]-[.AK7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6]=&quot;&quot;;0;[.AW706])-[.BC706]=0;&quot;&quot;;IF([.AW706]=&quot;&quot;;0;[.AW706])-[.BC7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7]-[.AK707]=0;&quot;&quot;;[.AQ707]-[.AK7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7]=&quot;&quot;;0;[.AW707])-[.BC707]=0;&quot;&quot;;IF([.AW707]=&quot;&quot;;0;[.AW707])-[.BC7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8]-[.AK708]=0;&quot;&quot;;[.AQ708]-[.AK7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8]=&quot;&quot;;0;[.AW708])-[.BC708]=0;&quot;&quot;;IF([.AW708]=&quot;&quot;;0;[.AW708])-[.BC7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9]-[.AK709]=0;&quot;&quot;;[.AQ709]-[.AK7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9]=&quot;&quot;;0;[.AW709])-[.BC709]=0;&quot;&quot;;IF([.AW709]=&quot;&quot;;0;[.AW709])-[.BC7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0]-[.AK710]=0;&quot;&quot;;[.AQ710]-[.AK7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0]=&quot;&quot;;0;[.AW710])-[.BC710]=0;&quot;&quot;;IF([.AW710]=&quot;&quot;;0;[.AW710])-[.BC7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1]-[.AK711]=0;&quot;&quot;;[.AQ711]-[.AK7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1]=&quot;&quot;;0;[.AW711])-[.BC711]=0;&quot;&quot;;IF([.AW711]=&quot;&quot;;0;[.AW711])-[.BC7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2]-[.AK712]=0;&quot;&quot;;[.AQ712]-[.AK7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2]=&quot;&quot;;0;[.AW712])-[.BC712]=0;&quot;&quot;;IF([.AW712]=&quot;&quot;;0;[.AW712])-[.BC7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3]-[.AK713]=0;&quot;&quot;;[.AQ713]-[.AK7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3]=&quot;&quot;;0;[.AW713])-[.BC713]=0;&quot;&quot;;IF([.AW713]=&quot;&quot;;0;[.AW713])-[.BC7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4]-[.AK714]=0;&quot;&quot;;[.AQ714]-[.AK7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4]=&quot;&quot;;0;[.AW714])-[.BC714]=0;&quot;&quot;;IF([.AW714]=&quot;&quot;;0;[.AW714])-[.BC7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5]-[.AK715]=0;&quot;&quot;;[.AQ715]-[.AK7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5]=&quot;&quot;;0;[.AW715])-[.BC715]=0;&quot;&quot;;IF([.AW715]=&quot;&quot;;0;[.AW715])-[.BC7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6]-[.AK716]=0;&quot;&quot;;[.AQ716]-[.AK7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6]=&quot;&quot;;0;[.AW716])-[.BC716]=0;&quot;&quot;;IF([.AW716]=&quot;&quot;;0;[.AW716])-[.BC7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7]-[.AK717]=0;&quot;&quot;;[.AQ717]-[.AK7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7]=&quot;&quot;;0;[.AW717])-[.BC717]=0;&quot;&quot;;IF([.AW717]=&quot;&quot;;0;[.AW717])-[.BC7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8]-[.AK718]=0;&quot;&quot;;[.AQ718]-[.AK7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8]=&quot;&quot;;0;[.AW718])-[.BC718]=0;&quot;&quot;;IF([.AW718]=&quot;&quot;;0;[.AW718])-[.BC7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9]-[.AK719]=0;&quot;&quot;;[.AQ719]-[.AK7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9]=&quot;&quot;;0;[.AW719])-[.BC719]=0;&quot;&quot;;IF([.AW719]=&quot;&quot;;0;[.AW719])-[.BC7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0]-[.AK720]=0;&quot;&quot;;[.AQ720]-[.AK7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0]=&quot;&quot;;0;[.AW720])-[.BC720]=0;&quot;&quot;;IF([.AW720]=&quot;&quot;;0;[.AW720])-[.BC7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1]-[.AK721]=0;&quot;&quot;;[.AQ721]-[.AK7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1]=&quot;&quot;;0;[.AW721])-[.BC721]=0;&quot;&quot;;IF([.AW721]=&quot;&quot;;0;[.AW721])-[.BC7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2]-[.AK722]=0;&quot;&quot;;[.AQ722]-[.AK7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2]=&quot;&quot;;0;[.AW722])-[.BC722]=0;&quot;&quot;;IF([.AW722]=&quot;&quot;;0;[.AW722])-[.BC7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3]-[.AK723]=0;&quot;&quot;;[.AQ723]-[.AK7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3]=&quot;&quot;;0;[.AW723])-[.BC723]=0;&quot;&quot;;IF([.AW723]=&quot;&quot;;0;[.AW723])-[.BC7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4]-[.AK724]=0;&quot;&quot;;[.AQ724]-[.AK7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4]=&quot;&quot;;0;[.AW724])-[.BC724]=0;&quot;&quot;;IF([.AW724]=&quot;&quot;;0;[.AW724])-[.BC7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5]-[.AK725]=0;&quot;&quot;;[.AQ725]-[.AK7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5]=&quot;&quot;;0;[.AW725])-[.BC725]=0;&quot;&quot;;IF([.AW725]=&quot;&quot;;0;[.AW725])-[.BC7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6]-[.AK726]=0;&quot;&quot;;[.AQ726]-[.AK7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6]=&quot;&quot;;0;[.AW726])-[.BC726]=0;&quot;&quot;;IF([.AW726]=&quot;&quot;;0;[.AW726])-[.BC7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7]-[.AK727]=0;&quot;&quot;;[.AQ727]-[.AK7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7]=&quot;&quot;;0;[.AW727])-[.BC727]=0;&quot;&quot;;IF([.AW727]=&quot;&quot;;0;[.AW727])-[.BC7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8]-[.AK728]=0;&quot;&quot;;[.AQ728]-[.AK7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8]=&quot;&quot;;0;[.AW728])-[.BC728]=0;&quot;&quot;;IF([.AW728]=&quot;&quot;;0;[.AW728])-[.BC7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9]-[.AK729]=0;&quot;&quot;;[.AQ729]-[.AK7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9]=&quot;&quot;;0;[.AW729])-[.BC729]=0;&quot;&quot;;IF([.AW729]=&quot;&quot;;0;[.AW729])-[.BC7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0]-[.AK730]=0;&quot;&quot;;[.AQ730]-[.AK7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0]=&quot;&quot;;0;[.AW730])-[.BC730]=0;&quot;&quot;;IF([.AW730]=&quot;&quot;;0;[.AW730])-[.BC7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1]-[.AK731]=0;&quot;&quot;;[.AQ731]-[.AK7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1]=&quot;&quot;;0;[.AW731])-[.BC731]=0;&quot;&quot;;IF([.AW731]=&quot;&quot;;0;[.AW731])-[.BC7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2]-[.AK732]=0;&quot;&quot;;[.AQ732]-[.AK7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2]=&quot;&quot;;0;[.AW732])-[.BC732]=0;&quot;&quot;;IF([.AW732]=&quot;&quot;;0;[.AW732])-[.BC7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3]-[.AK733]=0;&quot;&quot;;[.AQ733]-[.AK7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3]=&quot;&quot;;0;[.AW733])-[.BC733]=0;&quot;&quot;;IF([.AW733]=&quot;&quot;;0;[.AW733])-[.BC7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4]-[.AK734]=0;&quot;&quot;;[.AQ734]-[.AK7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4]=&quot;&quot;;0;[.AW734])-[.BC734]=0;&quot;&quot;;IF([.AW734]=&quot;&quot;;0;[.AW734])-[.BC7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5]-[.AK735]=0;&quot;&quot;;[.AQ735]-[.AK7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5]=&quot;&quot;;0;[.AW735])-[.BC735]=0;&quot;&quot;;IF([.AW735]=&quot;&quot;;0;[.AW735])-[.BC7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6]-[.AK736]=0;&quot;&quot;;[.AQ736]-[.AK7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6]=&quot;&quot;;0;[.AW736])-[.BC736]=0;&quot;&quot;;IF([.AW736]=&quot;&quot;;0;[.AW736])-[.BC7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7]-[.AK737]=0;&quot;&quot;;[.AQ737]-[.AK7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7]=&quot;&quot;;0;[.AW737])-[.BC737]=0;&quot;&quot;;IF([.AW737]=&quot;&quot;;0;[.AW737])-[.BC7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8]-[.AK738]=0;&quot;&quot;;[.AQ738]-[.AK7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8]=&quot;&quot;;0;[.AW738])-[.BC738]=0;&quot;&quot;;IF([.AW738]=&quot;&quot;;0;[.AW738])-[.BC7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9]-[.AK739]=0;&quot;&quot;;[.AQ739]-[.AK7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9]=&quot;&quot;;0;[.AW739])-[.BC739]=0;&quot;&quot;;IF([.AW739]=&quot;&quot;;0;[.AW739])-[.BC7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0]-[.AK740]=0;&quot;&quot;;[.AQ740]-[.AK7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0]=&quot;&quot;;0;[.AW740])-[.BC740]=0;&quot;&quot;;IF([.AW740]=&quot;&quot;;0;[.AW740])-[.BC7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1]-[.AK741]=0;&quot;&quot;;[.AQ741]-[.AK7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1]=&quot;&quot;;0;[.AW741])-[.BC741]=0;&quot;&quot;;IF([.AW741]=&quot;&quot;;0;[.AW741])-[.BC7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2]-[.AK742]=0;&quot;&quot;;[.AQ742]-[.AK7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2]=&quot;&quot;;0;[.AW742])-[.BC742]=0;&quot;&quot;;IF([.AW742]=&quot;&quot;;0;[.AW742])-[.BC7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3]-[.AK743]=0;&quot;&quot;;[.AQ743]-[.AK7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3]=&quot;&quot;;0;[.AW743])-[.BC743]=0;&quot;&quot;;IF([.AW743]=&quot;&quot;;0;[.AW743])-[.BC7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4]-[.AK744]=0;&quot;&quot;;[.AQ744]-[.AK7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4]=&quot;&quot;;0;[.AW744])-[.BC744]=0;&quot;&quot;;IF([.AW744]=&quot;&quot;;0;[.AW744])-[.BC7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5]-[.AK745]=0;&quot;&quot;;[.AQ745]-[.AK7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5]=&quot;&quot;;0;[.AW745])-[.BC745]=0;&quot;&quot;;IF([.AW745]=&quot;&quot;;0;[.AW745])-[.BC7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6]-[.AK746]=0;&quot;&quot;;[.AQ746]-[.AK7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6]=&quot;&quot;;0;[.AW746])-[.BC746]=0;&quot;&quot;;IF([.AW746]=&quot;&quot;;0;[.AW746])-[.BC7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7]-[.AK747]=0;&quot;&quot;;[.AQ747]-[.AK7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7]=&quot;&quot;;0;[.AW747])-[.BC747]=0;&quot;&quot;;IF([.AW747]=&quot;&quot;;0;[.AW747])-[.BC7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8]-[.AK748]=0;&quot;&quot;;[.AQ748]-[.AK7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8]=&quot;&quot;;0;[.AW748])-[.BC748]=0;&quot;&quot;;IF([.AW748]=&quot;&quot;;0;[.AW748])-[.BC7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9]-[.AK749]=0;&quot;&quot;;[.AQ749]-[.AK7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9]=&quot;&quot;;0;[.AW749])-[.BC749]=0;&quot;&quot;;IF([.AW749]=&quot;&quot;;0;[.AW749])-[.BC7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0]-[.AK750]=0;&quot;&quot;;[.AQ750]-[.AK7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0]=&quot;&quot;;0;[.AW750])-[.BC750]=0;&quot;&quot;;IF([.AW750]=&quot;&quot;;0;[.AW750])-[.BC7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1]-[.AK751]=0;&quot;&quot;;[.AQ751]-[.AK7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1]=&quot;&quot;;0;[.AW751])-[.BC751]=0;&quot;&quot;;IF([.AW751]=&quot;&quot;;0;[.AW751])-[.BC7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2]-[.AK752]=0;&quot;&quot;;[.AQ752]-[.AK7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2]=&quot;&quot;;0;[.AW752])-[.BC752]=0;&quot;&quot;;IF([.AW752]=&quot;&quot;;0;[.AW752])-[.BC7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3]-[.AK753]=0;&quot;&quot;;[.AQ753]-[.AK7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3]=&quot;&quot;;0;[.AW753])-[.BC753]=0;&quot;&quot;;IF([.AW753]=&quot;&quot;;0;[.AW753])-[.BC7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4]-[.AK754]=0;&quot;&quot;;[.AQ754]-[.AK7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4]=&quot;&quot;;0;[.AW754])-[.BC754]=0;&quot;&quot;;IF([.AW754]=&quot;&quot;;0;[.AW754])-[.BC7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5]-[.AK755]=0;&quot;&quot;;[.AQ755]-[.AK7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5]=&quot;&quot;;0;[.AW755])-[.BC755]=0;&quot;&quot;;IF([.AW755]=&quot;&quot;;0;[.AW755])-[.BC7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6]-[.AK756]=0;&quot;&quot;;[.AQ756]-[.AK7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6]=&quot;&quot;;0;[.AW756])-[.BC756]=0;&quot;&quot;;IF([.AW756]=&quot;&quot;;0;[.AW756])-[.BC7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7]-[.AK757]=0;&quot;&quot;;[.AQ757]-[.AK7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7]=&quot;&quot;;0;[.AW757])-[.BC757]=0;&quot;&quot;;IF([.AW757]=&quot;&quot;;0;[.AW757])-[.BC7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8]-[.AK758]=0;&quot;&quot;;[.AQ758]-[.AK7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8]=&quot;&quot;;0;[.AW758])-[.BC758]=0;&quot;&quot;;IF([.AW758]=&quot;&quot;;0;[.AW758])-[.BC7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9]-[.AK759]=0;&quot;&quot;;[.AQ759]-[.AK7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9]=&quot;&quot;;0;[.AW759])-[.BC759]=0;&quot;&quot;;IF([.AW759]=&quot;&quot;;0;[.AW759])-[.BC7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0]-[.AK760]=0;&quot;&quot;;[.AQ760]-[.AK7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0]=&quot;&quot;;0;[.AW760])-[.BC760]=0;&quot;&quot;;IF([.AW760]=&quot;&quot;;0;[.AW760])-[.BC7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1]-[.AK761]=0;&quot;&quot;;[.AQ761]-[.AK7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1]=&quot;&quot;;0;[.AW761])-[.BC761]=0;&quot;&quot;;IF([.AW761]=&quot;&quot;;0;[.AW761])-[.BC7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2]-[.AK762]=0;&quot;&quot;;[.AQ762]-[.AK7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2]=&quot;&quot;;0;[.AW762])-[.BC762]=0;&quot;&quot;;IF([.AW762]=&quot;&quot;;0;[.AW762])-[.BC7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3]-[.AK763]=0;&quot;&quot;;[.AQ763]-[.AK7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3]=&quot;&quot;;0;[.AW763])-[.BC763]=0;&quot;&quot;;IF([.AW763]=&quot;&quot;;0;[.AW763])-[.BC7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4]-[.AK764]=0;&quot;&quot;;[.AQ764]-[.AK7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4]=&quot;&quot;;0;[.AW764])-[.BC764]=0;&quot;&quot;;IF([.AW764]=&quot;&quot;;0;[.AW764])-[.BC7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5]-[.AK765]=0;&quot;&quot;;[.AQ765]-[.AK7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5]=&quot;&quot;;0;[.AW765])-[.BC765]=0;&quot;&quot;;IF([.AW765]=&quot;&quot;;0;[.AW765])-[.BC7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6]-[.AK766]=0;&quot;&quot;;[.AQ766]-[.AK7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6]=&quot;&quot;;0;[.AW766])-[.BC766]=0;&quot;&quot;;IF([.AW766]=&quot;&quot;;0;[.AW766])-[.BC7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7]-[.AK767]=0;&quot;&quot;;[.AQ767]-[.AK7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7]=&quot;&quot;;0;[.AW767])-[.BC767]=0;&quot;&quot;;IF([.AW767]=&quot;&quot;;0;[.AW767])-[.BC7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8]-[.AK768]=0;&quot;&quot;;[.AQ768]-[.AK7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8]=&quot;&quot;;0;[.AW768])-[.BC768]=0;&quot;&quot;;IF([.AW768]=&quot;&quot;;0;[.AW768])-[.BC7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9]-[.AK769]=0;&quot;&quot;;[.AQ769]-[.AK7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9]=&quot;&quot;;0;[.AW769])-[.BC769]=0;&quot;&quot;;IF([.AW769]=&quot;&quot;;0;[.AW769])-[.BC7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0]-[.AK770]=0;&quot;&quot;;[.AQ770]-[.AK7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0]=&quot;&quot;;0;[.AW770])-[.BC770]=0;&quot;&quot;;IF([.AW770]=&quot;&quot;;0;[.AW770])-[.BC7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1]-[.AK771]=0;&quot;&quot;;[.AQ771]-[.AK7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1]=&quot;&quot;;0;[.AW771])-[.BC771]=0;&quot;&quot;;IF([.AW771]=&quot;&quot;;0;[.AW771])-[.BC7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2]-[.AK772]=0;&quot;&quot;;[.AQ772]-[.AK7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2]=&quot;&quot;;0;[.AW772])-[.BC772]=0;&quot;&quot;;IF([.AW772]=&quot;&quot;;0;[.AW772])-[.BC7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3]-[.AK773]=0;&quot;&quot;;[.AQ773]-[.AK7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3]=&quot;&quot;;0;[.AW773])-[.BC773]=0;&quot;&quot;;IF([.AW773]=&quot;&quot;;0;[.AW773])-[.BC7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4]-[.AK774]=0;&quot;&quot;;[.AQ774]-[.AK7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4]=&quot;&quot;;0;[.AW774])-[.BC774]=0;&quot;&quot;;IF([.AW774]=&quot;&quot;;0;[.AW774])-[.BC7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5]-[.AK775]=0;&quot;&quot;;[.AQ775]-[.AK7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5]=&quot;&quot;;0;[.AW775])-[.BC775]=0;&quot;&quot;;IF([.AW775]=&quot;&quot;;0;[.AW775])-[.BC7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6]-[.AK776]=0;&quot;&quot;;[.AQ776]-[.AK7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6]=&quot;&quot;;0;[.AW776])-[.BC776]=0;&quot;&quot;;IF([.AW776]=&quot;&quot;;0;[.AW776])-[.BC7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7]-[.AK777]=0;&quot;&quot;;[.AQ777]-[.AK7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7]=&quot;&quot;;0;[.AW777])-[.BC777]=0;&quot;&quot;;IF([.AW777]=&quot;&quot;;0;[.AW777])-[.BC7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8]-[.AK778]=0;&quot;&quot;;[.AQ778]-[.AK7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8]=&quot;&quot;;0;[.AW778])-[.BC778]=0;&quot;&quot;;IF([.AW778]=&quot;&quot;;0;[.AW778])-[.BC7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9]-[.AK779]=0;&quot;&quot;;[.AQ779]-[.AK7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9]=&quot;&quot;;0;[.AW779])-[.BC779]=0;&quot;&quot;;IF([.AW779]=&quot;&quot;;0;[.AW779])-[.BC7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0]-[.AK780]=0;&quot;&quot;;[.AQ780]-[.AK7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0]=&quot;&quot;;0;[.AW780])-[.BC780]=0;&quot;&quot;;IF([.AW780]=&quot;&quot;;0;[.AW780])-[.BC7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1]-[.AK781]=0;&quot;&quot;;[.AQ781]-[.AK7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1]=&quot;&quot;;0;[.AW781])-[.BC781]=0;&quot;&quot;;IF([.AW781]=&quot;&quot;;0;[.AW781])-[.BC7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2]-[.AK782]=0;&quot;&quot;;[.AQ782]-[.AK7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2]=&quot;&quot;;0;[.AW782])-[.BC782]=0;&quot;&quot;;IF([.AW782]=&quot;&quot;;0;[.AW782])-[.BC7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3]-[.AK783]=0;&quot;&quot;;[.AQ783]-[.AK7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3]=&quot;&quot;;0;[.AW783])-[.BC783]=0;&quot;&quot;;IF([.AW783]=&quot;&quot;;0;[.AW783])-[.BC7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4]-[.AK784]=0;&quot;&quot;;[.AQ784]-[.AK7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4]=&quot;&quot;;0;[.AW784])-[.BC784]=0;&quot;&quot;;IF([.AW784]=&quot;&quot;;0;[.AW784])-[.BC7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5]-[.AK785]=0;&quot;&quot;;[.AQ785]-[.AK7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5]=&quot;&quot;;0;[.AW785])-[.BC785]=0;&quot;&quot;;IF([.AW785]=&quot;&quot;;0;[.AW785])-[.BC7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6]-[.AK786]=0;&quot;&quot;;[.AQ786]-[.AK7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6]=&quot;&quot;;0;[.AW786])-[.BC786]=0;&quot;&quot;;IF([.AW786]=&quot;&quot;;0;[.AW786])-[.BC7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7]-[.AK787]=0;&quot;&quot;;[.AQ787]-[.AK7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7]=&quot;&quot;;0;[.AW787])-[.BC787]=0;&quot;&quot;;IF([.AW787]=&quot;&quot;;0;[.AW787])-[.BC7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8]-[.AK788]=0;&quot;&quot;;[.AQ788]-[.AK7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8]=&quot;&quot;;0;[.AW788])-[.BC788]=0;&quot;&quot;;IF([.AW788]=&quot;&quot;;0;[.AW788])-[.BC7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9]-[.AK789]=0;&quot;&quot;;[.AQ789]-[.AK7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9]=&quot;&quot;;0;[.AW789])-[.BC789]=0;&quot;&quot;;IF([.AW789]=&quot;&quot;;0;[.AW789])-[.BC7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0]-[.AK790]=0;&quot;&quot;;[.AQ790]-[.AK7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0]=&quot;&quot;;0;[.AW790])-[.BC790]=0;&quot;&quot;;IF([.AW790]=&quot;&quot;;0;[.AW790])-[.BC7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1]-[.AK791]=0;&quot;&quot;;[.AQ791]-[.AK7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1]=&quot;&quot;;0;[.AW791])-[.BC791]=0;&quot;&quot;;IF([.AW791]=&quot;&quot;;0;[.AW791])-[.BC7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2]-[.AK792]=0;&quot;&quot;;[.AQ792]-[.AK7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2]=&quot;&quot;;0;[.AW792])-[.BC792]=0;&quot;&quot;;IF([.AW792]=&quot;&quot;;0;[.AW792])-[.BC7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3]-[.AK793]=0;&quot;&quot;;[.AQ793]-[.AK7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3]=&quot;&quot;;0;[.AW793])-[.BC793]=0;&quot;&quot;;IF([.AW793]=&quot;&quot;;0;[.AW793])-[.BC7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4]-[.AK794]=0;&quot;&quot;;[.AQ794]-[.AK7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4]=&quot;&quot;;0;[.AW794])-[.BC794]=0;&quot;&quot;;IF([.AW794]=&quot;&quot;;0;[.AW794])-[.BC7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5]-[.AK795]=0;&quot;&quot;;[.AQ795]-[.AK7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5]=&quot;&quot;;0;[.AW795])-[.BC795]=0;&quot;&quot;;IF([.AW795]=&quot;&quot;;0;[.AW795])-[.BC7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6]-[.AK796]=0;&quot;&quot;;[.AQ796]-[.AK7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6]=&quot;&quot;;0;[.AW796])-[.BC796]=0;&quot;&quot;;IF([.AW796]=&quot;&quot;;0;[.AW796])-[.BC7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7]-[.AK797]=0;&quot;&quot;;[.AQ797]-[.AK7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7]=&quot;&quot;;0;[.AW797])-[.BC797]=0;&quot;&quot;;IF([.AW797]=&quot;&quot;;0;[.AW797])-[.BC7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8]-[.AK798]=0;&quot;&quot;;[.AQ798]-[.AK7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8]=&quot;&quot;;0;[.AW798])-[.BC798]=0;&quot;&quot;;IF([.AW798]=&quot;&quot;;0;[.AW798])-[.BC7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9]-[.AK799]=0;&quot;&quot;;[.AQ799]-[.AK7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9]=&quot;&quot;;0;[.AW799])-[.BC799]=0;&quot;&quot;;IF([.AW799]=&quot;&quot;;0;[.AW799])-[.BC7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0]-[.AK800]=0;&quot;&quot;;[.AQ800]-[.AK8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0]=&quot;&quot;;0;[.AW800])-[.BC800]=0;&quot;&quot;;IF([.AW800]=&quot;&quot;;0;[.AW800])-[.BC8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1]-[.AK801]=0;&quot;&quot;;[.AQ801]-[.AK8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1]=&quot;&quot;;0;[.AW801])-[.BC801]=0;&quot;&quot;;IF([.AW801]=&quot;&quot;;0;[.AW801])-[.BC8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2]-[.AK802]=0;&quot;&quot;;[.AQ802]-[.AK8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2]=&quot;&quot;;0;[.AW802])-[.BC802]=0;&quot;&quot;;IF([.AW802]=&quot;&quot;;0;[.AW802])-[.BC8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3]-[.AK803]=0;&quot;&quot;;[.AQ803]-[.AK8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3]=&quot;&quot;;0;[.AW803])-[.BC803]=0;&quot;&quot;;IF([.AW803]=&quot;&quot;;0;[.AW803])-[.BC8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4]-[.AK804]=0;&quot;&quot;;[.AQ804]-[.AK8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4]=&quot;&quot;;0;[.AW804])-[.BC804]=0;&quot;&quot;;IF([.AW804]=&quot;&quot;;0;[.AW804])-[.BC8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5]-[.AK805]=0;&quot;&quot;;[.AQ805]-[.AK8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5]=&quot;&quot;;0;[.AW805])-[.BC805]=0;&quot;&quot;;IF([.AW805]=&quot;&quot;;0;[.AW805])-[.BC8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6]-[.AK806]=0;&quot;&quot;;[.AQ806]-[.AK8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6]=&quot;&quot;;0;[.AW806])-[.BC806]=0;&quot;&quot;;IF([.AW806]=&quot;&quot;;0;[.AW806])-[.BC8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7]-[.AK807]=0;&quot;&quot;;[.AQ807]-[.AK8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7]=&quot;&quot;;0;[.AW807])-[.BC807]=0;&quot;&quot;;IF([.AW807]=&quot;&quot;;0;[.AW807])-[.BC8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8]-[.AK808]=0;&quot;&quot;;[.AQ808]-[.AK8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8]=&quot;&quot;;0;[.AW808])-[.BC808]=0;&quot;&quot;;IF([.AW808]=&quot;&quot;;0;[.AW808])-[.BC8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9]-[.AK809]=0;&quot;&quot;;[.AQ809]-[.AK8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9]=&quot;&quot;;0;[.AW809])-[.BC809]=0;&quot;&quot;;IF([.AW809]=&quot;&quot;;0;[.AW809])-[.BC8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0]-[.AK810]=0;&quot;&quot;;[.AQ810]-[.AK8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0]=&quot;&quot;;0;[.AW810])-[.BC810]=0;&quot;&quot;;IF([.AW810]=&quot;&quot;;0;[.AW810])-[.BC8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1]-[.AK811]=0;&quot;&quot;;[.AQ811]-[.AK8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1]=&quot;&quot;;0;[.AW811])-[.BC811]=0;&quot;&quot;;IF([.AW811]=&quot;&quot;;0;[.AW811])-[.BC8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2]-[.AK812]=0;&quot;&quot;;[.AQ812]-[.AK8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2]=&quot;&quot;;0;[.AW812])-[.BC812]=0;&quot;&quot;;IF([.AW812]=&quot;&quot;;0;[.AW812])-[.BC8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3]-[.AK813]=0;&quot;&quot;;[.AQ813]-[.AK8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3]=&quot;&quot;;0;[.AW813])-[.BC813]=0;&quot;&quot;;IF([.AW813]=&quot;&quot;;0;[.AW813])-[.BC8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4]-[.AK814]=0;&quot;&quot;;[.AQ814]-[.AK8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4]=&quot;&quot;;0;[.AW814])-[.BC814]=0;&quot;&quot;;IF([.AW814]=&quot;&quot;;0;[.AW814])-[.BC8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5]-[.AK815]=0;&quot;&quot;;[.AQ815]-[.AK8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5]=&quot;&quot;;0;[.AW815])-[.BC815]=0;&quot;&quot;;IF([.AW815]=&quot;&quot;;0;[.AW815])-[.BC8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6]-[.AK816]=0;&quot;&quot;;[.AQ816]-[.AK8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6]=&quot;&quot;;0;[.AW816])-[.BC816]=0;&quot;&quot;;IF([.AW816]=&quot;&quot;;0;[.AW816])-[.BC8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7]-[.AK817]=0;&quot;&quot;;[.AQ817]-[.AK8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7]=&quot;&quot;;0;[.AW817])-[.BC817]=0;&quot;&quot;;IF([.AW817]=&quot;&quot;;0;[.AW817])-[.BC8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8]-[.AK818]=0;&quot;&quot;;[.AQ818]-[.AK8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8]=&quot;&quot;;0;[.AW818])-[.BC818]=0;&quot;&quot;;IF([.AW818]=&quot;&quot;;0;[.AW818])-[.BC8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9]-[.AK819]=0;&quot;&quot;;[.AQ819]-[.AK8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9]=&quot;&quot;;0;[.AW819])-[.BC819]=0;&quot;&quot;;IF([.AW819]=&quot;&quot;;0;[.AW819])-[.BC8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0]-[.AK820]=0;&quot;&quot;;[.AQ820]-[.AK8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0]=&quot;&quot;;0;[.AW820])-[.BC820]=0;&quot;&quot;;IF([.AW820]=&quot;&quot;;0;[.AW820])-[.BC8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1]-[.AK821]=0;&quot;&quot;;[.AQ821]-[.AK8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1]=&quot;&quot;;0;[.AW821])-[.BC821]=0;&quot;&quot;;IF([.AW821]=&quot;&quot;;0;[.AW821])-[.BC8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2]-[.AK822]=0;&quot;&quot;;[.AQ822]-[.AK8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2]=&quot;&quot;;0;[.AW822])-[.BC822]=0;&quot;&quot;;IF([.AW822]=&quot;&quot;;0;[.AW822])-[.BC8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3]-[.AK823]=0;&quot;&quot;;[.AQ823]-[.AK8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3]=&quot;&quot;;0;[.AW823])-[.BC823]=0;&quot;&quot;;IF([.AW823]=&quot;&quot;;0;[.AW823])-[.BC8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4]-[.AK824]=0;&quot;&quot;;[.AQ824]-[.AK8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4]=&quot;&quot;;0;[.AW824])-[.BC824]=0;&quot;&quot;;IF([.AW824]=&quot;&quot;;0;[.AW824])-[.BC8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5]-[.AK825]=0;&quot;&quot;;[.AQ825]-[.AK8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5]=&quot;&quot;;0;[.AW825])-[.BC825]=0;&quot;&quot;;IF([.AW825]=&quot;&quot;;0;[.AW825])-[.BC8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6]-[.AK826]=0;&quot;&quot;;[.AQ826]-[.AK8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6]=&quot;&quot;;0;[.AW826])-[.BC826]=0;&quot;&quot;;IF([.AW826]=&quot;&quot;;0;[.AW826])-[.BC8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7]-[.AK827]=0;&quot;&quot;;[.AQ827]-[.AK8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7]=&quot;&quot;;0;[.AW827])-[.BC827]=0;&quot;&quot;;IF([.AW827]=&quot;&quot;;0;[.AW827])-[.BC8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8]-[.AK828]=0;&quot;&quot;;[.AQ828]-[.AK8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8]=&quot;&quot;;0;[.AW828])-[.BC828]=0;&quot;&quot;;IF([.AW828]=&quot;&quot;;0;[.AW828])-[.BC8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9]-[.AK829]=0;&quot;&quot;;[.AQ829]-[.AK8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9]=&quot;&quot;;0;[.AW829])-[.BC829]=0;&quot;&quot;;IF([.AW829]=&quot;&quot;;0;[.AW829])-[.BC8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0]-[.AK830]=0;&quot;&quot;;[.AQ830]-[.AK8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0]=&quot;&quot;;0;[.AW830])-[.BC830]=0;&quot;&quot;;IF([.AW830]=&quot;&quot;;0;[.AW830])-[.BC8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1]-[.AK831]=0;&quot;&quot;;[.AQ831]-[.AK8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1]=&quot;&quot;;0;[.AW831])-[.BC831]=0;&quot;&quot;;IF([.AW831]=&quot;&quot;;0;[.AW831])-[.BC8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2]-[.AK832]=0;&quot;&quot;;[.AQ832]-[.AK8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2]=&quot;&quot;;0;[.AW832])-[.BC832]=0;&quot;&quot;;IF([.AW832]=&quot;&quot;;0;[.AW832])-[.BC8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3]-[.AK833]=0;&quot;&quot;;[.AQ833]-[.AK8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3]=&quot;&quot;;0;[.AW833])-[.BC833]=0;&quot;&quot;;IF([.AW833]=&quot;&quot;;0;[.AW833])-[.BC8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4]-[.AK834]=0;&quot;&quot;;[.AQ834]-[.AK8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4]=&quot;&quot;;0;[.AW834])-[.BC834]=0;&quot;&quot;;IF([.AW834]=&quot;&quot;;0;[.AW834])-[.BC8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5]-[.AK835]=0;&quot;&quot;;[.AQ835]-[.AK8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5]=&quot;&quot;;0;[.AW835])-[.BC835]=0;&quot;&quot;;IF([.AW835]=&quot;&quot;;0;[.AW835])-[.BC8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6]-[.AK836]=0;&quot;&quot;;[.AQ836]-[.AK8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6]=&quot;&quot;;0;[.AW836])-[.BC836]=0;&quot;&quot;;IF([.AW836]=&quot;&quot;;0;[.AW836])-[.BC8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7]-[.AK837]=0;&quot;&quot;;[.AQ837]-[.AK8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7]=&quot;&quot;;0;[.AW837])-[.BC837]=0;&quot;&quot;;IF([.AW837]=&quot;&quot;;0;[.AW837])-[.BC8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8]-[.AK838]=0;&quot;&quot;;[.AQ838]-[.AK8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8]=&quot;&quot;;0;[.AW838])-[.BC838]=0;&quot;&quot;;IF([.AW838]=&quot;&quot;;0;[.AW838])-[.BC8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9]-[.AK839]=0;&quot;&quot;;[.AQ839]-[.AK8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9]=&quot;&quot;;0;[.AW839])-[.BC839]=0;&quot;&quot;;IF([.AW839]=&quot;&quot;;0;[.AW839])-[.BC8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0]-[.AK840]=0;&quot;&quot;;[.AQ840]-[.AK8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0]=&quot;&quot;;0;[.AW840])-[.BC840]=0;&quot;&quot;;IF([.AW840]=&quot;&quot;;0;[.AW840])-[.BC8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1]-[.AK841]=0;&quot;&quot;;[.AQ841]-[.AK8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1]=&quot;&quot;;0;[.AW841])-[.BC841]=0;&quot;&quot;;IF([.AW841]=&quot;&quot;;0;[.AW841])-[.BC8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2]-[.AK842]=0;&quot;&quot;;[.AQ842]-[.AK8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2]=&quot;&quot;;0;[.AW842])-[.BC842]=0;&quot;&quot;;IF([.AW842]=&quot;&quot;;0;[.AW842])-[.BC8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3]-[.AK843]=0;&quot;&quot;;[.AQ843]-[.AK8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3]=&quot;&quot;;0;[.AW843])-[.BC843]=0;&quot;&quot;;IF([.AW843]=&quot;&quot;;0;[.AW843])-[.BC8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4]-[.AK844]=0;&quot;&quot;;[.AQ844]-[.AK8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4]=&quot;&quot;;0;[.AW844])-[.BC844]=0;&quot;&quot;;IF([.AW844]=&quot;&quot;;0;[.AW844])-[.BC8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5]-[.AK845]=0;&quot;&quot;;[.AQ845]-[.AK8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5]=&quot;&quot;;0;[.AW845])-[.BC845]=0;&quot;&quot;;IF([.AW845]=&quot;&quot;;0;[.AW845])-[.BC8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6]-[.AK846]=0;&quot;&quot;;[.AQ846]-[.AK8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6]=&quot;&quot;;0;[.AW846])-[.BC846]=0;&quot;&quot;;IF([.AW846]=&quot;&quot;;0;[.AW846])-[.BC8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7]-[.AK847]=0;&quot;&quot;;[.AQ847]-[.AK8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7]=&quot;&quot;;0;[.AW847])-[.BC847]=0;&quot;&quot;;IF([.AW847]=&quot;&quot;;0;[.AW847])-[.BC8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8]-[.AK848]=0;&quot;&quot;;[.AQ848]-[.AK8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8]=&quot;&quot;;0;[.AW848])-[.BC848]=0;&quot;&quot;;IF([.AW848]=&quot;&quot;;0;[.AW848])-[.BC8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9]-[.AK849]=0;&quot;&quot;;[.AQ849]-[.AK8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9]=&quot;&quot;;0;[.AW849])-[.BC849]=0;&quot;&quot;;IF([.AW849]=&quot;&quot;;0;[.AW849])-[.BC8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0]-[.AK850]=0;&quot;&quot;;[.AQ850]-[.AK8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0]=&quot;&quot;;0;[.AW850])-[.BC850]=0;&quot;&quot;;IF([.AW850]=&quot;&quot;;0;[.AW850])-[.BC8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1]-[.AK851]=0;&quot;&quot;;[.AQ851]-[.AK8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1]=&quot;&quot;;0;[.AW851])-[.BC851]=0;&quot;&quot;;IF([.AW851]=&quot;&quot;;0;[.AW851])-[.BC8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2]-[.AK852]=0;&quot;&quot;;[.AQ852]-[.AK8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2]=&quot;&quot;;0;[.AW852])-[.BC852]=0;&quot;&quot;;IF([.AW852]=&quot;&quot;;0;[.AW852])-[.BC8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3]-[.AK853]=0;&quot;&quot;;[.AQ853]-[.AK8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3]=&quot;&quot;;0;[.AW853])-[.BC853]=0;&quot;&quot;;IF([.AW853]=&quot;&quot;;0;[.AW853])-[.BC8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4]-[.AK854]=0;&quot;&quot;;[.AQ854]-[.AK8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4]=&quot;&quot;;0;[.AW854])-[.BC854]=0;&quot;&quot;;IF([.AW854]=&quot;&quot;;0;[.AW854])-[.BC8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5]-[.AK855]=0;&quot;&quot;;[.AQ855]-[.AK8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5]=&quot;&quot;;0;[.AW855])-[.BC855]=0;&quot;&quot;;IF([.AW855]=&quot;&quot;;0;[.AW855])-[.BC8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6]-[.AK856]=0;&quot;&quot;;[.AQ856]-[.AK8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6]=&quot;&quot;;0;[.AW856])-[.BC856]=0;&quot;&quot;;IF([.AW856]=&quot;&quot;;0;[.AW856])-[.BC8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7]-[.AK857]=0;&quot;&quot;;[.AQ857]-[.AK8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7]=&quot;&quot;;0;[.AW857])-[.BC857]=0;&quot;&quot;;IF([.AW857]=&quot;&quot;;0;[.AW857])-[.BC8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8]-[.AK858]=0;&quot;&quot;;[.AQ858]-[.AK8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8]=&quot;&quot;;0;[.AW858])-[.BC858]=0;&quot;&quot;;IF([.AW858]=&quot;&quot;;0;[.AW858])-[.BC8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9]-[.AK859]=0;&quot;&quot;;[.AQ859]-[.AK8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9]=&quot;&quot;;0;[.AW859])-[.BC859]=0;&quot;&quot;;IF([.AW859]=&quot;&quot;;0;[.AW859])-[.BC8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0]-[.AK860]=0;&quot;&quot;;[.AQ860]-[.AK8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0]=&quot;&quot;;0;[.AW860])-[.BC860]=0;&quot;&quot;;IF([.AW860]=&quot;&quot;;0;[.AW860])-[.BC8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1]-[.AK861]=0;&quot;&quot;;[.AQ861]-[.AK8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1]=&quot;&quot;;0;[.AW861])-[.BC861]=0;&quot;&quot;;IF([.AW861]=&quot;&quot;;0;[.AW861])-[.BC8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2]-[.AK862]=0;&quot;&quot;;[.AQ862]-[.AK8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2]=&quot;&quot;;0;[.AW862])-[.BC862]=0;&quot;&quot;;IF([.AW862]=&quot;&quot;;0;[.AW862])-[.BC8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3]-[.AK863]=0;&quot;&quot;;[.AQ863]-[.AK8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3]=&quot;&quot;;0;[.AW863])-[.BC863]=0;&quot;&quot;;IF([.AW863]=&quot;&quot;;0;[.AW863])-[.BC8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4]-[.AK864]=0;&quot;&quot;;[.AQ864]-[.AK8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4]=&quot;&quot;;0;[.AW864])-[.BC864]=0;&quot;&quot;;IF([.AW864]=&quot;&quot;;0;[.AW864])-[.BC8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5]-[.AK865]=0;&quot;&quot;;[.AQ865]-[.AK8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5]=&quot;&quot;;0;[.AW865])-[.BC865]=0;&quot;&quot;;IF([.AW865]=&quot;&quot;;0;[.AW865])-[.BC8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6]-[.AK866]=0;&quot;&quot;;[.AQ866]-[.AK8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6]=&quot;&quot;;0;[.AW866])-[.BC866]=0;&quot;&quot;;IF([.AW866]=&quot;&quot;;0;[.AW866])-[.BC8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7]-[.AK867]=0;&quot;&quot;;[.AQ867]-[.AK8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7]=&quot;&quot;;0;[.AW867])-[.BC867]=0;&quot;&quot;;IF([.AW867]=&quot;&quot;;0;[.AW867])-[.BC8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8]-[.AK868]=0;&quot;&quot;;[.AQ868]-[.AK8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8]=&quot;&quot;;0;[.AW868])-[.BC868]=0;&quot;&quot;;IF([.AW868]=&quot;&quot;;0;[.AW868])-[.BC8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9]-[.AK869]=0;&quot;&quot;;[.AQ869]-[.AK8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9]=&quot;&quot;;0;[.AW869])-[.BC869]=0;&quot;&quot;;IF([.AW869]=&quot;&quot;;0;[.AW869])-[.BC8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0]-[.AK870]=0;&quot;&quot;;[.AQ870]-[.AK8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0]=&quot;&quot;;0;[.AW870])-[.BC870]=0;&quot;&quot;;IF([.AW870]=&quot;&quot;;0;[.AW870])-[.BC8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1]-[.AK871]=0;&quot;&quot;;[.AQ871]-[.AK8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1]=&quot;&quot;;0;[.AW871])-[.BC871]=0;&quot;&quot;;IF([.AW871]=&quot;&quot;;0;[.AW871])-[.BC8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2]-[.AK872]=0;&quot;&quot;;[.AQ872]-[.AK8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2]=&quot;&quot;;0;[.AW872])-[.BC872]=0;&quot;&quot;;IF([.AW872]=&quot;&quot;;0;[.AW872])-[.BC8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3]-[.AK873]=0;&quot;&quot;;[.AQ873]-[.AK8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3]=&quot;&quot;;0;[.AW873])-[.BC873]=0;&quot;&quot;;IF([.AW873]=&quot;&quot;;0;[.AW873])-[.BC8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4]-[.AK874]=0;&quot;&quot;;[.AQ874]-[.AK8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4]=&quot;&quot;;0;[.AW874])-[.BC874]=0;&quot;&quot;;IF([.AW874]=&quot;&quot;;0;[.AW874])-[.BC8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5]-[.AK875]=0;&quot;&quot;;[.AQ875]-[.AK8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5]=&quot;&quot;;0;[.AW875])-[.BC875]=0;&quot;&quot;;IF([.AW875]=&quot;&quot;;0;[.AW875])-[.BC8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6]-[.AK876]=0;&quot;&quot;;[.AQ876]-[.AK8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6]=&quot;&quot;;0;[.AW876])-[.BC876]=0;&quot;&quot;;IF([.AW876]=&quot;&quot;;0;[.AW876])-[.BC8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7]-[.AK877]=0;&quot;&quot;;[.AQ877]-[.AK8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7]=&quot;&quot;;0;[.AW877])-[.BC877]=0;&quot;&quot;;IF([.AW877]=&quot;&quot;;0;[.AW877])-[.BC8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8]-[.AK878]=0;&quot;&quot;;[.AQ878]-[.AK8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8]=&quot;&quot;;0;[.AW878])-[.BC878]=0;&quot;&quot;;IF([.AW878]=&quot;&quot;;0;[.AW878])-[.BC8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9]-[.AK879]=0;&quot;&quot;;[.AQ879]-[.AK8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9]=&quot;&quot;;0;[.AW879])-[.BC879]=0;&quot;&quot;;IF([.AW879]=&quot;&quot;;0;[.AW879])-[.BC8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0]-[.AK880]=0;&quot;&quot;;[.AQ880]-[.AK8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0]=&quot;&quot;;0;[.AW880])-[.BC880]=0;&quot;&quot;;IF([.AW880]=&quot;&quot;;0;[.AW880])-[.BC8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1]-[.AK881]=0;&quot;&quot;;[.AQ881]-[.AK8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1]=&quot;&quot;;0;[.AW881])-[.BC881]=0;&quot;&quot;;IF([.AW881]=&quot;&quot;;0;[.AW881])-[.BC8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2]-[.AK882]=0;&quot;&quot;;[.AQ882]-[.AK8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2]=&quot;&quot;;0;[.AW882])-[.BC882]=0;&quot;&quot;;IF([.AW882]=&quot;&quot;;0;[.AW882])-[.BC8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3]-[.AK883]=0;&quot;&quot;;[.AQ883]-[.AK8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3]=&quot;&quot;;0;[.AW883])-[.BC883]=0;&quot;&quot;;IF([.AW883]=&quot;&quot;;0;[.AW883])-[.BC8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4]-[.AK884]=0;&quot;&quot;;[.AQ884]-[.AK8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4]=&quot;&quot;;0;[.AW884])-[.BC884]=0;&quot;&quot;;IF([.AW884]=&quot;&quot;;0;[.AW884])-[.BC8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5]-[.AK885]=0;&quot;&quot;;[.AQ885]-[.AK8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5]=&quot;&quot;;0;[.AW885])-[.BC885]=0;&quot;&quot;;IF([.AW885]=&quot;&quot;;0;[.AW885])-[.BC8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6]-[.AK886]=0;&quot;&quot;;[.AQ886]-[.AK8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6]=&quot;&quot;;0;[.AW886])-[.BC886]=0;&quot;&quot;;IF([.AW886]=&quot;&quot;;0;[.AW886])-[.BC8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7]-[.AK887]=0;&quot;&quot;;[.AQ887]-[.AK8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7]=&quot;&quot;;0;[.AW887])-[.BC887]=0;&quot;&quot;;IF([.AW887]=&quot;&quot;;0;[.AW887])-[.BC8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8]-[.AK888]=0;&quot;&quot;;[.AQ888]-[.AK8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8]=&quot;&quot;;0;[.AW888])-[.BC888]=0;&quot;&quot;;IF([.AW888]=&quot;&quot;;0;[.AW888])-[.BC8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9]-[.AK889]=0;&quot;&quot;;[.AQ889]-[.AK8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9]=&quot;&quot;;0;[.AW889])-[.BC889]=0;&quot;&quot;;IF([.AW889]=&quot;&quot;;0;[.AW889])-[.BC8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0]-[.AK890]=0;&quot;&quot;;[.AQ890]-[.AK8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0]=&quot;&quot;;0;[.AW890])-[.BC890]=0;&quot;&quot;;IF([.AW890]=&quot;&quot;;0;[.AW890])-[.BC8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1]-[.AK891]=0;&quot;&quot;;[.AQ891]-[.AK8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1]=&quot;&quot;;0;[.AW891])-[.BC891]=0;&quot;&quot;;IF([.AW891]=&quot;&quot;;0;[.AW891])-[.BC8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2]-[.AK892]=0;&quot;&quot;;[.AQ892]-[.AK8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2]=&quot;&quot;;0;[.AW892])-[.BC892]=0;&quot;&quot;;IF([.AW892]=&quot;&quot;;0;[.AW892])-[.BC8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3]-[.AK893]=0;&quot;&quot;;[.AQ893]-[.AK8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3]=&quot;&quot;;0;[.AW893])-[.BC893]=0;&quot;&quot;;IF([.AW893]=&quot;&quot;;0;[.AW893])-[.BC8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4]-[.AK894]=0;&quot;&quot;;[.AQ894]-[.AK8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4]=&quot;&quot;;0;[.AW894])-[.BC894]=0;&quot;&quot;;IF([.AW894]=&quot;&quot;;0;[.AW894])-[.BC8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5]-[.AK895]=0;&quot;&quot;;[.AQ895]-[.AK8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5]=&quot;&quot;;0;[.AW895])-[.BC895]=0;&quot;&quot;;IF([.AW895]=&quot;&quot;;0;[.AW895])-[.BC8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6]-[.AK896]=0;&quot;&quot;;[.AQ896]-[.AK8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6]=&quot;&quot;;0;[.AW896])-[.BC896]=0;&quot;&quot;;IF([.AW896]=&quot;&quot;;0;[.AW896])-[.BC8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7]-[.AK897]=0;&quot;&quot;;[.AQ897]-[.AK8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7]=&quot;&quot;;0;[.AW897])-[.BC897]=0;&quot;&quot;;IF([.AW897]=&quot;&quot;;0;[.AW897])-[.BC8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8]-[.AK898]=0;&quot;&quot;;[.AQ898]-[.AK8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8]=&quot;&quot;;0;[.AW898])-[.BC898]=0;&quot;&quot;;IF([.AW898]=&quot;&quot;;0;[.AW898])-[.BC8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9]-[.AK899]=0;&quot;&quot;;[.AQ899]-[.AK8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9]=&quot;&quot;;0;[.AW899])-[.BC899]=0;&quot;&quot;;IF([.AW899]=&quot;&quot;;0;[.AW899])-[.BC8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0]-[.AK900]=0;&quot;&quot;;[.AQ900]-[.AK9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0]=&quot;&quot;;0;[.AW900])-[.BC900]=0;&quot;&quot;;IF([.AW900]=&quot;&quot;;0;[.AW900])-[.BC9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1]-[.AK901]=0;&quot;&quot;;[.AQ901]-[.AK9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1]=&quot;&quot;;0;[.AW901])-[.BC901]=0;&quot;&quot;;IF([.AW901]=&quot;&quot;;0;[.AW901])-[.BC9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2]-[.AK902]=0;&quot;&quot;;[.AQ902]-[.AK9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2]=&quot;&quot;;0;[.AW902])-[.BC902]=0;&quot;&quot;;IF([.AW902]=&quot;&quot;;0;[.AW902])-[.BC9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3]-[.AK903]=0;&quot;&quot;;[.AQ903]-[.AK9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3]=&quot;&quot;;0;[.AW903])-[.BC903]=0;&quot;&quot;;IF([.AW903]=&quot;&quot;;0;[.AW903])-[.BC9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4]-[.AK904]=0;&quot;&quot;;[.AQ904]-[.AK9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4]=&quot;&quot;;0;[.AW904])-[.BC904]=0;&quot;&quot;;IF([.AW904]=&quot;&quot;;0;[.AW904])-[.BC9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5]-[.AK905]=0;&quot;&quot;;[.AQ905]-[.AK9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5]=&quot;&quot;;0;[.AW905])-[.BC905]=0;&quot;&quot;;IF([.AW905]=&quot;&quot;;0;[.AW905])-[.BC9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6]-[.AK906]=0;&quot;&quot;;[.AQ906]-[.AK9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6]=&quot;&quot;;0;[.AW906])-[.BC906]=0;&quot;&quot;;IF([.AW906]=&quot;&quot;;0;[.AW906])-[.BC9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7]-[.AK907]=0;&quot;&quot;;[.AQ907]-[.AK9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7]=&quot;&quot;;0;[.AW907])-[.BC907]=0;&quot;&quot;;IF([.AW907]=&quot;&quot;;0;[.AW907])-[.BC9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8]-[.AK908]=0;&quot;&quot;;[.AQ908]-[.AK9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8]=&quot;&quot;;0;[.AW908])-[.BC908]=0;&quot;&quot;;IF([.AW908]=&quot;&quot;;0;[.AW908])-[.BC9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9]-[.AK909]=0;&quot;&quot;;[.AQ909]-[.AK9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9]=&quot;&quot;;0;[.AW909])-[.BC909]=0;&quot;&quot;;IF([.AW909]=&quot;&quot;;0;[.AW909])-[.BC9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0]-[.AK910]=0;&quot;&quot;;[.AQ910]-[.AK9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0]=&quot;&quot;;0;[.AW910])-[.BC910]=0;&quot;&quot;;IF([.AW910]=&quot;&quot;;0;[.AW910])-[.BC9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1]-[.AK911]=0;&quot;&quot;;[.AQ911]-[.AK9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1]=&quot;&quot;;0;[.AW911])-[.BC911]=0;&quot;&quot;;IF([.AW911]=&quot;&quot;;0;[.AW911])-[.BC9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2]-[.AK912]=0;&quot;&quot;;[.AQ912]-[.AK9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2]=&quot;&quot;;0;[.AW912])-[.BC912]=0;&quot;&quot;;IF([.AW912]=&quot;&quot;;0;[.AW912])-[.BC9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3]-[.AK913]=0;&quot;&quot;;[.AQ913]-[.AK9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3]=&quot;&quot;;0;[.AW913])-[.BC913]=0;&quot;&quot;;IF([.AW913]=&quot;&quot;;0;[.AW913])-[.BC9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4]-[.AK914]=0;&quot;&quot;;[.AQ914]-[.AK9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4]=&quot;&quot;;0;[.AW914])-[.BC914]=0;&quot;&quot;;IF([.AW914]=&quot;&quot;;0;[.AW914])-[.BC9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5]-[.AK915]=0;&quot;&quot;;[.AQ915]-[.AK9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5]=&quot;&quot;;0;[.AW915])-[.BC915]=0;&quot;&quot;;IF([.AW915]=&quot;&quot;;0;[.AW915])-[.BC9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6]-[.AK916]=0;&quot;&quot;;[.AQ916]-[.AK9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6]=&quot;&quot;;0;[.AW916])-[.BC916]=0;&quot;&quot;;IF([.AW916]=&quot;&quot;;0;[.AW916])-[.BC9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7]-[.AK917]=0;&quot;&quot;;[.AQ917]-[.AK9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7]=&quot;&quot;;0;[.AW917])-[.BC917]=0;&quot;&quot;;IF([.AW917]=&quot;&quot;;0;[.AW917])-[.BC9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8]-[.AK918]=0;&quot;&quot;;[.AQ918]-[.AK9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8]=&quot;&quot;;0;[.AW918])-[.BC918]=0;&quot;&quot;;IF([.AW918]=&quot;&quot;;0;[.AW918])-[.BC9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9]-[.AK919]=0;&quot;&quot;;[.AQ919]-[.AK9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9]=&quot;&quot;;0;[.AW919])-[.BC919]=0;&quot;&quot;;IF([.AW919]=&quot;&quot;;0;[.AW919])-[.BC9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0]-[.AK920]=0;&quot;&quot;;[.AQ920]-[.AK9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0]=&quot;&quot;;0;[.AW920])-[.BC920]=0;&quot;&quot;;IF([.AW920]=&quot;&quot;;0;[.AW920])-[.BC9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1]-[.AK921]=0;&quot;&quot;;[.AQ921]-[.AK9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1]=&quot;&quot;;0;[.AW921])-[.BC921]=0;&quot;&quot;;IF([.AW921]=&quot;&quot;;0;[.AW921])-[.BC9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2]-[.AK922]=0;&quot;&quot;;[.AQ922]-[.AK9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2]=&quot;&quot;;0;[.AW922])-[.BC922]=0;&quot;&quot;;IF([.AW922]=&quot;&quot;;0;[.AW922])-[.BC9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3]-[.AK923]=0;&quot;&quot;;[.AQ923]-[.AK9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3]=&quot;&quot;;0;[.AW923])-[.BC923]=0;&quot;&quot;;IF([.AW923]=&quot;&quot;;0;[.AW923])-[.BC9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4]-[.AK924]=0;&quot;&quot;;[.AQ924]-[.AK9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4]=&quot;&quot;;0;[.AW924])-[.BC924]=0;&quot;&quot;;IF([.AW924]=&quot;&quot;;0;[.AW924])-[.BC9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5]-[.AK925]=0;&quot;&quot;;[.AQ925]-[.AK9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5]=&quot;&quot;;0;[.AW925])-[.BC925]=0;&quot;&quot;;IF([.AW925]=&quot;&quot;;0;[.AW925])-[.BC9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6]-[.AK926]=0;&quot;&quot;;[.AQ926]-[.AK9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6]=&quot;&quot;;0;[.AW926])-[.BC926]=0;&quot;&quot;;IF([.AW926]=&quot;&quot;;0;[.AW926])-[.BC9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7]-[.AK927]=0;&quot;&quot;;[.AQ927]-[.AK9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7]=&quot;&quot;;0;[.AW927])-[.BC927]=0;&quot;&quot;;IF([.AW927]=&quot;&quot;;0;[.AW927])-[.BC9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8]-[.AK928]=0;&quot;&quot;;[.AQ928]-[.AK9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8]=&quot;&quot;;0;[.AW928])-[.BC928]=0;&quot;&quot;;IF([.AW928]=&quot;&quot;;0;[.AW928])-[.BC9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9]-[.AK929]=0;&quot;&quot;;[.AQ929]-[.AK9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9]=&quot;&quot;;0;[.AW929])-[.BC929]=0;&quot;&quot;;IF([.AW929]=&quot;&quot;;0;[.AW929])-[.BC9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0]-[.AK930]=0;&quot;&quot;;[.AQ930]-[.AK9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0]=&quot;&quot;;0;[.AW930])-[.BC930]=0;&quot;&quot;;IF([.AW930]=&quot;&quot;;0;[.AW930])-[.BC9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1]-[.AK931]=0;&quot;&quot;;[.AQ931]-[.AK9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1]=&quot;&quot;;0;[.AW931])-[.BC931]=0;&quot;&quot;;IF([.AW931]=&quot;&quot;;0;[.AW931])-[.BC9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2]-[.AK932]=0;&quot;&quot;;[.AQ932]-[.AK9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2]=&quot;&quot;;0;[.AW932])-[.BC932]=0;&quot;&quot;;IF([.AW932]=&quot;&quot;;0;[.AW932])-[.BC9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3]-[.AK933]=0;&quot;&quot;;[.AQ933]-[.AK9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3]=&quot;&quot;;0;[.AW933])-[.BC933]=0;&quot;&quot;;IF([.AW933]=&quot;&quot;;0;[.AW933])-[.BC9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4]-[.AK934]=0;&quot;&quot;;[.AQ934]-[.AK9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4]=&quot;&quot;;0;[.AW934])-[.BC934]=0;&quot;&quot;;IF([.AW934]=&quot;&quot;;0;[.AW934])-[.BC9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5]-[.AK935]=0;&quot;&quot;;[.AQ935]-[.AK9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5]=&quot;&quot;;0;[.AW935])-[.BC935]=0;&quot;&quot;;IF([.AW935]=&quot;&quot;;0;[.AW935])-[.BC9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6]-[.AK936]=0;&quot;&quot;;[.AQ936]-[.AK9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6]=&quot;&quot;;0;[.AW936])-[.BC936]=0;&quot;&quot;;IF([.AW936]=&quot;&quot;;0;[.AW936])-[.BC9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7]-[.AK937]=0;&quot;&quot;;[.AQ937]-[.AK9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7]=&quot;&quot;;0;[.AW937])-[.BC937]=0;&quot;&quot;;IF([.AW937]=&quot;&quot;;0;[.AW937])-[.BC9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8]-[.AK938]=0;&quot;&quot;;[.AQ938]-[.AK9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8]=&quot;&quot;;0;[.AW938])-[.BC938]=0;&quot;&quot;;IF([.AW938]=&quot;&quot;;0;[.AW938])-[.BC9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9]-[.AK939]=0;&quot;&quot;;[.AQ939]-[.AK9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9]=&quot;&quot;;0;[.AW939])-[.BC939]=0;&quot;&quot;;IF([.AW939]=&quot;&quot;;0;[.AW939])-[.BC9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0]-[.AK940]=0;&quot;&quot;;[.AQ940]-[.AK9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0]=&quot;&quot;;0;[.AW940])-[.BC940]=0;&quot;&quot;;IF([.AW940]=&quot;&quot;;0;[.AW940])-[.BC9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1]-[.AK941]=0;&quot;&quot;;[.AQ941]-[.AK9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1]=&quot;&quot;;0;[.AW941])-[.BC941]=0;&quot;&quot;;IF([.AW941]=&quot;&quot;;0;[.AW941])-[.BC9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2]-[.AK942]=0;&quot;&quot;;[.AQ942]-[.AK9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2]=&quot;&quot;;0;[.AW942])-[.BC942]=0;&quot;&quot;;IF([.AW942]=&quot;&quot;;0;[.AW942])-[.BC9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3]-[.AK943]=0;&quot;&quot;;[.AQ943]-[.AK9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3]=&quot;&quot;;0;[.AW943])-[.BC943]=0;&quot;&quot;;IF([.AW943]=&quot;&quot;;0;[.AW943])-[.BC9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4]-[.AK944]=0;&quot;&quot;;[.AQ944]-[.AK9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4]=&quot;&quot;;0;[.AW944])-[.BC944]=0;&quot;&quot;;IF([.AW944]=&quot;&quot;;0;[.AW944])-[.BC9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5]-[.AK945]=0;&quot;&quot;;[.AQ945]-[.AK9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5]=&quot;&quot;;0;[.AW945])-[.BC945]=0;&quot;&quot;;IF([.AW945]=&quot;&quot;;0;[.AW945])-[.BC9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6]-[.AK946]=0;&quot;&quot;;[.AQ946]-[.AK9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6]=&quot;&quot;;0;[.AW946])-[.BC946]=0;&quot;&quot;;IF([.AW946]=&quot;&quot;;0;[.AW946])-[.BC9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7]-[.AK947]=0;&quot;&quot;;[.AQ947]-[.AK9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7]=&quot;&quot;;0;[.AW947])-[.BC947]=0;&quot;&quot;;IF([.AW947]=&quot;&quot;;0;[.AW947])-[.BC9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8]-[.AK948]=0;&quot;&quot;;[.AQ948]-[.AK9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8]=&quot;&quot;;0;[.AW948])-[.BC948]=0;&quot;&quot;;IF([.AW948]=&quot;&quot;;0;[.AW948])-[.BC9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9]-[.AK949]=0;&quot;&quot;;[.AQ949]-[.AK9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9]=&quot;&quot;;0;[.AW949])-[.BC949]=0;&quot;&quot;;IF([.AW949]=&quot;&quot;;0;[.AW949])-[.BC9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0]-[.AK950]=0;&quot;&quot;;[.AQ950]-[.AK9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0]=&quot;&quot;;0;[.AW950])-[.BC950]=0;&quot;&quot;;IF([.AW950]=&quot;&quot;;0;[.AW950])-[.BC9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1]-[.AK951]=0;&quot;&quot;;[.AQ951]-[.AK9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1]=&quot;&quot;;0;[.AW951])-[.BC951]=0;&quot;&quot;;IF([.AW951]=&quot;&quot;;0;[.AW951])-[.BC9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2]-[.AK952]=0;&quot;&quot;;[.AQ952]-[.AK9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2]=&quot;&quot;;0;[.AW952])-[.BC952]=0;&quot;&quot;;IF([.AW952]=&quot;&quot;;0;[.AW952])-[.BC9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3]-[.AK953]=0;&quot;&quot;;[.AQ953]-[.AK9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3]=&quot;&quot;;0;[.AW953])-[.BC953]=0;&quot;&quot;;IF([.AW953]=&quot;&quot;;0;[.AW953])-[.BC9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4]-[.AK954]=0;&quot;&quot;;[.AQ954]-[.AK9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4]=&quot;&quot;;0;[.AW954])-[.BC954]=0;&quot;&quot;;IF([.AW954]=&quot;&quot;;0;[.AW954])-[.BC9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5]-[.AK955]=0;&quot;&quot;;[.AQ955]-[.AK9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5]=&quot;&quot;;0;[.AW955])-[.BC955]=0;&quot;&quot;;IF([.AW955]=&quot;&quot;;0;[.AW955])-[.BC9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6]-[.AK956]=0;&quot;&quot;;[.AQ956]-[.AK9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6]=&quot;&quot;;0;[.AW956])-[.BC956]=0;&quot;&quot;;IF([.AW956]=&quot;&quot;;0;[.AW956])-[.BC9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7]-[.AK957]=0;&quot;&quot;;[.AQ957]-[.AK9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7]=&quot;&quot;;0;[.AW957])-[.BC957]=0;&quot;&quot;;IF([.AW957]=&quot;&quot;;0;[.AW957])-[.BC9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8]-[.AK958]=0;&quot;&quot;;[.AQ958]-[.AK9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8]=&quot;&quot;;0;[.AW958])-[.BC958]=0;&quot;&quot;;IF([.AW958]=&quot;&quot;;0;[.AW958])-[.BC9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9]-[.AK959]=0;&quot;&quot;;[.AQ959]-[.AK9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9]=&quot;&quot;;0;[.AW959])-[.BC959]=0;&quot;&quot;;IF([.AW959]=&quot;&quot;;0;[.AW959])-[.BC9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0]-[.AK960]=0;&quot;&quot;;[.AQ960]-[.AK9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0]=&quot;&quot;;0;[.AW960])-[.BC960]=0;&quot;&quot;;IF([.AW960]=&quot;&quot;;0;[.AW960])-[.BC9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1]-[.AK961]=0;&quot;&quot;;[.AQ961]-[.AK9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1]=&quot;&quot;;0;[.AW961])-[.BC961]=0;&quot;&quot;;IF([.AW961]=&quot;&quot;;0;[.AW961])-[.BC9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2]-[.AK962]=0;&quot;&quot;;[.AQ962]-[.AK9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2]=&quot;&quot;;0;[.AW962])-[.BC962]=0;&quot;&quot;;IF([.AW962]=&quot;&quot;;0;[.AW962])-[.BC9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3]-[.AK963]=0;&quot;&quot;;[.AQ963]-[.AK9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3]=&quot;&quot;;0;[.AW963])-[.BC963]=0;&quot;&quot;;IF([.AW963]=&quot;&quot;;0;[.AW963])-[.BC9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4]-[.AK964]=0;&quot;&quot;;[.AQ964]-[.AK9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4]=&quot;&quot;;0;[.AW964])-[.BC964]=0;&quot;&quot;;IF([.AW964]=&quot;&quot;;0;[.AW964])-[.BC9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5]-[.AK965]=0;&quot;&quot;;[.AQ965]-[.AK9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5]=&quot;&quot;;0;[.AW965])-[.BC965]=0;&quot;&quot;;IF([.AW965]=&quot;&quot;;0;[.AW965])-[.BC9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6]-[.AK966]=0;&quot;&quot;;[.AQ966]-[.AK9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6]=&quot;&quot;;0;[.AW966])-[.BC966]=0;&quot;&quot;;IF([.AW966]=&quot;&quot;;0;[.AW966])-[.BC9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7]-[.AK967]=0;&quot;&quot;;[.AQ967]-[.AK9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7]=&quot;&quot;;0;[.AW967])-[.BC967]=0;&quot;&quot;;IF([.AW967]=&quot;&quot;;0;[.AW967])-[.BC9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8]-[.AK968]=0;&quot;&quot;;[.AQ968]-[.AK9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8]=&quot;&quot;;0;[.AW968])-[.BC968]=0;&quot;&quot;;IF([.AW968]=&quot;&quot;;0;[.AW968])-[.BC9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9]-[.AK969]=0;&quot;&quot;;[.AQ969]-[.AK9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9]=&quot;&quot;;0;[.AW969])-[.BC969]=0;&quot;&quot;;IF([.AW969]=&quot;&quot;;0;[.AW969])-[.BC9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0]-[.AK970]=0;&quot;&quot;;[.AQ970]-[.AK9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0]=&quot;&quot;;0;[.AW970])-[.BC970]=0;&quot;&quot;;IF([.AW970]=&quot;&quot;;0;[.AW970])-[.BC9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1]-[.AK971]=0;&quot;&quot;;[.AQ971]-[.AK9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1]=&quot;&quot;;0;[.AW971])-[.BC971]=0;&quot;&quot;;IF([.AW971]=&quot;&quot;;0;[.AW971])-[.BC9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2]-[.AK972]=0;&quot;&quot;;[.AQ972]-[.AK9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2]=&quot;&quot;;0;[.AW972])-[.BC972]=0;&quot;&quot;;IF([.AW972]=&quot;&quot;;0;[.AW972])-[.BC9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3]-[.AK973]=0;&quot;&quot;;[.AQ973]-[.AK9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3]=&quot;&quot;;0;[.AW973])-[.BC973]=0;&quot;&quot;;IF([.AW973]=&quot;&quot;;0;[.AW973])-[.BC9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4]-[.AK974]=0;&quot;&quot;;[.AQ974]-[.AK9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4]=&quot;&quot;;0;[.AW974])-[.BC974]=0;&quot;&quot;;IF([.AW974]=&quot;&quot;;0;[.AW974])-[.BC9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5]-[.AK975]=0;&quot;&quot;;[.AQ975]-[.AK9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5]=&quot;&quot;;0;[.AW975])-[.BC975]=0;&quot;&quot;;IF([.AW975]=&quot;&quot;;0;[.AW975])-[.BC9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6]-[.AK976]=0;&quot;&quot;;[.AQ976]-[.AK9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6]=&quot;&quot;;0;[.AW976])-[.BC976]=0;&quot;&quot;;IF([.AW976]=&quot;&quot;;0;[.AW976])-[.BC9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7]-[.AK977]=0;&quot;&quot;;[.AQ977]-[.AK9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7]=&quot;&quot;;0;[.AW977])-[.BC977]=0;&quot;&quot;;IF([.AW977]=&quot;&quot;;0;[.AW977])-[.BC9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8]-[.AK978]=0;&quot;&quot;;[.AQ978]-[.AK9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8]=&quot;&quot;;0;[.AW978])-[.BC978]=0;&quot;&quot;;IF([.AW978]=&quot;&quot;;0;[.AW978])-[.BC9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9]-[.AK979]=0;&quot;&quot;;[.AQ979]-[.AK9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9]=&quot;&quot;;0;[.AW979])-[.BC979]=0;&quot;&quot;;IF([.AW979]=&quot;&quot;;0;[.AW979])-[.BC9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0]-[.AK980]=0;&quot;&quot;;[.AQ980]-[.AK9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0]=&quot;&quot;;0;[.AW980])-[.BC980]=0;&quot;&quot;;IF([.AW980]=&quot;&quot;;0;[.AW980])-[.BC9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1]-[.AK981]=0;&quot;&quot;;[.AQ981]-[.AK9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1]=&quot;&quot;;0;[.AW981])-[.BC981]=0;&quot;&quot;;IF([.AW981]=&quot;&quot;;0;[.AW981])-[.BC9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2]-[.AK982]=0;&quot;&quot;;[.AQ982]-[.AK9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2]=&quot;&quot;;0;[.AW982])-[.BC982]=0;&quot;&quot;;IF([.AW982]=&quot;&quot;;0;[.AW982])-[.BC9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3]-[.AK983]=0;&quot;&quot;;[.AQ983]-[.AK9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3]=&quot;&quot;;0;[.AW983])-[.BC983]=0;&quot;&quot;;IF([.AW983]=&quot;&quot;;0;[.AW983])-[.BC9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4]-[.AK984]=0;&quot;&quot;;[.AQ984]-[.AK9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4]=&quot;&quot;;0;[.AW984])-[.BC984]=0;&quot;&quot;;IF([.AW984]=&quot;&quot;;0;[.AW984])-[.BC9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5]-[.AK985]=0;&quot;&quot;;[.AQ985]-[.AK9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5]=&quot;&quot;;0;[.AW985])-[.BC985]=0;&quot;&quot;;IF([.AW985]=&quot;&quot;;0;[.AW985])-[.BC9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6]-[.AK986]=0;&quot;&quot;;[.AQ986]-[.AK9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6]=&quot;&quot;;0;[.AW986])-[.BC986]=0;&quot;&quot;;IF([.AW986]=&quot;&quot;;0;[.AW986])-[.BC9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7]-[.AK987]=0;&quot;&quot;;[.AQ987]-[.AK9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7]=&quot;&quot;;0;[.AW987])-[.BC987]=0;&quot;&quot;;IF([.AW987]=&quot;&quot;;0;[.AW987])-[.BC9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8]-[.AK988]=0;&quot;&quot;;[.AQ988]-[.AK9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8]=&quot;&quot;;0;[.AW988])-[.BC988]=0;&quot;&quot;;IF([.AW988]=&quot;&quot;;0;[.AW988])-[.BC9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9]-[.AK989]=0;&quot;&quot;;[.AQ989]-[.AK9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9]=&quot;&quot;;0;[.AW989])-[.BC989]=0;&quot;&quot;;IF([.AW989]=&quot;&quot;;0;[.AW989])-[.BC9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0]-[.AK990]=0;&quot;&quot;;[.AQ990]-[.AK9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0]=&quot;&quot;;0;[.AW990])-[.BC990]=0;&quot;&quot;;IF([.AW990]=&quot;&quot;;0;[.AW990])-[.BC9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1]-[.AK991]=0;&quot;&quot;;[.AQ991]-[.AK9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1]=&quot;&quot;;0;[.AW991])-[.BC991]=0;&quot;&quot;;IF([.AW991]=&quot;&quot;;0;[.AW991])-[.BC9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2]-[.AK992]=0;&quot;&quot;;[.AQ992]-[.AK9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2]=&quot;&quot;;0;[.AW992])-[.BC992]=0;&quot;&quot;;IF([.AW992]=&quot;&quot;;0;[.AW992])-[.BC9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3]-[.AK993]=0;&quot;&quot;;[.AQ993]-[.AK9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3]=&quot;&quot;;0;[.AW993])-[.BC993]=0;&quot;&quot;;IF([.AW993]=&quot;&quot;;0;[.AW993])-[.BC9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4]-[.AK994]=0;&quot;&quot;;[.AQ994]-[.AK9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4]=&quot;&quot;;0;[.AW994])-[.BC994]=0;&quot;&quot;;IF([.AW994]=&quot;&quot;;0;[.AW994])-[.BC9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5]-[.AK995]=0;&quot;&quot;;[.AQ995]-[.AK9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5]=&quot;&quot;;0;[.AW995])-[.BC995]=0;&quot;&quot;;IF([.AW995]=&quot;&quot;;0;[.AW995])-[.BC9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6]-[.AK996]=0;&quot;&quot;;[.AQ996]-[.AK9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6]=&quot;&quot;;0;[.AW996])-[.BC996]=0;&quot;&quot;;IF([.AW996]=&quot;&quot;;0;[.AW996])-[.BC9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7]-[.AK997]=0;&quot;&quot;;[.AQ997]-[.AK9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7]=&quot;&quot;;0;[.AW997])-[.BC997]=0;&quot;&quot;;IF([.AW997]=&quot;&quot;;0;[.AW997])-[.BC9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8]-[.AK998]=0;&quot;&quot;;[.AQ998]-[.AK9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8]=&quot;&quot;;0;[.AW998])-[.BC998]=0;&quot;&quot;;IF([.AW998]=&quot;&quot;;0;[.AW998])-[.BC9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9]-[.AK999]=0;&quot;&quot;;[.AQ999]-[.AK9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9]=&quot;&quot;;0;[.AW999])-[.BC999]=0;&quot;&quot;;IF([.AW999]=&quot;&quot;;0;[.AW999])-[.BC9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0]-[.AK1000]=0;&quot;&quot;;[.AQ1000]-[.AK10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0]=&quot;&quot;;0;[.AW1000])-[.BC1000]=0;&quot;&quot;;IF([.AW1000]=&quot;&quot;;0;[.AW1000])-[.BC10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1]-[.AK1001]=0;&quot;&quot;;[.AQ1001]-[.AK10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1]=&quot;&quot;;0;[.AW1001])-[.BC1001]=0;&quot;&quot;;IF([.AW1001]=&quot;&quot;;0;[.AW1001])-[.BC10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2]-[.AK1002]=0;&quot;&quot;;[.AQ1002]-[.AK10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2]=&quot;&quot;;0;[.AW1002])-[.BC1002]=0;&quot;&quot;;IF([.AW1002]=&quot;&quot;;0;[.AW1002])-[.BC10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3]-[.AK1003]=0;&quot;&quot;;[.AQ1003]-[.AK10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3]=&quot;&quot;;0;[.AW1003])-[.BC1003]=0;&quot;&quot;;IF([.AW1003]=&quot;&quot;;0;[.AW1003])-[.BC10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4]-[.AK1004]=0;&quot;&quot;;[.AQ1004]-[.AK10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4]=&quot;&quot;;0;[.AW1004])-[.BC1004]=0;&quot;&quot;;IF([.AW1004]=&quot;&quot;;0;[.AW1004])-[.BC10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5]-[.AK1005]=0;&quot;&quot;;[.AQ1005]-[.AK10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5]=&quot;&quot;;0;[.AW1005])-[.BC1005]=0;&quot;&quot;;IF([.AW1005]=&quot;&quot;;0;[.AW1005])-[.BC10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6]-[.AK1006]=0;&quot;&quot;;[.AQ1006]-[.AK10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6]=&quot;&quot;;0;[.AW1006])-[.BC1006]=0;&quot;&quot;;IF([.AW1006]=&quot;&quot;;0;[.AW1006])-[.BC10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7]-[.AK1007]=0;&quot;&quot;;[.AQ1007]-[.AK10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7]=&quot;&quot;;0;[.AW1007])-[.BC1007]=0;&quot;&quot;;IF([.AW1007]=&quot;&quot;;0;[.AW1007])-[.BC10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8]-[.AK1008]=0;&quot;&quot;;[.AQ1008]-[.AK10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8]=&quot;&quot;;0;[.AW1008])-[.BC1008]=0;&quot;&quot;;IF([.AW1008]=&quot;&quot;;0;[.AW1008])-[.BC10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9]-[.AK1009]=0;&quot;&quot;;[.AQ1009]-[.AK10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9]=&quot;&quot;;0;[.AW1009])-[.BC1009]=0;&quot;&quot;;IF([.AW1009]=&quot;&quot;;0;[.AW1009])-[.BC10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0]-[.AK1010]=0;&quot;&quot;;[.AQ1010]-[.AK10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0]=&quot;&quot;;0;[.AW1010])-[.BC1010]=0;&quot;&quot;;IF([.AW1010]=&quot;&quot;;0;[.AW1010])-[.BC10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1]-[.AK1011]=0;&quot;&quot;;[.AQ1011]-[.AK10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1]=&quot;&quot;;0;[.AW1011])-[.BC1011]=0;&quot;&quot;;IF([.AW1011]=&quot;&quot;;0;[.AW1011])-[.BC10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2]-[.AK1012]=0;&quot;&quot;;[.AQ1012]-[.AK10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2]=&quot;&quot;;0;[.AW1012])-[.BC1012]=0;&quot;&quot;;IF([.AW1012]=&quot;&quot;;0;[.AW1012])-[.BC10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3]-[.AK1013]=0;&quot;&quot;;[.AQ1013]-[.AK10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3]=&quot;&quot;;0;[.AW1013])-[.BC1013]=0;&quot;&quot;;IF([.AW1013]=&quot;&quot;;0;[.AW1013])-[.BC10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4]-[.AK1014]=0;&quot;&quot;;[.AQ1014]-[.AK10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4]=&quot;&quot;;0;[.AW1014])-[.BC1014]=0;&quot;&quot;;IF([.AW1014]=&quot;&quot;;0;[.AW1014])-[.BC10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5]-[.AK1015]=0;&quot;&quot;;[.AQ1015]-[.AK10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5]=&quot;&quot;;0;[.AW1015])-[.BC1015]=0;&quot;&quot;;IF([.AW1015]=&quot;&quot;;0;[.AW1015])-[.BC10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6]-[.AK1016]=0;&quot;&quot;;[.AQ1016]-[.AK10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6]=&quot;&quot;;0;[.AW1016])-[.BC1016]=0;&quot;&quot;;IF([.AW1016]=&quot;&quot;;0;[.AW1016])-[.BC10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7]-[.AK1017]=0;&quot;&quot;;[.AQ1017]-[.AK10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7]=&quot;&quot;;0;[.AW1017])-[.BC1017]=0;&quot;&quot;;IF([.AW1017]=&quot;&quot;;0;[.AW1017])-[.BC10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8]-[.AK1018]=0;&quot;&quot;;[.AQ1018]-[.AK10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8]=&quot;&quot;;0;[.AW1018])-[.BC1018]=0;&quot;&quot;;IF([.AW1018]=&quot;&quot;;0;[.AW1018])-[.BC10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9]-[.AK1019]=0;&quot;&quot;;[.AQ1019]-[.AK10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9]=&quot;&quot;;0;[.AW1019])-[.BC1019]=0;&quot;&quot;;IF([.AW1019]=&quot;&quot;;0;[.AW1019])-[.BC10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0]-[.AK1020]=0;&quot;&quot;;[.AQ1020]-[.AK10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0]=&quot;&quot;;0;[.AW1020])-[.BC1020]=0;&quot;&quot;;IF([.AW1020]=&quot;&quot;;0;[.AW1020])-[.BC10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1]-[.AK1021]=0;&quot;&quot;;[.AQ1021]-[.AK10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1]=&quot;&quot;;0;[.AW1021])-[.BC1021]=0;&quot;&quot;;IF([.AW1021]=&quot;&quot;;0;[.AW1021])-[.BC10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2]-[.AK1022]=0;&quot;&quot;;[.AQ1022]-[.AK10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2]=&quot;&quot;;0;[.AW1022])-[.BC1022]=0;&quot;&quot;;IF([.AW1022]=&quot;&quot;;0;[.AW1022])-[.BC10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3]-[.AK1023]=0;&quot;&quot;;[.AQ1023]-[.AK10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3]=&quot;&quot;;0;[.AW1023])-[.BC1023]=0;&quot;&quot;;IF([.AW1023]=&quot;&quot;;0;[.AW1023])-[.BC10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4]-[.AK1024]=0;&quot;&quot;;[.AQ1024]-[.AK10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4]=&quot;&quot;;0;[.AW1024])-[.BC1024]=0;&quot;&quot;;IF([.AW1024]=&quot;&quot;;0;[.AW1024])-[.BC10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5]-[.AK1025]=0;&quot;&quot;;[.AQ1025]-[.AK10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5]=&quot;&quot;;0;[.AW1025])-[.BC1025]=0;&quot;&quot;;IF([.AW1025]=&quot;&quot;;0;[.AW1025])-[.BC10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6]-[.AK1026]=0;&quot;&quot;;[.AQ1026]-[.AK10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6]=&quot;&quot;;0;[.AW1026])-[.BC1026]=0;&quot;&quot;;IF([.AW1026]=&quot;&quot;;0;[.AW1026])-[.BC10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7]-[.AK1027]=0;&quot;&quot;;[.AQ1027]-[.AK10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7]=&quot;&quot;;0;[.AW1027])-[.BC1027]=0;&quot;&quot;;IF([.AW1027]=&quot;&quot;;0;[.AW1027])-[.BC10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8]-[.AK1028]=0;&quot;&quot;;[.AQ1028]-[.AK10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8]=&quot;&quot;;0;[.AW1028])-[.BC1028]=0;&quot;&quot;;IF([.AW1028]=&quot;&quot;;0;[.AW1028])-[.BC10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9]-[.AK1029]=0;&quot;&quot;;[.AQ1029]-[.AK10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9]=&quot;&quot;;0;[.AW1029])-[.BC1029]=0;&quot;&quot;;IF([.AW1029]=&quot;&quot;;0;[.AW1029])-[.BC10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0]-[.AK1030]=0;&quot;&quot;;[.AQ1030]-[.AK10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0]=&quot;&quot;;0;[.AW1030])-[.BC1030]=0;&quot;&quot;;IF([.AW1030]=&quot;&quot;;0;[.AW1030])-[.BC10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1]-[.AK1031]=0;&quot;&quot;;[.AQ1031]-[.AK10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1]=&quot;&quot;;0;[.AW1031])-[.BC1031]=0;&quot;&quot;;IF([.AW1031]=&quot;&quot;;0;[.AW1031])-[.BC10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2]-[.AK1032]=0;&quot;&quot;;[.AQ1032]-[.AK10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2]=&quot;&quot;;0;[.AW1032])-[.BC1032]=0;&quot;&quot;;IF([.AW1032]=&quot;&quot;;0;[.AW1032])-[.BC10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3]-[.AK1033]=0;&quot;&quot;;[.AQ1033]-[.AK10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3]=&quot;&quot;;0;[.AW1033])-[.BC1033]=0;&quot;&quot;;IF([.AW1033]=&quot;&quot;;0;[.AW1033])-[.BC10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4]-[.AK1034]=0;&quot;&quot;;[.AQ1034]-[.AK10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4]=&quot;&quot;;0;[.AW1034])-[.BC1034]=0;&quot;&quot;;IF([.AW1034]=&quot;&quot;;0;[.AW1034])-[.BC10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5]-[.AK1035]=0;&quot;&quot;;[.AQ1035]-[.AK10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5]=&quot;&quot;;0;[.AW1035])-[.BC1035]=0;&quot;&quot;;IF([.AW1035]=&quot;&quot;;0;[.AW1035])-[.BC10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6]-[.AK1036]=0;&quot;&quot;;[.AQ1036]-[.AK10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6]=&quot;&quot;;0;[.AW1036])-[.BC1036]=0;&quot;&quot;;IF([.AW1036]=&quot;&quot;;0;[.AW1036])-[.BC10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7]-[.AK1037]=0;&quot;&quot;;[.AQ1037]-[.AK10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7]=&quot;&quot;;0;[.AW1037])-[.BC1037]=0;&quot;&quot;;IF([.AW1037]=&quot;&quot;;0;[.AW1037])-[.BC10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8]-[.AK1038]=0;&quot;&quot;;[.AQ1038]-[.AK10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8]=&quot;&quot;;0;[.AW1038])-[.BC1038]=0;&quot;&quot;;IF([.AW1038]=&quot;&quot;;0;[.AW1038])-[.BC10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9]-[.AK1039]=0;&quot;&quot;;[.AQ1039]-[.AK10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9]=&quot;&quot;;0;[.AW1039])-[.BC1039]=0;&quot;&quot;;IF([.AW1039]=&quot;&quot;;0;[.AW1039])-[.BC10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0]-[.AK1040]=0;&quot;&quot;;[.AQ1040]-[.AK10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0]=&quot;&quot;;0;[.AW1040])-[.BC1040]=0;&quot;&quot;;IF([.AW1040]=&quot;&quot;;0;[.AW1040])-[.BC10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1]-[.AK1041]=0;&quot;&quot;;[.AQ1041]-[.AK10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1]=&quot;&quot;;0;[.AW1041])-[.BC1041]=0;&quot;&quot;;IF([.AW1041]=&quot;&quot;;0;[.AW1041])-[.BC10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2]-[.AK1042]=0;&quot;&quot;;[.AQ1042]-[.AK10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2]=&quot;&quot;;0;[.AW1042])-[.BC1042]=0;&quot;&quot;;IF([.AW1042]=&quot;&quot;;0;[.AW1042])-[.BC10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3]-[.AK1043]=0;&quot;&quot;;[.AQ1043]-[.AK10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3]=&quot;&quot;;0;[.AW1043])-[.BC1043]=0;&quot;&quot;;IF([.AW1043]=&quot;&quot;;0;[.AW1043])-[.BC10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4]-[.AK1044]=0;&quot;&quot;;[.AQ1044]-[.AK10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4]=&quot;&quot;;0;[.AW1044])-[.BC1044]=0;&quot;&quot;;IF([.AW1044]=&quot;&quot;;0;[.AW1044])-[.BC10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5]-[.AK1045]=0;&quot;&quot;;[.AQ1045]-[.AK10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5]=&quot;&quot;;0;[.AW1045])-[.BC1045]=0;&quot;&quot;;IF([.AW1045]=&quot;&quot;;0;[.AW1045])-[.BC10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6]-[.AK1046]=0;&quot;&quot;;[.AQ1046]-[.AK10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6]=&quot;&quot;;0;[.AW1046])-[.BC1046]=0;&quot;&quot;;IF([.AW1046]=&quot;&quot;;0;[.AW1046])-[.BC10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7]-[.AK1047]=0;&quot;&quot;;[.AQ1047]-[.AK10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7]=&quot;&quot;;0;[.AW1047])-[.BC1047]=0;&quot;&quot;;IF([.AW1047]=&quot;&quot;;0;[.AW1047])-[.BC10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8]-[.AK1048]=0;&quot;&quot;;[.AQ1048]-[.AK10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8]=&quot;&quot;;0;[.AW1048])-[.BC1048]=0;&quot;&quot;;IF([.AW1048]=&quot;&quot;;0;[.AW1048])-[.BC10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9]-[.AK1049]=0;&quot;&quot;;[.AQ1049]-[.AK10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9]=&quot;&quot;;0;[.AW1049])-[.BC1049]=0;&quot;&quot;;IF([.AW1049]=&quot;&quot;;0;[.AW1049])-[.BC10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0]-[.AK1050]=0;&quot;&quot;;[.AQ1050]-[.AK10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0]=&quot;&quot;;0;[.AW1050])-[.BC1050]=0;&quot;&quot;;IF([.AW1050]=&quot;&quot;;0;[.AW1050])-[.BC10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1]-[.AK1051]=0;&quot;&quot;;[.AQ1051]-[.AK10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1]=&quot;&quot;;0;[.AW1051])-[.BC1051]=0;&quot;&quot;;IF([.AW1051]=&quot;&quot;;0;[.AW1051])-[.BC10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2]-[.AK1052]=0;&quot;&quot;;[.AQ1052]-[.AK10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2]=&quot;&quot;;0;[.AW1052])-[.BC1052]=0;&quot;&quot;;IF([.AW1052]=&quot;&quot;;0;[.AW1052])-[.BC10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3]-[.AK1053]=0;&quot;&quot;;[.AQ1053]-[.AK10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3]=&quot;&quot;;0;[.AW1053])-[.BC1053]=0;&quot;&quot;;IF([.AW1053]=&quot;&quot;;0;[.AW1053])-[.BC10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4]-[.AK1054]=0;&quot;&quot;;[.AQ1054]-[.AK10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4]=&quot;&quot;;0;[.AW1054])-[.BC1054]=0;&quot;&quot;;IF([.AW1054]=&quot;&quot;;0;[.AW1054])-[.BC10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5]-[.AK1055]=0;&quot;&quot;;[.AQ1055]-[.AK10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5]=&quot;&quot;;0;[.AW1055])-[.BC1055]=0;&quot;&quot;;IF([.AW1055]=&quot;&quot;;0;[.AW1055])-[.BC10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6]-[.AK1056]=0;&quot;&quot;;[.AQ1056]-[.AK10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6]=&quot;&quot;;0;[.AW1056])-[.BC1056]=0;&quot;&quot;;IF([.AW1056]=&quot;&quot;;0;[.AW1056])-[.BC10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7]-[.AK1057]=0;&quot;&quot;;[.AQ1057]-[.AK10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7]=&quot;&quot;;0;[.AW1057])-[.BC1057]=0;&quot;&quot;;IF([.AW1057]=&quot;&quot;;0;[.AW1057])-[.BC10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8]-[.AK1058]=0;&quot;&quot;;[.AQ1058]-[.AK10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8]=&quot;&quot;;0;[.AW1058])-[.BC1058]=0;&quot;&quot;;IF([.AW1058]=&quot;&quot;;0;[.AW1058])-[.BC10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9]-[.AK1059]=0;&quot;&quot;;[.AQ1059]-[.AK10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9]=&quot;&quot;;0;[.AW1059])-[.BC1059]=0;&quot;&quot;;IF([.AW1059]=&quot;&quot;;0;[.AW1059])-[.BC10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0]-[.AK1060]=0;&quot;&quot;;[.AQ1060]-[.AK10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0]=&quot;&quot;;0;[.AW1060])-[.BC1060]=0;&quot;&quot;;IF([.AW1060]=&quot;&quot;;0;[.AW1060])-[.BC10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1]-[.AK1061]=0;&quot;&quot;;[.AQ1061]-[.AK10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1]=&quot;&quot;;0;[.AW1061])-[.BC1061]=0;&quot;&quot;;IF([.AW1061]=&quot;&quot;;0;[.AW1061])-[.BC10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2]-[.AK1062]=0;&quot;&quot;;[.AQ1062]-[.AK10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2]=&quot;&quot;;0;[.AW1062])-[.BC1062]=0;&quot;&quot;;IF([.AW1062]=&quot;&quot;;0;[.AW1062])-[.BC10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3]-[.AK1063]=0;&quot;&quot;;[.AQ1063]-[.AK10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3]=&quot;&quot;;0;[.AW1063])-[.BC1063]=0;&quot;&quot;;IF([.AW1063]=&quot;&quot;;0;[.AW1063])-[.BC10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4]-[.AK1064]=0;&quot;&quot;;[.AQ1064]-[.AK10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4]=&quot;&quot;;0;[.AW1064])-[.BC1064]=0;&quot;&quot;;IF([.AW1064]=&quot;&quot;;0;[.AW1064])-[.BC10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5]-[.AK1065]=0;&quot;&quot;;[.AQ1065]-[.AK10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5]=&quot;&quot;;0;[.AW1065])-[.BC1065]=0;&quot;&quot;;IF([.AW1065]=&quot;&quot;;0;[.AW1065])-[.BC10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6]-[.AK1066]=0;&quot;&quot;;[.AQ1066]-[.AK10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6]=&quot;&quot;;0;[.AW1066])-[.BC1066]=0;&quot;&quot;;IF([.AW1066]=&quot;&quot;;0;[.AW1066])-[.BC10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7]-[.AK1067]=0;&quot;&quot;;[.AQ1067]-[.AK10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7]=&quot;&quot;;0;[.AW1067])-[.BC1067]=0;&quot;&quot;;IF([.AW1067]=&quot;&quot;;0;[.AW1067])-[.BC10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8]-[.AK1068]=0;&quot;&quot;;[.AQ1068]-[.AK10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8]=&quot;&quot;;0;[.AW1068])-[.BC1068]=0;&quot;&quot;;IF([.AW1068]=&quot;&quot;;0;[.AW1068])-[.BC10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9]-[.AK1069]=0;&quot;&quot;;[.AQ1069]-[.AK10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9]=&quot;&quot;;0;[.AW1069])-[.BC1069]=0;&quot;&quot;;IF([.AW1069]=&quot;&quot;;0;[.AW1069])-[.BC10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0]-[.AK1070]=0;&quot;&quot;;[.AQ1070]-[.AK10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0]=&quot;&quot;;0;[.AW1070])-[.BC1070]=0;&quot;&quot;;IF([.AW1070]=&quot;&quot;;0;[.AW1070])-[.BC10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1]-[.AK1071]=0;&quot;&quot;;[.AQ1071]-[.AK10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1]=&quot;&quot;;0;[.AW1071])-[.BC1071]=0;&quot;&quot;;IF([.AW1071]=&quot;&quot;;0;[.AW1071])-[.BC10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2]-[.AK1072]=0;&quot;&quot;;[.AQ1072]-[.AK10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2]=&quot;&quot;;0;[.AW1072])-[.BC1072]=0;&quot;&quot;;IF([.AW1072]=&quot;&quot;;0;[.AW1072])-[.BC10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3]-[.AK1073]=0;&quot;&quot;;[.AQ1073]-[.AK10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3]=&quot;&quot;;0;[.AW1073])-[.BC1073]=0;&quot;&quot;;IF([.AW1073]=&quot;&quot;;0;[.AW1073])-[.BC10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4]-[.AK1074]=0;&quot;&quot;;[.AQ1074]-[.AK10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4]=&quot;&quot;;0;[.AW1074])-[.BC1074]=0;&quot;&quot;;IF([.AW1074]=&quot;&quot;;0;[.AW1074])-[.BC10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5]-[.AK1075]=0;&quot;&quot;;[.AQ1075]-[.AK10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5]=&quot;&quot;;0;[.AW1075])-[.BC1075]=0;&quot;&quot;;IF([.AW1075]=&quot;&quot;;0;[.AW1075])-[.BC10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6]-[.AK1076]=0;&quot;&quot;;[.AQ1076]-[.AK10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6]=&quot;&quot;;0;[.AW1076])-[.BC1076]=0;&quot;&quot;;IF([.AW1076]=&quot;&quot;;0;[.AW1076])-[.BC10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7]-[.AK1077]=0;&quot;&quot;;[.AQ1077]-[.AK10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7]=&quot;&quot;;0;[.AW1077])-[.BC1077]=0;&quot;&quot;;IF([.AW1077]=&quot;&quot;;0;[.AW1077])-[.BC10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8]-[.AK1078]=0;&quot;&quot;;[.AQ1078]-[.AK10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8]=&quot;&quot;;0;[.AW1078])-[.BC1078]=0;&quot;&quot;;IF([.AW1078]=&quot;&quot;;0;[.AW1078])-[.BC10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9]-[.AK1079]=0;&quot;&quot;;[.AQ1079]-[.AK10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9]=&quot;&quot;;0;[.AW1079])-[.BC1079]=0;&quot;&quot;;IF([.AW1079]=&quot;&quot;;0;[.AW1079])-[.BC10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0]-[.AK1080]=0;&quot;&quot;;[.AQ1080]-[.AK10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0]=&quot;&quot;;0;[.AW1080])-[.BC1080]=0;&quot;&quot;;IF([.AW1080]=&quot;&quot;;0;[.AW1080])-[.BC10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1]-[.AK1081]=0;&quot;&quot;;[.AQ1081]-[.AK10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1]=&quot;&quot;;0;[.AW1081])-[.BC1081]=0;&quot;&quot;;IF([.AW1081]=&quot;&quot;;0;[.AW1081])-[.BC10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2]-[.AK1082]=0;&quot;&quot;;[.AQ1082]-[.AK10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2]=&quot;&quot;;0;[.AW1082])-[.BC1082]=0;&quot;&quot;;IF([.AW1082]=&quot;&quot;;0;[.AW1082])-[.BC10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3]-[.AK1083]=0;&quot;&quot;;[.AQ1083]-[.AK10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3]=&quot;&quot;;0;[.AW1083])-[.BC1083]=0;&quot;&quot;;IF([.AW1083]=&quot;&quot;;0;[.AW1083])-[.BC10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4]-[.AK1084]=0;&quot;&quot;;[.AQ1084]-[.AK10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4]=&quot;&quot;;0;[.AW1084])-[.BC1084]=0;&quot;&quot;;IF([.AW1084]=&quot;&quot;;0;[.AW1084])-[.BC10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5]-[.AK1085]=0;&quot;&quot;;[.AQ1085]-[.AK10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5]=&quot;&quot;;0;[.AW1085])-[.BC1085]=0;&quot;&quot;;IF([.AW1085]=&quot;&quot;;0;[.AW1085])-[.BC10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6]-[.AK1086]=0;&quot;&quot;;[.AQ1086]-[.AK10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6]=&quot;&quot;;0;[.AW1086])-[.BC1086]=0;&quot;&quot;;IF([.AW1086]=&quot;&quot;;0;[.AW1086])-[.BC10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7]-[.AK1087]=0;&quot;&quot;;[.AQ1087]-[.AK10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7]=&quot;&quot;;0;[.AW1087])-[.BC1087]=0;&quot;&quot;;IF([.AW1087]=&quot;&quot;;0;[.AW1087])-[.BC10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8]-[.AK1088]=0;&quot;&quot;;[.AQ1088]-[.AK10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8]=&quot;&quot;;0;[.AW1088])-[.BC1088]=0;&quot;&quot;;IF([.AW1088]=&quot;&quot;;0;[.AW1088])-[.BC10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9]-[.AK1089]=0;&quot;&quot;;[.AQ1089]-[.AK10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9]=&quot;&quot;;0;[.AW1089])-[.BC1089]=0;&quot;&quot;;IF([.AW1089]=&quot;&quot;;0;[.AW1089])-[.BC10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0]-[.AK1090]=0;&quot;&quot;;[.AQ1090]-[.AK10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0]=&quot;&quot;;0;[.AW1090])-[.BC1090]=0;&quot;&quot;;IF([.AW1090]=&quot;&quot;;0;[.AW1090])-[.BC10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1]-[.AK1091]=0;&quot;&quot;;[.AQ1091]-[.AK10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1]=&quot;&quot;;0;[.AW1091])-[.BC1091]=0;&quot;&quot;;IF([.AW1091]=&quot;&quot;;0;[.AW1091])-[.BC10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2]-[.AK1092]=0;&quot;&quot;;[.AQ1092]-[.AK10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2]=&quot;&quot;;0;[.AW1092])-[.BC1092]=0;&quot;&quot;;IF([.AW1092]=&quot;&quot;;0;[.AW1092])-[.BC10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3]-[.AK1093]=0;&quot;&quot;;[.AQ1093]-[.AK10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3]=&quot;&quot;;0;[.AW1093])-[.BC1093]=0;&quot;&quot;;IF([.AW1093]=&quot;&quot;;0;[.AW1093])-[.BC10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4]-[.AK1094]=0;&quot;&quot;;[.AQ1094]-[.AK10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4]=&quot;&quot;;0;[.AW1094])-[.BC1094]=0;&quot;&quot;;IF([.AW1094]=&quot;&quot;;0;[.AW1094])-[.BC10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5]-[.AK1095]=0;&quot;&quot;;[.AQ1095]-[.AK10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5]=&quot;&quot;;0;[.AW1095])-[.BC1095]=0;&quot;&quot;;IF([.AW1095]=&quot;&quot;;0;[.AW1095])-[.BC10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6]-[.AK1096]=0;&quot;&quot;;[.AQ1096]-[.AK10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6]=&quot;&quot;;0;[.AW1096])-[.BC1096]=0;&quot;&quot;;IF([.AW1096]=&quot;&quot;;0;[.AW1096])-[.BC10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7]-[.AK1097]=0;&quot;&quot;;[.AQ1097]-[.AK10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7]=&quot;&quot;;0;[.AW1097])-[.BC1097]=0;&quot;&quot;;IF([.AW1097]=&quot;&quot;;0;[.AW1097])-[.BC10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8]-[.AK1098]=0;&quot;&quot;;[.AQ1098]-[.AK10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8]=&quot;&quot;;0;[.AW1098])-[.BC1098]=0;&quot;&quot;;IF([.AW1098]=&quot;&quot;;0;[.AW1098])-[.BC10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9]-[.AK1099]=0;&quot;&quot;;[.AQ1099]-[.AK10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9]=&quot;&quot;;0;[.AW1099])-[.BC1099]=0;&quot;&quot;;IF([.AW1099]=&quot;&quot;;0;[.AW1099])-[.BC10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0]-[.AK1100]=0;&quot;&quot;;[.AQ1100]-[.AK1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0]=&quot;&quot;;0;[.AW1100])-[.BC1100]=0;&quot;&quot;;IF([.AW1100]=&quot;&quot;;0;[.AW1100])-[.BC1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1]-[.AK1101]=0;&quot;&quot;;[.AQ1101]-[.AK1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1]=&quot;&quot;;0;[.AW1101])-[.BC1101]=0;&quot;&quot;;IF([.AW1101]=&quot;&quot;;0;[.AW1101])-[.BC1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2]-[.AK1102]=0;&quot;&quot;;[.AQ1102]-[.AK1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2]=&quot;&quot;;0;[.AW1102])-[.BC1102]=0;&quot;&quot;;IF([.AW1102]=&quot;&quot;;0;[.AW1102])-[.BC1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3]-[.AK1103]=0;&quot;&quot;;[.AQ1103]-[.AK1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3]=&quot;&quot;;0;[.AW1103])-[.BC1103]=0;&quot;&quot;;IF([.AW1103]=&quot;&quot;;0;[.AW1103])-[.BC1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4]-[.AK1104]=0;&quot;&quot;;[.AQ1104]-[.AK1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4]=&quot;&quot;;0;[.AW1104])-[.BC1104]=0;&quot;&quot;;IF([.AW1104]=&quot;&quot;;0;[.AW1104])-[.BC1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5]-[.AK1105]=0;&quot;&quot;;[.AQ1105]-[.AK1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5]=&quot;&quot;;0;[.AW1105])-[.BC1105]=0;&quot;&quot;;IF([.AW1105]=&quot;&quot;;0;[.AW1105])-[.BC1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6]-[.AK1106]=0;&quot;&quot;;[.AQ1106]-[.AK1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6]=&quot;&quot;;0;[.AW1106])-[.BC1106]=0;&quot;&quot;;IF([.AW1106]=&quot;&quot;;0;[.AW1106])-[.BC1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7]-[.AK1107]=0;&quot;&quot;;[.AQ1107]-[.AK1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7]=&quot;&quot;;0;[.AW1107])-[.BC1107]=0;&quot;&quot;;IF([.AW1107]=&quot;&quot;;0;[.AW1107])-[.BC1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8]-[.AK1108]=0;&quot;&quot;;[.AQ1108]-[.AK1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8]=&quot;&quot;;0;[.AW1108])-[.BC1108]=0;&quot;&quot;;IF([.AW1108]=&quot;&quot;;0;[.AW1108])-[.BC1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9]-[.AK1109]=0;&quot;&quot;;[.AQ1109]-[.AK1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9]=&quot;&quot;;0;[.AW1109])-[.BC1109]=0;&quot;&quot;;IF([.AW1109]=&quot;&quot;;0;[.AW1109])-[.BC1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0]-[.AK1110]=0;&quot;&quot;;[.AQ1110]-[.AK1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0]=&quot;&quot;;0;[.AW1110])-[.BC1110]=0;&quot;&quot;;IF([.AW1110]=&quot;&quot;;0;[.AW1110])-[.BC1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1]-[.AK1111]=0;&quot;&quot;;[.AQ1111]-[.AK1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1]=&quot;&quot;;0;[.AW1111])-[.BC1111]=0;&quot;&quot;;IF([.AW1111]=&quot;&quot;;0;[.AW1111])-[.BC1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2]-[.AK1112]=0;&quot;&quot;;[.AQ1112]-[.AK1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2]=&quot;&quot;;0;[.AW1112])-[.BC1112]=0;&quot;&quot;;IF([.AW1112]=&quot;&quot;;0;[.AW1112])-[.BC1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3]-[.AK1113]=0;&quot;&quot;;[.AQ1113]-[.AK1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3]=&quot;&quot;;0;[.AW1113])-[.BC1113]=0;&quot;&quot;;IF([.AW1113]=&quot;&quot;;0;[.AW1113])-[.BC1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4]-[.AK1114]=0;&quot;&quot;;[.AQ1114]-[.AK1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4]=&quot;&quot;;0;[.AW1114])-[.BC1114]=0;&quot;&quot;;IF([.AW1114]=&quot;&quot;;0;[.AW1114])-[.BC1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5]-[.AK1115]=0;&quot;&quot;;[.AQ1115]-[.AK1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5]=&quot;&quot;;0;[.AW1115])-[.BC1115]=0;&quot;&quot;;IF([.AW1115]=&quot;&quot;;0;[.AW1115])-[.BC1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6]-[.AK1116]=0;&quot;&quot;;[.AQ1116]-[.AK1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6]=&quot;&quot;;0;[.AW1116])-[.BC1116]=0;&quot;&quot;;IF([.AW1116]=&quot;&quot;;0;[.AW1116])-[.BC1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7]-[.AK1117]=0;&quot;&quot;;[.AQ1117]-[.AK1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7]=&quot;&quot;;0;[.AW1117])-[.BC1117]=0;&quot;&quot;;IF([.AW1117]=&quot;&quot;;0;[.AW1117])-[.BC1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8]-[.AK1118]=0;&quot;&quot;;[.AQ1118]-[.AK1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8]=&quot;&quot;;0;[.AW1118])-[.BC1118]=0;&quot;&quot;;IF([.AW1118]=&quot;&quot;;0;[.AW1118])-[.BC1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9]-[.AK1119]=0;&quot;&quot;;[.AQ1119]-[.AK1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9]=&quot;&quot;;0;[.AW1119])-[.BC1119]=0;&quot;&quot;;IF([.AW1119]=&quot;&quot;;0;[.AW1119])-[.BC1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0]-[.AK1120]=0;&quot;&quot;;[.AQ1120]-[.AK1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0]=&quot;&quot;;0;[.AW1120])-[.BC1120]=0;&quot;&quot;;IF([.AW1120]=&quot;&quot;;0;[.AW1120])-[.BC1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1]-[.AK1121]=0;&quot;&quot;;[.AQ1121]-[.AK1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1]=&quot;&quot;;0;[.AW1121])-[.BC1121]=0;&quot;&quot;;IF([.AW1121]=&quot;&quot;;0;[.AW1121])-[.BC1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2]-[.AK1122]=0;&quot;&quot;;[.AQ1122]-[.AK1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2]=&quot;&quot;;0;[.AW1122])-[.BC1122]=0;&quot;&quot;;IF([.AW1122]=&quot;&quot;;0;[.AW1122])-[.BC1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3]-[.AK1123]=0;&quot;&quot;;[.AQ1123]-[.AK1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3]=&quot;&quot;;0;[.AW1123])-[.BC1123]=0;&quot;&quot;;IF([.AW1123]=&quot;&quot;;0;[.AW1123])-[.BC1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4]-[.AK1124]=0;&quot;&quot;;[.AQ1124]-[.AK1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4]=&quot;&quot;;0;[.AW1124])-[.BC1124]=0;&quot;&quot;;IF([.AW1124]=&quot;&quot;;0;[.AW1124])-[.BC1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5]-[.AK1125]=0;&quot;&quot;;[.AQ1125]-[.AK1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5]=&quot;&quot;;0;[.AW1125])-[.BC1125]=0;&quot;&quot;;IF([.AW1125]=&quot;&quot;;0;[.AW1125])-[.BC1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6]-[.AK1126]=0;&quot;&quot;;[.AQ1126]-[.AK1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6]=&quot;&quot;;0;[.AW1126])-[.BC1126]=0;&quot;&quot;;IF([.AW1126]=&quot;&quot;;0;[.AW1126])-[.BC1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7]-[.AK1127]=0;&quot;&quot;;[.AQ1127]-[.AK1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7]=&quot;&quot;;0;[.AW1127])-[.BC1127]=0;&quot;&quot;;IF([.AW1127]=&quot;&quot;;0;[.AW1127])-[.BC1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8]-[.AK1128]=0;&quot;&quot;;[.AQ1128]-[.AK1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8]=&quot;&quot;;0;[.AW1128])-[.BC1128]=0;&quot;&quot;;IF([.AW1128]=&quot;&quot;;0;[.AW1128])-[.BC1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9]-[.AK1129]=0;&quot;&quot;;[.AQ1129]-[.AK1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9]=&quot;&quot;;0;[.AW1129])-[.BC1129]=0;&quot;&quot;;IF([.AW1129]=&quot;&quot;;0;[.AW1129])-[.BC1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0]-[.AK1130]=0;&quot;&quot;;[.AQ1130]-[.AK1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0]=&quot;&quot;;0;[.AW1130])-[.BC1130]=0;&quot;&quot;;IF([.AW1130]=&quot;&quot;;0;[.AW1130])-[.BC1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1]-[.AK1131]=0;&quot;&quot;;[.AQ1131]-[.AK1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1]=&quot;&quot;;0;[.AW1131])-[.BC1131]=0;&quot;&quot;;IF([.AW1131]=&quot;&quot;;0;[.AW1131])-[.BC1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2]-[.AK1132]=0;&quot;&quot;;[.AQ1132]-[.AK1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2]=&quot;&quot;;0;[.AW1132])-[.BC1132]=0;&quot;&quot;;IF([.AW1132]=&quot;&quot;;0;[.AW1132])-[.BC1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3]-[.AK1133]=0;&quot;&quot;;[.AQ1133]-[.AK1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3]=&quot;&quot;;0;[.AW1133])-[.BC1133]=0;&quot;&quot;;IF([.AW1133]=&quot;&quot;;0;[.AW1133])-[.BC1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4]-[.AK1134]=0;&quot;&quot;;[.AQ1134]-[.AK1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4]=&quot;&quot;;0;[.AW1134])-[.BC1134]=0;&quot;&quot;;IF([.AW1134]=&quot;&quot;;0;[.AW1134])-[.BC1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5]-[.AK1135]=0;&quot;&quot;;[.AQ1135]-[.AK1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5]=&quot;&quot;;0;[.AW1135])-[.BC1135]=0;&quot;&quot;;IF([.AW1135]=&quot;&quot;;0;[.AW1135])-[.BC1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6]-[.AK1136]=0;&quot;&quot;;[.AQ1136]-[.AK1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6]=&quot;&quot;;0;[.AW1136])-[.BC1136]=0;&quot;&quot;;IF([.AW1136]=&quot;&quot;;0;[.AW1136])-[.BC1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7]-[.AK1137]=0;&quot;&quot;;[.AQ1137]-[.AK1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7]=&quot;&quot;;0;[.AW1137])-[.BC1137]=0;&quot;&quot;;IF([.AW1137]=&quot;&quot;;0;[.AW1137])-[.BC1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8]-[.AK1138]=0;&quot;&quot;;[.AQ1138]-[.AK1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8]=&quot;&quot;;0;[.AW1138])-[.BC1138]=0;&quot;&quot;;IF([.AW1138]=&quot;&quot;;0;[.AW1138])-[.BC1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9]-[.AK1139]=0;&quot;&quot;;[.AQ1139]-[.AK1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9]=&quot;&quot;;0;[.AW1139])-[.BC1139]=0;&quot;&quot;;IF([.AW1139]=&quot;&quot;;0;[.AW1139])-[.BC1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0]-[.AK1140]=0;&quot;&quot;;[.AQ1140]-[.AK1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0]=&quot;&quot;;0;[.AW1140])-[.BC1140]=0;&quot;&quot;;IF([.AW1140]=&quot;&quot;;0;[.AW1140])-[.BC1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1]-[.AK1141]=0;&quot;&quot;;[.AQ1141]-[.AK1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1]=&quot;&quot;;0;[.AW1141])-[.BC1141]=0;&quot;&quot;;IF([.AW1141]=&quot;&quot;;0;[.AW1141])-[.BC1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2]-[.AK1142]=0;&quot;&quot;;[.AQ1142]-[.AK1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2]=&quot;&quot;;0;[.AW1142])-[.BC1142]=0;&quot;&quot;;IF([.AW1142]=&quot;&quot;;0;[.AW1142])-[.BC1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3]-[.AK1143]=0;&quot;&quot;;[.AQ1143]-[.AK1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3]=&quot;&quot;;0;[.AW1143])-[.BC1143]=0;&quot;&quot;;IF([.AW1143]=&quot;&quot;;0;[.AW1143])-[.BC1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4]-[.AK1144]=0;&quot;&quot;;[.AQ1144]-[.AK1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4]=&quot;&quot;;0;[.AW1144])-[.BC1144]=0;&quot;&quot;;IF([.AW1144]=&quot;&quot;;0;[.AW1144])-[.BC1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5]-[.AK1145]=0;&quot;&quot;;[.AQ1145]-[.AK1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5]=&quot;&quot;;0;[.AW1145])-[.BC1145]=0;&quot;&quot;;IF([.AW1145]=&quot;&quot;;0;[.AW1145])-[.BC1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6]-[.AK1146]=0;&quot;&quot;;[.AQ1146]-[.AK1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6]=&quot;&quot;;0;[.AW1146])-[.BC1146]=0;&quot;&quot;;IF([.AW1146]=&quot;&quot;;0;[.AW1146])-[.BC1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7]-[.AK1147]=0;&quot;&quot;;[.AQ1147]-[.AK1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7]=&quot;&quot;;0;[.AW1147])-[.BC1147]=0;&quot;&quot;;IF([.AW1147]=&quot;&quot;;0;[.AW1147])-[.BC1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8]-[.AK1148]=0;&quot;&quot;;[.AQ1148]-[.AK1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8]=&quot;&quot;;0;[.AW1148])-[.BC1148]=0;&quot;&quot;;IF([.AW1148]=&quot;&quot;;0;[.AW1148])-[.BC1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9]-[.AK1149]=0;&quot;&quot;;[.AQ1149]-[.AK1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9]=&quot;&quot;;0;[.AW1149])-[.BC1149]=0;&quot;&quot;;IF([.AW1149]=&quot;&quot;;0;[.AW1149])-[.BC1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0]-[.AK1150]=0;&quot;&quot;;[.AQ1150]-[.AK1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0]=&quot;&quot;;0;[.AW1150])-[.BC1150]=0;&quot;&quot;;IF([.AW1150]=&quot;&quot;;0;[.AW1150])-[.BC1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1]-[.AK1151]=0;&quot;&quot;;[.AQ1151]-[.AK1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1]=&quot;&quot;;0;[.AW1151])-[.BC1151]=0;&quot;&quot;;IF([.AW1151]=&quot;&quot;;0;[.AW1151])-[.BC1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2]-[.AK1152]=0;&quot;&quot;;[.AQ1152]-[.AK1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2]=&quot;&quot;;0;[.AW1152])-[.BC1152]=0;&quot;&quot;;IF([.AW1152]=&quot;&quot;;0;[.AW1152])-[.BC1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3]-[.AK1153]=0;&quot;&quot;;[.AQ1153]-[.AK1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3]=&quot;&quot;;0;[.AW1153])-[.BC1153]=0;&quot;&quot;;IF([.AW1153]=&quot;&quot;;0;[.AW1153])-[.BC1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4]-[.AK1154]=0;&quot;&quot;;[.AQ1154]-[.AK1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4]=&quot;&quot;;0;[.AW1154])-[.BC1154]=0;&quot;&quot;;IF([.AW1154]=&quot;&quot;;0;[.AW1154])-[.BC1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5]-[.AK1155]=0;&quot;&quot;;[.AQ1155]-[.AK1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5]=&quot;&quot;;0;[.AW1155])-[.BC1155]=0;&quot;&quot;;IF([.AW1155]=&quot;&quot;;0;[.AW1155])-[.BC1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6]-[.AK1156]=0;&quot;&quot;;[.AQ1156]-[.AK1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6]=&quot;&quot;;0;[.AW1156])-[.BC1156]=0;&quot;&quot;;IF([.AW1156]=&quot;&quot;;0;[.AW1156])-[.BC1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7]-[.AK1157]=0;&quot;&quot;;[.AQ1157]-[.AK1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7]=&quot;&quot;;0;[.AW1157])-[.BC1157]=0;&quot;&quot;;IF([.AW1157]=&quot;&quot;;0;[.AW1157])-[.BC1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8]-[.AK1158]=0;&quot;&quot;;[.AQ1158]-[.AK1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8]=&quot;&quot;;0;[.AW1158])-[.BC1158]=0;&quot;&quot;;IF([.AW1158]=&quot;&quot;;0;[.AW1158])-[.BC1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9]-[.AK1159]=0;&quot;&quot;;[.AQ1159]-[.AK1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9]=&quot;&quot;;0;[.AW1159])-[.BC1159]=0;&quot;&quot;;IF([.AW1159]=&quot;&quot;;0;[.AW1159])-[.BC1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0]-[.AK1160]=0;&quot;&quot;;[.AQ1160]-[.AK1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0]=&quot;&quot;;0;[.AW1160])-[.BC1160]=0;&quot;&quot;;IF([.AW1160]=&quot;&quot;;0;[.AW1160])-[.BC1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1]-[.AK1161]=0;&quot;&quot;;[.AQ1161]-[.AK1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1]=&quot;&quot;;0;[.AW1161])-[.BC1161]=0;&quot;&quot;;IF([.AW1161]=&quot;&quot;;0;[.AW1161])-[.BC1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2]-[.AK1162]=0;&quot;&quot;;[.AQ1162]-[.AK1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2]=&quot;&quot;;0;[.AW1162])-[.BC1162]=0;&quot;&quot;;IF([.AW1162]=&quot;&quot;;0;[.AW1162])-[.BC1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3]-[.AK1163]=0;&quot;&quot;;[.AQ1163]-[.AK1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3]=&quot;&quot;;0;[.AW1163])-[.BC1163]=0;&quot;&quot;;IF([.AW1163]=&quot;&quot;;0;[.AW1163])-[.BC1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4]-[.AK1164]=0;&quot;&quot;;[.AQ1164]-[.AK1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4]=&quot;&quot;;0;[.AW1164])-[.BC1164]=0;&quot;&quot;;IF([.AW1164]=&quot;&quot;;0;[.AW1164])-[.BC1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5]-[.AK1165]=0;&quot;&quot;;[.AQ1165]-[.AK1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5]=&quot;&quot;;0;[.AW1165])-[.BC1165]=0;&quot;&quot;;IF([.AW1165]=&quot;&quot;;0;[.AW1165])-[.BC1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6]-[.AK1166]=0;&quot;&quot;;[.AQ1166]-[.AK1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6]=&quot;&quot;;0;[.AW1166])-[.BC1166]=0;&quot;&quot;;IF([.AW1166]=&quot;&quot;;0;[.AW1166])-[.BC1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7]-[.AK1167]=0;&quot;&quot;;[.AQ1167]-[.AK1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7]=&quot;&quot;;0;[.AW1167])-[.BC1167]=0;&quot;&quot;;IF([.AW1167]=&quot;&quot;;0;[.AW1167])-[.BC1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8]-[.AK1168]=0;&quot;&quot;;[.AQ1168]-[.AK1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8]=&quot;&quot;;0;[.AW1168])-[.BC1168]=0;&quot;&quot;;IF([.AW1168]=&quot;&quot;;0;[.AW1168])-[.BC1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9]-[.AK1169]=0;&quot;&quot;;[.AQ1169]-[.AK1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9]=&quot;&quot;;0;[.AW1169])-[.BC1169]=0;&quot;&quot;;IF([.AW1169]=&quot;&quot;;0;[.AW1169])-[.BC1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0]-[.AK1170]=0;&quot;&quot;;[.AQ1170]-[.AK1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0]=&quot;&quot;;0;[.AW1170])-[.BC1170]=0;&quot;&quot;;IF([.AW1170]=&quot;&quot;;0;[.AW1170])-[.BC1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1]-[.AK1171]=0;&quot;&quot;;[.AQ1171]-[.AK1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1]=&quot;&quot;;0;[.AW1171])-[.BC1171]=0;&quot;&quot;;IF([.AW1171]=&quot;&quot;;0;[.AW1171])-[.BC1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2]-[.AK1172]=0;&quot;&quot;;[.AQ1172]-[.AK1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2]=&quot;&quot;;0;[.AW1172])-[.BC1172]=0;&quot;&quot;;IF([.AW1172]=&quot;&quot;;0;[.AW1172])-[.BC1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3]-[.AK1173]=0;&quot;&quot;;[.AQ1173]-[.AK1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3]=&quot;&quot;;0;[.AW1173])-[.BC1173]=0;&quot;&quot;;IF([.AW1173]=&quot;&quot;;0;[.AW1173])-[.BC1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4]-[.AK1174]=0;&quot;&quot;;[.AQ1174]-[.AK1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4]=&quot;&quot;;0;[.AW1174])-[.BC1174]=0;&quot;&quot;;IF([.AW1174]=&quot;&quot;;0;[.AW1174])-[.BC1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5]-[.AK1175]=0;&quot;&quot;;[.AQ1175]-[.AK1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5]=&quot;&quot;;0;[.AW1175])-[.BC1175]=0;&quot;&quot;;IF([.AW1175]=&quot;&quot;;0;[.AW1175])-[.BC1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6]-[.AK1176]=0;&quot;&quot;;[.AQ1176]-[.AK1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6]=&quot;&quot;;0;[.AW1176])-[.BC1176]=0;&quot;&quot;;IF([.AW1176]=&quot;&quot;;0;[.AW1176])-[.BC1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7]-[.AK1177]=0;&quot;&quot;;[.AQ1177]-[.AK1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7]=&quot;&quot;;0;[.AW1177])-[.BC1177]=0;&quot;&quot;;IF([.AW1177]=&quot;&quot;;0;[.AW1177])-[.BC1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8]-[.AK1178]=0;&quot;&quot;;[.AQ1178]-[.AK1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8]=&quot;&quot;;0;[.AW1178])-[.BC1178]=0;&quot;&quot;;IF([.AW1178]=&quot;&quot;;0;[.AW1178])-[.BC1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9]-[.AK1179]=0;&quot;&quot;;[.AQ1179]-[.AK1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9]=&quot;&quot;;0;[.AW1179])-[.BC1179]=0;&quot;&quot;;IF([.AW1179]=&quot;&quot;;0;[.AW1179])-[.BC1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0]-[.AK1180]=0;&quot;&quot;;[.AQ1180]-[.AK1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0]=&quot;&quot;;0;[.AW1180])-[.BC1180]=0;&quot;&quot;;IF([.AW1180]=&quot;&quot;;0;[.AW1180])-[.BC1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1]-[.AK1181]=0;&quot;&quot;;[.AQ1181]-[.AK1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1]=&quot;&quot;;0;[.AW1181])-[.BC1181]=0;&quot;&quot;;IF([.AW1181]=&quot;&quot;;0;[.AW1181])-[.BC1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2]-[.AK1182]=0;&quot;&quot;;[.AQ1182]-[.AK1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2]=&quot;&quot;;0;[.AW1182])-[.BC1182]=0;&quot;&quot;;IF([.AW1182]=&quot;&quot;;0;[.AW1182])-[.BC1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3]-[.AK1183]=0;&quot;&quot;;[.AQ1183]-[.AK1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3]=&quot;&quot;;0;[.AW1183])-[.BC1183]=0;&quot;&quot;;IF([.AW1183]=&quot;&quot;;0;[.AW1183])-[.BC1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4]-[.AK1184]=0;&quot;&quot;;[.AQ1184]-[.AK1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4]=&quot;&quot;;0;[.AW1184])-[.BC1184]=0;&quot;&quot;;IF([.AW1184]=&quot;&quot;;0;[.AW1184])-[.BC1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5]-[.AK1185]=0;&quot;&quot;;[.AQ1185]-[.AK1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5]=&quot;&quot;;0;[.AW1185])-[.BC1185]=0;&quot;&quot;;IF([.AW1185]=&quot;&quot;;0;[.AW1185])-[.BC1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6]-[.AK1186]=0;&quot;&quot;;[.AQ1186]-[.AK1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6]=&quot;&quot;;0;[.AW1186])-[.BC1186]=0;&quot;&quot;;IF([.AW1186]=&quot;&quot;;0;[.AW1186])-[.BC1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7]-[.AK1187]=0;&quot;&quot;;[.AQ1187]-[.AK1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7]=&quot;&quot;;0;[.AW1187])-[.BC1187]=0;&quot;&quot;;IF([.AW1187]=&quot;&quot;;0;[.AW1187])-[.BC1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8]-[.AK1188]=0;&quot;&quot;;[.AQ1188]-[.AK1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8]=&quot;&quot;;0;[.AW1188])-[.BC1188]=0;&quot;&quot;;IF([.AW1188]=&quot;&quot;;0;[.AW1188])-[.BC1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9]-[.AK1189]=0;&quot;&quot;;[.AQ1189]-[.AK1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9]=&quot;&quot;;0;[.AW1189])-[.BC1189]=0;&quot;&quot;;IF([.AW1189]=&quot;&quot;;0;[.AW1189])-[.BC1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0]-[.AK1190]=0;&quot;&quot;;[.AQ1190]-[.AK1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0]=&quot;&quot;;0;[.AW1190])-[.BC1190]=0;&quot;&quot;;IF([.AW1190]=&quot;&quot;;0;[.AW1190])-[.BC1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1]-[.AK1191]=0;&quot;&quot;;[.AQ1191]-[.AK1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1]=&quot;&quot;;0;[.AW1191])-[.BC1191]=0;&quot;&quot;;IF([.AW1191]=&quot;&quot;;0;[.AW1191])-[.BC1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2]-[.AK1192]=0;&quot;&quot;;[.AQ1192]-[.AK1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2]=&quot;&quot;;0;[.AW1192])-[.BC1192]=0;&quot;&quot;;IF([.AW1192]=&quot;&quot;;0;[.AW1192])-[.BC1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3]-[.AK1193]=0;&quot;&quot;;[.AQ1193]-[.AK1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3]=&quot;&quot;;0;[.AW1193])-[.BC1193]=0;&quot;&quot;;IF([.AW1193]=&quot;&quot;;0;[.AW1193])-[.BC1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4]-[.AK1194]=0;&quot;&quot;;[.AQ1194]-[.AK1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4]=&quot;&quot;;0;[.AW1194])-[.BC1194]=0;&quot;&quot;;IF([.AW1194]=&quot;&quot;;0;[.AW1194])-[.BC1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5]-[.AK1195]=0;&quot;&quot;;[.AQ1195]-[.AK1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5]=&quot;&quot;;0;[.AW1195])-[.BC1195]=0;&quot;&quot;;IF([.AW1195]=&quot;&quot;;0;[.AW1195])-[.BC1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6]-[.AK1196]=0;&quot;&quot;;[.AQ1196]-[.AK1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6]=&quot;&quot;;0;[.AW1196])-[.BC1196]=0;&quot;&quot;;IF([.AW1196]=&quot;&quot;;0;[.AW1196])-[.BC1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7]-[.AK1197]=0;&quot;&quot;;[.AQ1197]-[.AK1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7]=&quot;&quot;;0;[.AW1197])-[.BC1197]=0;&quot;&quot;;IF([.AW1197]=&quot;&quot;;0;[.AW1197])-[.BC1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8]-[.AK1198]=0;&quot;&quot;;[.AQ1198]-[.AK1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8]=&quot;&quot;;0;[.AW1198])-[.BC1198]=0;&quot;&quot;;IF([.AW1198]=&quot;&quot;;0;[.AW1198])-[.BC1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9]-[.AK1199]=0;&quot;&quot;;[.AQ1199]-[.AK1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9]=&quot;&quot;;0;[.AW1199])-[.BC1199]=0;&quot;&quot;;IF([.AW1199]=&quot;&quot;;0;[.AW1199])-[.BC1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0]-[.AK1200]=0;&quot;&quot;;[.AQ1200]-[.AK1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0]=&quot;&quot;;0;[.AW1200])-[.BC1200]=0;&quot;&quot;;IF([.AW1200]=&quot;&quot;;0;[.AW1200])-[.BC1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1]-[.AK1201]=0;&quot;&quot;;[.AQ1201]-[.AK1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1]=&quot;&quot;;0;[.AW1201])-[.BC1201]=0;&quot;&quot;;IF([.AW1201]=&quot;&quot;;0;[.AW1201])-[.BC1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2]-[.AK1202]=0;&quot;&quot;;[.AQ1202]-[.AK1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2]=&quot;&quot;;0;[.AW1202])-[.BC1202]=0;&quot;&quot;;IF([.AW1202]=&quot;&quot;;0;[.AW1202])-[.BC1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3]-[.AK1203]=0;&quot;&quot;;[.AQ1203]-[.AK1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3]=&quot;&quot;;0;[.AW1203])-[.BC1203]=0;&quot;&quot;;IF([.AW1203]=&quot;&quot;;0;[.AW1203])-[.BC1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4]-[.AK1204]=0;&quot;&quot;;[.AQ1204]-[.AK1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4]=&quot;&quot;;0;[.AW1204])-[.BC1204]=0;&quot;&quot;;IF([.AW1204]=&quot;&quot;;0;[.AW1204])-[.BC1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5]-[.AK1205]=0;&quot;&quot;;[.AQ1205]-[.AK1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5]=&quot;&quot;;0;[.AW1205])-[.BC1205]=0;&quot;&quot;;IF([.AW1205]=&quot;&quot;;0;[.AW1205])-[.BC1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6]-[.AK1206]=0;&quot;&quot;;[.AQ1206]-[.AK1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6]=&quot;&quot;;0;[.AW1206])-[.BC1206]=0;&quot;&quot;;IF([.AW1206]=&quot;&quot;;0;[.AW1206])-[.BC1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7]-[.AK1207]=0;&quot;&quot;;[.AQ1207]-[.AK1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7]=&quot;&quot;;0;[.AW1207])-[.BC1207]=0;&quot;&quot;;IF([.AW1207]=&quot;&quot;;0;[.AW1207])-[.BC1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8]-[.AK1208]=0;&quot;&quot;;[.AQ1208]-[.AK1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8]=&quot;&quot;;0;[.AW1208])-[.BC1208]=0;&quot;&quot;;IF([.AW1208]=&quot;&quot;;0;[.AW1208])-[.BC1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9]-[.AK1209]=0;&quot;&quot;;[.AQ1209]-[.AK1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9]=&quot;&quot;;0;[.AW1209])-[.BC1209]=0;&quot;&quot;;IF([.AW1209]=&quot;&quot;;0;[.AW1209])-[.BC1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0]-[.AK1210]=0;&quot;&quot;;[.AQ1210]-[.AK1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0]=&quot;&quot;;0;[.AW1210])-[.BC1210]=0;&quot;&quot;;IF([.AW1210]=&quot;&quot;;0;[.AW1210])-[.BC1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1]-[.AK1211]=0;&quot;&quot;;[.AQ1211]-[.AK1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1]=&quot;&quot;;0;[.AW1211])-[.BC1211]=0;&quot;&quot;;IF([.AW1211]=&quot;&quot;;0;[.AW1211])-[.BC1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2]-[.AK1212]=0;&quot;&quot;;[.AQ1212]-[.AK1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2]=&quot;&quot;;0;[.AW1212])-[.BC1212]=0;&quot;&quot;;IF([.AW1212]=&quot;&quot;;0;[.AW1212])-[.BC1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3]-[.AK1213]=0;&quot;&quot;;[.AQ1213]-[.AK1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3]=&quot;&quot;;0;[.AW1213])-[.BC1213]=0;&quot;&quot;;IF([.AW1213]=&quot;&quot;;0;[.AW1213])-[.BC1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4]-[.AK1214]=0;&quot;&quot;;[.AQ1214]-[.AK1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4]=&quot;&quot;;0;[.AW1214])-[.BC1214]=0;&quot;&quot;;IF([.AW1214]=&quot;&quot;;0;[.AW1214])-[.BC1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5]-[.AK1215]=0;&quot;&quot;;[.AQ1215]-[.AK1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5]=&quot;&quot;;0;[.AW1215])-[.BC1215]=0;&quot;&quot;;IF([.AW1215]=&quot;&quot;;0;[.AW1215])-[.BC1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6]-[.AK1216]=0;&quot;&quot;;[.AQ1216]-[.AK1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6]=&quot;&quot;;0;[.AW1216])-[.BC1216]=0;&quot;&quot;;IF([.AW1216]=&quot;&quot;;0;[.AW1216])-[.BC1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7]-[.AK1217]=0;&quot;&quot;;[.AQ1217]-[.AK1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7]=&quot;&quot;;0;[.AW1217])-[.BC1217]=0;&quot;&quot;;IF([.AW1217]=&quot;&quot;;0;[.AW1217])-[.BC1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8]-[.AK1218]=0;&quot;&quot;;[.AQ1218]-[.AK1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8]=&quot;&quot;;0;[.AW1218])-[.BC1218]=0;&quot;&quot;;IF([.AW1218]=&quot;&quot;;0;[.AW1218])-[.BC1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9]-[.AK1219]=0;&quot;&quot;;[.AQ1219]-[.AK1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9]=&quot;&quot;;0;[.AW1219])-[.BC1219]=0;&quot;&quot;;IF([.AW1219]=&quot;&quot;;0;[.AW1219])-[.BC1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0]-[.AK1220]=0;&quot;&quot;;[.AQ1220]-[.AK1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0]=&quot;&quot;;0;[.AW1220])-[.BC1220]=0;&quot;&quot;;IF([.AW1220]=&quot;&quot;;0;[.AW1220])-[.BC1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1]-[.AK1221]=0;&quot;&quot;;[.AQ1221]-[.AK1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1]=&quot;&quot;;0;[.AW1221])-[.BC1221]=0;&quot;&quot;;IF([.AW1221]=&quot;&quot;;0;[.AW1221])-[.BC1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2]-[.AK1222]=0;&quot;&quot;;[.AQ1222]-[.AK1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2]=&quot;&quot;;0;[.AW1222])-[.BC1222]=0;&quot;&quot;;IF([.AW1222]=&quot;&quot;;0;[.AW1222])-[.BC1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3]-[.AK1223]=0;&quot;&quot;;[.AQ1223]-[.AK1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3]=&quot;&quot;;0;[.AW1223])-[.BC1223]=0;&quot;&quot;;IF([.AW1223]=&quot;&quot;;0;[.AW1223])-[.BC1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4]-[.AK1224]=0;&quot;&quot;;[.AQ1224]-[.AK1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4]=&quot;&quot;;0;[.AW1224])-[.BC1224]=0;&quot;&quot;;IF([.AW1224]=&quot;&quot;;0;[.AW1224])-[.BC1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5]-[.AK1225]=0;&quot;&quot;;[.AQ1225]-[.AK1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5]=&quot;&quot;;0;[.AW1225])-[.BC1225]=0;&quot;&quot;;IF([.AW1225]=&quot;&quot;;0;[.AW1225])-[.BC1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6]-[.AK1226]=0;&quot;&quot;;[.AQ1226]-[.AK1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6]=&quot;&quot;;0;[.AW1226])-[.BC1226]=0;&quot;&quot;;IF([.AW1226]=&quot;&quot;;0;[.AW1226])-[.BC1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7]-[.AK1227]=0;&quot;&quot;;[.AQ1227]-[.AK1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7]=&quot;&quot;;0;[.AW1227])-[.BC1227]=0;&quot;&quot;;IF([.AW1227]=&quot;&quot;;0;[.AW1227])-[.BC1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8]-[.AK1228]=0;&quot;&quot;;[.AQ1228]-[.AK1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8]=&quot;&quot;;0;[.AW1228])-[.BC1228]=0;&quot;&quot;;IF([.AW1228]=&quot;&quot;;0;[.AW1228])-[.BC1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9]-[.AK1229]=0;&quot;&quot;;[.AQ1229]-[.AK1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9]=&quot;&quot;;0;[.AW1229])-[.BC1229]=0;&quot;&quot;;IF([.AW1229]=&quot;&quot;;0;[.AW1229])-[.BC1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0]-[.AK1230]=0;&quot;&quot;;[.AQ1230]-[.AK1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0]=&quot;&quot;;0;[.AW1230])-[.BC1230]=0;&quot;&quot;;IF([.AW1230]=&quot;&quot;;0;[.AW1230])-[.BC1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1]-[.AK1231]=0;&quot;&quot;;[.AQ1231]-[.AK1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1]=&quot;&quot;;0;[.AW1231])-[.BC1231]=0;&quot;&quot;;IF([.AW1231]=&quot;&quot;;0;[.AW1231])-[.BC1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2]-[.AK1232]=0;&quot;&quot;;[.AQ1232]-[.AK1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2]=&quot;&quot;;0;[.AW1232])-[.BC1232]=0;&quot;&quot;;IF([.AW1232]=&quot;&quot;;0;[.AW1232])-[.BC1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3]-[.AK1233]=0;&quot;&quot;;[.AQ1233]-[.AK1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3]=&quot;&quot;;0;[.AW1233])-[.BC1233]=0;&quot;&quot;;IF([.AW1233]=&quot;&quot;;0;[.AW1233])-[.BC1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4]-[.AK1234]=0;&quot;&quot;;[.AQ1234]-[.AK1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4]=&quot;&quot;;0;[.AW1234])-[.BC1234]=0;&quot;&quot;;IF([.AW1234]=&quot;&quot;;0;[.AW1234])-[.BC1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5]-[.AK1235]=0;&quot;&quot;;[.AQ1235]-[.AK1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5]=&quot;&quot;;0;[.AW1235])-[.BC1235]=0;&quot;&quot;;IF([.AW1235]=&quot;&quot;;0;[.AW1235])-[.BC1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6]-[.AK1236]=0;&quot;&quot;;[.AQ1236]-[.AK1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6]=&quot;&quot;;0;[.AW1236])-[.BC1236]=0;&quot;&quot;;IF([.AW1236]=&quot;&quot;;0;[.AW1236])-[.BC1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7]-[.AK1237]=0;&quot;&quot;;[.AQ1237]-[.AK1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7]=&quot;&quot;;0;[.AW1237])-[.BC1237]=0;&quot;&quot;;IF([.AW1237]=&quot;&quot;;0;[.AW1237])-[.BC1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8]-[.AK1238]=0;&quot;&quot;;[.AQ1238]-[.AK1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8]=&quot;&quot;;0;[.AW1238])-[.BC1238]=0;&quot;&quot;;IF([.AW1238]=&quot;&quot;;0;[.AW1238])-[.BC1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9]-[.AK1239]=0;&quot;&quot;;[.AQ1239]-[.AK1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9]=&quot;&quot;;0;[.AW1239])-[.BC1239]=0;&quot;&quot;;IF([.AW1239]=&quot;&quot;;0;[.AW1239])-[.BC1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0]-[.AK1240]=0;&quot;&quot;;[.AQ1240]-[.AK1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0]=&quot;&quot;;0;[.AW1240])-[.BC1240]=0;&quot;&quot;;IF([.AW1240]=&quot;&quot;;0;[.AW1240])-[.BC1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1]-[.AK1241]=0;&quot;&quot;;[.AQ1241]-[.AK1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1]=&quot;&quot;;0;[.AW1241])-[.BC1241]=0;&quot;&quot;;IF([.AW1241]=&quot;&quot;;0;[.AW1241])-[.BC1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2]-[.AK1242]=0;&quot;&quot;;[.AQ1242]-[.AK1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2]=&quot;&quot;;0;[.AW1242])-[.BC1242]=0;&quot;&quot;;IF([.AW1242]=&quot;&quot;;0;[.AW1242])-[.BC1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3]-[.AK1243]=0;&quot;&quot;;[.AQ1243]-[.AK1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3]=&quot;&quot;;0;[.AW1243])-[.BC1243]=0;&quot;&quot;;IF([.AW1243]=&quot;&quot;;0;[.AW1243])-[.BC1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4]-[.AK1244]=0;&quot;&quot;;[.AQ1244]-[.AK1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4]=&quot;&quot;;0;[.AW1244])-[.BC1244]=0;&quot;&quot;;IF([.AW1244]=&quot;&quot;;0;[.AW1244])-[.BC1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5]-[.AK1245]=0;&quot;&quot;;[.AQ1245]-[.AK1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5]=&quot;&quot;;0;[.AW1245])-[.BC1245]=0;&quot;&quot;;IF([.AW1245]=&quot;&quot;;0;[.AW1245])-[.BC1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6]-[.AK1246]=0;&quot;&quot;;[.AQ1246]-[.AK1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6]=&quot;&quot;;0;[.AW1246])-[.BC1246]=0;&quot;&quot;;IF([.AW1246]=&quot;&quot;;0;[.AW1246])-[.BC1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7]-[.AK1247]=0;&quot;&quot;;[.AQ1247]-[.AK1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7]=&quot;&quot;;0;[.AW1247])-[.BC1247]=0;&quot;&quot;;IF([.AW1247]=&quot;&quot;;0;[.AW1247])-[.BC1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8]-[.AK1248]=0;&quot;&quot;;[.AQ1248]-[.AK1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8]=&quot;&quot;;0;[.AW1248])-[.BC1248]=0;&quot;&quot;;IF([.AW1248]=&quot;&quot;;0;[.AW1248])-[.BC1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9]-[.AK1249]=0;&quot;&quot;;[.AQ1249]-[.AK1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9]=&quot;&quot;;0;[.AW1249])-[.BC1249]=0;&quot;&quot;;IF([.AW1249]=&quot;&quot;;0;[.AW1249])-[.BC1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0]-[.AK1250]=0;&quot;&quot;;[.AQ1250]-[.AK1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0]=&quot;&quot;;0;[.AW1250])-[.BC1250]=0;&quot;&quot;;IF([.AW1250]=&quot;&quot;;0;[.AW1250])-[.BC1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1]-[.AK1251]=0;&quot;&quot;;[.AQ1251]-[.AK1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1]=&quot;&quot;;0;[.AW1251])-[.BC1251]=0;&quot;&quot;;IF([.AW1251]=&quot;&quot;;0;[.AW1251])-[.BC1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2]-[.AK1252]=0;&quot;&quot;;[.AQ1252]-[.AK1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2]=&quot;&quot;;0;[.AW1252])-[.BC1252]=0;&quot;&quot;;IF([.AW1252]=&quot;&quot;;0;[.AW1252])-[.BC1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3]-[.AK1253]=0;&quot;&quot;;[.AQ1253]-[.AK1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3]=&quot;&quot;;0;[.AW1253])-[.BC1253]=0;&quot;&quot;;IF([.AW1253]=&quot;&quot;;0;[.AW1253])-[.BC1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4]-[.AK1254]=0;&quot;&quot;;[.AQ1254]-[.AK1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4]=&quot;&quot;;0;[.AW1254])-[.BC1254]=0;&quot;&quot;;IF([.AW1254]=&quot;&quot;;0;[.AW1254])-[.BC1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5]-[.AK1255]=0;&quot;&quot;;[.AQ1255]-[.AK1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5]=&quot;&quot;;0;[.AW1255])-[.BC1255]=0;&quot;&quot;;IF([.AW1255]=&quot;&quot;;0;[.AW1255])-[.BC1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6]-[.AK1256]=0;&quot;&quot;;[.AQ1256]-[.AK1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6]=&quot;&quot;;0;[.AW1256])-[.BC1256]=0;&quot;&quot;;IF([.AW1256]=&quot;&quot;;0;[.AW1256])-[.BC1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7]-[.AK1257]=0;&quot;&quot;;[.AQ1257]-[.AK1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7]=&quot;&quot;;0;[.AW1257])-[.BC1257]=0;&quot;&quot;;IF([.AW1257]=&quot;&quot;;0;[.AW1257])-[.BC1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8]-[.AK1258]=0;&quot;&quot;;[.AQ1258]-[.AK1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8]=&quot;&quot;;0;[.AW1258])-[.BC1258]=0;&quot;&quot;;IF([.AW1258]=&quot;&quot;;0;[.AW1258])-[.BC1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9]-[.AK1259]=0;&quot;&quot;;[.AQ1259]-[.AK1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9]=&quot;&quot;;0;[.AW1259])-[.BC1259]=0;&quot;&quot;;IF([.AW1259]=&quot;&quot;;0;[.AW1259])-[.BC1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0]-[.AK1260]=0;&quot;&quot;;[.AQ1260]-[.AK1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0]=&quot;&quot;;0;[.AW1260])-[.BC1260]=0;&quot;&quot;;IF([.AW1260]=&quot;&quot;;0;[.AW1260])-[.BC1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1]-[.AK1261]=0;&quot;&quot;;[.AQ1261]-[.AK1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1]=&quot;&quot;;0;[.AW1261])-[.BC1261]=0;&quot;&quot;;IF([.AW1261]=&quot;&quot;;0;[.AW1261])-[.BC1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2]-[.AK1262]=0;&quot;&quot;;[.AQ1262]-[.AK1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2]=&quot;&quot;;0;[.AW1262])-[.BC1262]=0;&quot;&quot;;IF([.AW1262]=&quot;&quot;;0;[.AW1262])-[.BC1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3]-[.AK1263]=0;&quot;&quot;;[.AQ1263]-[.AK1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3]=&quot;&quot;;0;[.AW1263])-[.BC1263]=0;&quot;&quot;;IF([.AW1263]=&quot;&quot;;0;[.AW1263])-[.BC1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4]-[.AK1264]=0;&quot;&quot;;[.AQ1264]-[.AK1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4]=&quot;&quot;;0;[.AW1264])-[.BC1264]=0;&quot;&quot;;IF([.AW1264]=&quot;&quot;;0;[.AW1264])-[.BC1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5]-[.AK1265]=0;&quot;&quot;;[.AQ1265]-[.AK1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5]=&quot;&quot;;0;[.AW1265])-[.BC1265]=0;&quot;&quot;;IF([.AW1265]=&quot;&quot;;0;[.AW1265])-[.BC1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6]-[.AK1266]=0;&quot;&quot;;[.AQ1266]-[.AK1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6]=&quot;&quot;;0;[.AW1266])-[.BC1266]=0;&quot;&quot;;IF([.AW1266]=&quot;&quot;;0;[.AW1266])-[.BC1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7]-[.AK1267]=0;&quot;&quot;;[.AQ1267]-[.AK1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7]=&quot;&quot;;0;[.AW1267])-[.BC1267]=0;&quot;&quot;;IF([.AW1267]=&quot;&quot;;0;[.AW1267])-[.BC1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8]-[.AK1268]=0;&quot;&quot;;[.AQ1268]-[.AK1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8]=&quot;&quot;;0;[.AW1268])-[.BC1268]=0;&quot;&quot;;IF([.AW1268]=&quot;&quot;;0;[.AW1268])-[.BC1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9]-[.AK1269]=0;&quot;&quot;;[.AQ1269]-[.AK1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9]=&quot;&quot;;0;[.AW1269])-[.BC1269]=0;&quot;&quot;;IF([.AW1269]=&quot;&quot;;0;[.AW1269])-[.BC1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0]-[.AK1270]=0;&quot;&quot;;[.AQ1270]-[.AK1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0]=&quot;&quot;;0;[.AW1270])-[.BC1270]=0;&quot;&quot;;IF([.AW1270]=&quot;&quot;;0;[.AW1270])-[.BC1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1]-[.AK1271]=0;&quot;&quot;;[.AQ1271]-[.AK1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1]=&quot;&quot;;0;[.AW1271])-[.BC1271]=0;&quot;&quot;;IF([.AW1271]=&quot;&quot;;0;[.AW1271])-[.BC1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 table:number-rows-repeated="10473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7cm" fo:margin-bottom="1.58cm" fo:margin-left="0.499cm" fo:margin-right="1cm" style:first-page-number="continue" style:scale-to="83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575cm" fo:margin-left="0.199cm" fo:margin-right="1cm" style:first-page-number="continue" style:scale-to="83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4:0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ParteDiario" style:display-name="PageStyle_CajaParteDiario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text:span text:style-name="MT2"><text:time>17:44:00</text:time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text:span text:style-name="MT2"><text:time>17:44:00</text:time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4:00.65</dc:date>
    <meta:generator>OpenOffice/4.0.0$Win32 OpenOffice.org_project/400m3$Build-9702</meta:generator>
    <meta:editing-duration>PT7M18S</meta:editing-duration>
    <meta:editing-cycles>5</meta:editing-cycles>
    <meta:document-statistic meta:table-count="1" meta:cell-count="6335" meta:object-count="0"/>
  </office:meta>
</office:document-meta>
</file>